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OCHeading" style:master-page-name="MP0" style:family="paragraph">
      <style:paragraph-properties fo:break-before="page"/>
    </style:style>
    <style:style style:name="P3" style:parent-style-name="TOC1" style:family="paragraph">
      <style:paragraph-properties>
        <style:tab-stops>
          <style:tab-stop style:type="right" style:leader-style="dotted" style:leader-text="." style:position="6.293in"/>
        </style:tab-stops>
      </style:paragraph-properties>
    </style:style>
    <style:style style:name="T4" style:parent-style-name="Hyperlink" style:family="text">
      <style:text-properties fo:language="en" fo:country="US"/>
    </style:style>
    <style:style style:name="P5" style:parent-style-name="TOC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P7" style:parent-style-name="TOC2" style:family="paragraph">
      <style:paragraph-properties>
        <style:tab-stops>
          <style:tab-stop style:type="right" style:leader-style="dotted" style:leader-text="." style:position="6.1263in"/>
        </style:tab-stops>
      </style:paragraph-properties>
    </style:style>
    <style:style style:name="T8" style:parent-style-name="Hyperlink" style:family="text">
      <style:text-properties fo:language="en" fo:country="US"/>
    </style:style>
    <style:style style:name="P9" style:parent-style-name="TOC3" style:family="paragraph">
      <style:paragraph-properties>
        <style:tab-stops>
          <style:tab-stop style:type="right" style:leader-style="dotted" style:leader-text="." style:position="5.9597in"/>
        </style:tab-stops>
      </style:paragraph-properties>
    </style:style>
    <style:style style:name="P10" style:parent-style-name="TOC3" style:family="paragraph">
      <style:paragraph-properties>
        <style:tab-stops>
          <style:tab-stop style:type="right" style:leader-style="dotted" style:leader-text="." style:position="5.9597in"/>
        </style:tab-stops>
      </style:paragraph-properties>
    </style:style>
    <style:style style:name="T11" style:parent-style-name="Hyperlink" style:family="text">
      <style:text-properties fo:language="en" fo:country="US"/>
    </style:style>
    <style:style style:name="P12" style:parent-style-name="TOC2" style:family="paragraph">
      <style:paragraph-properties>
        <style:tab-stops>
          <style:tab-stop style:type="right" style:leader-style="dotted" style:leader-text="." style:position="6.1263in"/>
        </style:tab-stops>
      </style:paragraph-properties>
    </style:style>
    <style:style style:name="T13" style:parent-style-name="Hyperlink" style:family="text">
      <style:text-properties fo:language="en" fo:country="US"/>
    </style:style>
    <style:style style:name="P14" style:parent-style-name="TOC2" style:family="paragraph">
      <style:paragraph-properties>
        <style:tab-stops>
          <style:tab-stop style:type="right" style:leader-style="dotted" style:leader-text="." style:position="6.1263in"/>
        </style:tab-stops>
      </style:paragraph-properties>
    </style:style>
    <style:style style:name="T15" style:parent-style-name="Hyperlink" style:family="text">
      <style:text-properties fo:language="en" fo:country="US"/>
    </style:style>
    <style:style style:name="P16" style:parent-style-name="TOC3" style:family="paragraph">
      <style:paragraph-properties>
        <style:tab-stops>
          <style:tab-stop style:type="right" style:leader-style="dotted" style:leader-text="." style:position="5.9597in"/>
        </style:tab-stops>
      </style:paragraph-properties>
    </style:style>
    <style:style style:name="T17" style:parent-style-name="Hyperlink" style:family="text">
      <style:text-properties fo:language="en" fo:country="US"/>
    </style:style>
    <style:style style:name="P18" style:parent-style-name="TOC2" style:family="paragraph">
      <style:paragraph-properties>
        <style:tab-stops>
          <style:tab-stop style:type="right" style:leader-style="dotted" style:leader-text="." style:position="6.1263in"/>
        </style:tab-stops>
      </style:paragraph-properties>
    </style:style>
    <style:style style:name="T19" style:parent-style-name="Hyperlink" style:family="text">
      <style:text-properties fo:language="en" fo:country="US"/>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en" fo:country="US"/>
    </style:style>
    <style:style style:name="P22" style:parent-style-name="Normal" style:family="paragraph">
      <style:paragraph-properties fo:text-indent="0in"/>
    </style:style>
    <style:style style:name="P23" style:parent-style-name="Heading1" style:family="paragraph">
      <style:paragraph-properties fo:break-before="page"/>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CommentText" style:family="paragraph">
      <style:paragraph-properties fo:text-align="start" fo:text-indent="0in"/>
    </style:style>
    <style:style style:name="T27" style:parent-style-name="CommentReference" style:family="text">
      <style:text-properties style:font-name="Calibri" style:font-name-asian="Calibri" fo:font-weight="normal" style:font-weight-asian="normal" style:use-window-font-color="true"/>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T32" style:parent-style-name="DefaultParagraphFont" style:family="text">
      <style:text-properties fo:language="en" fo:country="US"/>
    </style:style>
    <style:style style:name="T33" style:parent-style-name="CommentReference" style:family="text">
      <style:text-properties style:font-name="Calibri" style:use-window-font-color="true"/>
    </style:style>
    <style:style style:name="T34" style:parent-style-name="CommentReference" style:family="text">
      <style:text-properties style:font-name="Calibri" style:use-window-font-color="true"/>
    </style:style>
    <style:style style:name="T35" style:parent-style-name="DefaultParagraphFont" style:family="text">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CommentText1" style:family="paragraph">
      <style:paragraph-properties fo:text-align="start" fo:text-indent="0in"/>
    </style:style>
    <style:style style:name="P41" style:parent-style-name="CommentText" style:family="paragraph">
      <style:paragraph-properties fo:text-align="start" fo:text-indent="0in"/>
    </style:style>
    <style:style style:name="T42" style:parent-style-name="DefaultParagraphFont" style:family="text">
      <style:text-properties fo:color="#000000" fo:language="en" fo:country="US"/>
    </style:style>
    <style:style style:name="T43" style:parent-style-name="DefaultParagraphFont" style:family="text">
      <style:text-properties fo:color="#000000"/>
    </style:style>
    <style:style style:name="T44" style:parent-style-name="CommentReference1" style:family="text">
      <style:text-properties style:font-size-complex="12pt"/>
    </style:style>
    <style:style style:name="T45" style:parent-style-name="CommentReference" style:family="text">
      <style:text-properties style:font-name="Calibri" style:use-window-font-color="true"/>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P49" style:parent-style-name="CommentText" style:family="paragraph">
      <style:paragraph-properties fo:text-align="start" fo:text-indent="0in"/>
    </style:style>
    <style:style style:name="T50" style:parent-style-name="CommentReference" style:family="text">
      <style:text-properties style:font-name="Calibri"/>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fo:language="en" fo:country="US"/>
    </style:style>
    <style:style style:name="T55" style:parent-style-name="CommentReference" style:family="text">
      <style:text-properties style:font-name="Calibri"/>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style:font-name="Calibri"/>
    </style:style>
    <style:style style:name="T60" style:parent-style-name="DefaultParagraphFont" style:family="text">
      <style:text-properties fo:language="en" fo:country="US"/>
    </style:style>
    <style:style style:name="P61" style:parent-style-name="Normal" style:family="paragraph">
      <style:text-properties fo:language="en" fo:country="US"/>
    </style:style>
    <style:style style:name="P62" style:parent-style-name="Heading1"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Heading2" style:family="paragraph">
      <style:text-properties fo:language="en" fo:country="US"/>
    </style:style>
    <style:style style:name="P66" style:parent-style-name="Normal" style:family="paragraph">
      <style:text-properties fo:language="en" fo:country="US"/>
    </style:style>
    <style:style style:name="T67" style:parent-style-name="Heading3Char" style:family="text">
      <style:text-properties style:font-name-asian="Calibri"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P70" style:parent-style-name="CommentText" style:family="paragraph">
      <style:paragraph-properties fo:text-align="start" fo:text-indent="0in"/>
    </style:style>
    <style:style style:name="T71" style:parent-style-name="CommentReference" style:family="text">
      <style:text-properties style:font-name="Calibri" style:use-window-font-color="true"/>
    </style:style>
    <style:style style:name="T72" style:parent-style-name="DefaultParagraphFont" style:family="text">
      <style:text-properties fo:language="en" fo:country="US"/>
    </style:style>
    <style:style style:name="P73" style:parent-style-name="Normal" style:family="paragraph">
      <style:text-properties fo:language="en" fo:country="US"/>
    </style:style>
    <style:style style:name="T74" style:parent-style-name="Heading3Char" style:family="text">
      <style:text-properties style:font-name-asian="Calibri" fo:language="en" fo:country="US"/>
    </style:style>
    <style:style style:name="T75" style:parent-style-name="DefaultParagraphFont" style:family="text">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paragraph-properties fo:text-indent="0in"/>
    </style:style>
    <style:style style:name="T79" style:parent-style-name="Heading2Char" style:family="text">
      <style:text-properties style:font-name-asian="Calibri" fo:language="en" fo:country="US"/>
    </style:style>
    <style:style style:name="P80" style:parent-style-name="Normal" style:family="paragraph">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Absatz-Standardschriftart1"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CommentReference" style:family="text">
      <style:text-properties style:font-name="Calibri"/>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P92" style:parent-style-name="CommentText" style:family="paragraph">
      <style:paragraph-properties fo:text-align="start" fo:text-indent="0in"/>
    </style:style>
    <style:style style:name="T93" style:parent-style-name="CommentReference" style:family="text">
      <style:text-properties style:font-name="Calibri" style:use-window-font-color="true"/>
    </style:style>
    <style:style style:name="T94" style:parent-style-name="DefaultParagraphFont" style:family="text">
      <style:text-properties fo:language="en" fo:country="US"/>
    </style:style>
    <style:style style:name="P95" style:parent-style-name="Normal" style:family="paragraph">
      <style:text-properties fo:language="en" fo:country="US"/>
    </style:style>
    <style:style style:name="P96" style:parent-style-name="Heading2" style:family="paragraph">
      <style:text-properties fo:language="en" fo:country="US"/>
    </style:style>
    <style:style style:name="T97" style:parent-style-name="DefaultParagraphFont" style:family="text">
      <style:text-properties style:font-name-asian="Times New Roman" fo:language="en" fo:country="US" style:language-asian="de" style:country-asian="DE"/>
    </style:style>
    <style:style style:name="T98" style:parent-style-name="DefaultParagraphFont" style:family="text">
      <style:text-properties style:font-name-asian="Times New Roman" style:language-asian="de" style:country-asian="DE"/>
    </style:style>
    <style:style style:name="T99" style:parent-style-name="DefaultParagraphFont" style:family="text">
      <style:text-properties style:font-name-asian="Times New Roman" fo:language="en" fo:country="US" style:language-asian="de" style:country-asian="DE"/>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Absatz-Standardschriftart1" style:family="text">
      <style:text-properties fo:language="en" fo:country="US"/>
    </style:style>
    <style:style style:name="T104" style:parent-style-name="Absatz-Standardschriftart1" style:family="text">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Heading3" style:family="paragraph">
      <style:text-properties fo:language="en" fo:country="US"/>
    </style:style>
    <style:style style:name="P109" style:parent-style-name="Normal" style:family="paragraph">
      <style:paragraph-properties fo:text-indent="0in"/>
      <style:text-properties fo:language="en" fo:country="US"/>
    </style:style>
    <style:style style:name="P110" style:parent-style-name="Normal" style:family="paragraph">
      <style:paragraph-properties fo:text-indent="0in"/>
      <style:text-properties fo:language="en" fo:country="US"/>
    </style:style>
    <style:style style:name="P111" style:parent-style-name="Heading2" style:family="paragraph">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P121" style:parent-style-name="Normal" style:family="paragraph">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P130" style:parent-style-name="CommentText" style:family="paragraph">
      <style:paragraph-properties fo:text-align="start" fo:text-indent="0in"/>
    </style:style>
    <style:style style:name="T131" style:parent-style-name="CommentReference" style:family="text">
      <style:text-properties style:font-name="Calibri" style:use-window-font-color="true"/>
    </style:style>
    <style:style style:name="T132" style:parent-style-name="DefaultParagraphFont" style:family="text">
      <style:text-properties fo:language="en" fo:country="US"/>
    </style:style>
    <style:style style:name="P133" style:parent-style-name="CommentText" style:family="paragraph">
      <style:paragraph-properties fo:text-align="start" fo:text-indent="0in"/>
    </style:style>
    <style:style style:name="T134" style:parent-style-name="CommentReference" style:family="text">
      <style:text-properties style:font-name="Calibri" style:use-window-font-color="true"/>
    </style:style>
    <style:style style:name="T135" style:parent-style-name="Heading2Char" style:family="text">
      <style:text-properties style:font-name-asian="Calibri" fo:font-weight="normal" style:font-weight-asian="normal" style:font-weight-complex="bold" style:font-size-complex="12pt"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style:letter-kerning="false"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style:letter-kerning="false" fo:language="en" fo:country="US"/>
    </style:style>
    <style:style style:name="T140" style:parent-style-name="Absatz-Standardschriftart" style:family="text">
      <style:text-properties style:letter-kerning="false" fo:language="en" fo:country="US"/>
    </style:style>
    <style:style style:name="T141" style:parent-style-name="Absatz-Standardschriftart" style:family="text">
      <style:text-properties style:letter-kerning="false"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style:letter-kerning="false"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P146" style:parent-style-name="Standard" style:family="paragraph">
      <style:paragraph-properties fo:text-align="start" fo:text-indent="0.4916in"/>
    </style:style>
    <style:style style:name="T147" style:parent-style-name="Absatz-Standardschriftart" style:family="text">
      <style:text-properties style:font-name="Times New Roman" fo:font-size="12pt" style:font-size-asian="12pt" style:font-size-complex="12pt" fo:language="en" fo:country="US"/>
    </style:style>
    <style:style style:name="P148" style:parent-style-name="Normal" style:family="paragraph">
      <style:text-properties fo:language="en" fo:country="US"/>
    </style:style>
    <style:style style:name="T149" style:parent-style-name="DefaultParagraphFont" style:family="text">
      <style:text-properties fo:language="en" fo:country="US"/>
    </style:style>
    <style:style style:name="T150" style:parent-style-name="DefaultParagraphFont" style:family="text">
      <style:text-properties fo:language="en" fo:country="US"/>
    </style:style>
    <style:style style:name="P151" style:parent-style-name="CommentText" style:family="paragraph">
      <style:paragraph-properties fo:text-align="start" fo:text-indent="0in"/>
    </style:style>
    <style:style style:name="T152" style:parent-style-name="DefaultParagraphFont" style:family="text">
      <style:text-properties fo:language="en" fo:country="US"/>
    </style:style>
    <style:style style:name="T153" style:parent-style-name="DefaultParagraphFont" style:family="text">
      <style:text-properties style:font-name-asian="Times New Roman" fo:language="en" fo:country="US" style:language-asian="de" style:country-asian="DE"/>
    </style:style>
    <style:style style:name="T154" style:parent-style-name="DefaultParagraphFont" style:family="text">
      <style:text-properties fo:language="en" fo:country="US"/>
    </style:style>
    <style:style style:name="T155" style:parent-style-name="Absatz-Standardschriftart" style:family="text">
      <style:text-properties fo:language="en" fo:country="US"/>
    </style:style>
    <style:style style:name="P156" style:parent-style-name="CommentText" style:family="paragraph">
      <style:paragraph-properties fo:text-align="start" fo:text-indent="0in"/>
    </style:style>
    <style:style style:name="T157" style:parent-style-name="Absatz-Standardschriftart" style:family="text">
      <style:text-properties fo:language="en" fo:country="US"/>
    </style:style>
    <style:style style:name="T158" style:parent-style-name="Absatz-Standardschriftart" style:family="text">
      <style:text-properties fo:language="en" fo:country="US"/>
    </style:style>
    <style:style style:name="T159" style:parent-style-name="DefaultParagraphFont" style:family="text">
      <style:text-properties fo:language="en" fo:country="US"/>
    </style:style>
    <style:style style:name="P160" style:parent-style-name="Normal" style:family="paragraph">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P163" style:parent-style-name="CommentText" style:family="paragraph">
      <style:paragraph-properties fo:text-align="start" fo:text-indent="0in"/>
    </style:style>
    <style:style style:name="T164" style:parent-style-name="CommentReference" style:family="text">
      <style:text-properties style:font-name="Calibri" style:use-window-font-color="true"/>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style:font-name-asian="Times New Roman" fo:language="en" fo:country="US" style:language-asian="de" style:country-asian="DE"/>
    </style:style>
    <style:style style:name="T169" style:parent-style-name="DefaultParagraphFont" style:family="text">
      <style:text-properties fo:language="en" fo:country="US"/>
    </style:style>
    <style:style style:name="T170" style:parent-style-name="DefaultParagraphFont" style:family="text">
      <style:text-properties style:font-name-asian="Times New Roman" fo:language="en" fo:country="US" style:language-asian="de" style:country-asian="DE"/>
    </style:style>
    <style:style style:name="T171" style:parent-style-name="DefaultParagraphFont" style:family="text">
      <style:text-properties fo:language="en" fo:country="US"/>
    </style:style>
    <style:style style:name="T172" style:parent-style-name="DefaultParagraphFont" style:family="text">
      <style:text-properties style:font-name-asian="Times New Roman" fo:language="en" fo:country="US" style:language-asian="de" style:country-asian="DE"/>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language="en" fo:country="US"/>
    </style:style>
    <style:style style:name="T177" style:parent-style-name="Heading3Char" style:family="text">
      <style:text-properties style:font-name-asian="Calibri" fo:language="en" fo:country="US"/>
    </style:style>
    <style:style style:name="T178" style:parent-style-name="Heading3Char" style:family="text">
      <style:text-properties style:font-name-asian="Calibri"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P181" style:parent-style-name="CommentText" style:family="paragraph">
      <style:paragraph-properties fo:text-align="start" fo:text-indent="0in"/>
    </style:style>
    <style:style style:name="T182" style:parent-style-name="CommentReference" style:family="text">
      <style:text-properties style:font-name="Calibri" style:use-window-font-color="true"/>
    </style:style>
    <style:style style:name="T183" style:parent-style-name="DefaultParagraphFont" style:family="text">
      <style:text-properties fo:language="en" fo:country="US"/>
    </style:style>
    <style:style style:name="T184" style:parent-style-name="Absatz-Standardschriftart1" style:family="text">
      <style:text-properties fo:language="en" fo:country="US"/>
    </style:style>
    <style:style style:name="T185" style:parent-style-name="Absatz-Standardschriftart1" style:family="text">
      <style:text-properties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alibri" style:use-window-font-color="true"/>
    </style:style>
    <style:style style:name="T188" style:parent-style-name="Absatz-Standardschriftart1" style:family="text">
      <style:text-properties fo:language="en" fo:country="US"/>
    </style:style>
    <style:style style:name="T189" style:parent-style-name="Absatz-Standardschriftart1" style:family="text">
      <style:text-properties fo:language="en" fo:country="US"/>
    </style:style>
    <style:style style:name="P190" style:parent-style-name="CommentText" style:family="paragraph">
      <style:paragraph-properties fo:text-align="start" fo:text-indent="0in"/>
    </style:style>
    <style:style style:name="T191" style:parent-style-name="Absatz-Standardschriftart1" style:family="text">
      <style:text-properties fo:language="en" fo:country="US"/>
    </style:style>
    <style:style style:name="T192" style:parent-style-name="CommentReference" style:family="text">
      <style:text-properties style:font-name="Calibri" style:use-window-font-color="true"/>
    </style:style>
    <style:style style:name="T193" style:parent-style-name="Absatz-Standardschriftart1" style:family="text">
      <style:text-properties fo:language="en" fo:country="US"/>
    </style:style>
    <style:style style:name="P194" style:parent-style-name="CommentText" style:family="paragraph">
      <style:paragraph-properties fo:text-align="start" fo:text-indent="0in"/>
    </style:style>
    <style:style style:name="T195" style:parent-style-name="CommentReference" style:family="text">
      <style:text-properties style:font-name="Calibri" style:use-window-font-color="true"/>
    </style:style>
    <style:style style:name="T196" style:parent-style-name="Absatz-Standardschriftart1" style:family="text">
      <style:text-properties fo:language="en" fo:country="US"/>
    </style:style>
    <style:style style:name="P197" style:parent-style-name="CommentText" style:family="paragraph">
      <style:paragraph-properties fo:text-align="start" fo:text-indent="0in"/>
    </style:style>
    <style:style style:name="T198" style:parent-style-name="Absatz-Standardschriftart1" style:family="text">
      <style:text-properties fo:language="en" fo:country="US"/>
    </style:style>
    <style:style style:name="T199" style:parent-style-name="CommentReference" style:family="text">
      <style:text-properties style:font-name="Calibri" style:use-window-font-color="true"/>
    </style:style>
    <style:style style:name="T200" style:parent-style-name="Absatz-Standardschriftart1" style:family="text">
      <style:text-properties fo:language="en" fo:country="US"/>
    </style:style>
    <style:style style:name="T201" style:parent-style-name="Absatz-Standardschriftart1" style:family="text">
      <style:text-properties style:font-name-asian="Times New Roman" fo:language="en" fo:country="US" style:language-asian="de" style:country-asian="DE"/>
    </style:style>
    <style:style style:name="T202" style:parent-style-name="Absatz-Standardschriftart1" style:family="text">
      <style:text-properties fo:language="en" fo:country="US"/>
    </style:style>
    <style:style style:name="T203" style:parent-style-name="Absatz-Standardschriftart1" style:family="text">
      <style:text-properties style:font-name-asian="Times New Roman" fo:language="en" fo:country="US" style:language-asian="de" style:country-asian="DE"/>
    </style:style>
    <style:style style:name="T204" style:parent-style-name="Absatz-Standardschriftart1" style:family="text">
      <style:text-properties fo:language="en" fo:country="US"/>
    </style:style>
    <style:style style:name="T205" style:parent-style-name="Absatz-Standardschriftart1" style:family="text">
      <style:text-properties fo:language="en" fo:country="US"/>
    </style:style>
    <style:style style:name="T206" style:parent-style-name="Absatz-Standardschriftart1" style:family="text">
      <style:text-properties fo:language="en" fo:country="US"/>
    </style:style>
    <style:style style:name="P207" style:parent-style-name="CommentText" style:family="paragraph">
      <style:paragraph-properties fo:text-align="start" fo:text-indent="0in"/>
    </style:style>
    <style:style style:name="T208" style:parent-style-name="Absatz-Standardschriftart1" style:family="text">
      <style:text-properties style:font-name-asian="Times New Roman" fo:language="en" fo:country="US" style:language-asian="de" style:country-asian="DE"/>
    </style:style>
    <style:style style:name="T209" style:parent-style-name="Absatz-Standardschriftart1" style:family="text">
      <style:text-properties fo:language="en" fo:country="US"/>
    </style:style>
    <style:style style:name="T210" style:parent-style-name="Absatz-Standardschriftart1" style:family="text">
      <style:text-properties style:font-name-asian="Times New Roman" fo:language="en" fo:country="US" style:language-asian="de" style:country-asian="DE"/>
    </style:style>
    <style:style style:name="T211" style:parent-style-name="Absatz-Standardschriftart1" style:family="text">
      <style:text-properties fo:language="en" fo:country="US"/>
    </style:style>
    <style:style style:name="T212" style:parent-style-name="cskcde" style:family="text">
      <style:text-properties fo:language="en" fo:country="US"/>
    </style:style>
    <style:style style:name="T213" style:parent-style-name="Absatz-Standardschriftart1" style:family="text">
      <style:text-properties fo:language="en" fo:country="US"/>
    </style:style>
    <style:style style:name="T214" style:parent-style-name="CommentReference" style:family="text">
      <style:text-properties style:font-name="Calibri" style:use-window-font-color="true"/>
    </style:style>
    <style:style style:name="T215" style:parent-style-name="Absatz-Standardschriftart1" style:family="text">
      <style:text-properties fo:language="en" fo:country="US"/>
    </style:style>
    <style:style style:name="T216" style:parent-style-name="Absatz-Standardschriftart1" style:family="text">
      <style:text-properties fo:language="en" fo:country="US"/>
    </style:style>
    <style:style style:name="P217" style:parent-style-name="CommentText" style:family="paragraph">
      <style:paragraph-properties fo:text-align="start" fo:text-indent="0in"/>
    </style:style>
    <style:style style:name="T218" style:parent-style-name="Absatz-Standardschriftart1" style:family="text">
      <style:text-properties fo:language="en" fo:country="US"/>
    </style:style>
    <style:style style:name="T219" style:parent-style-name="CommentReference" style:family="text">
      <style:text-properties style:font-name="Calibri" style:use-window-font-color="true"/>
    </style:style>
    <style:style style:name="P220" style:parent-style-name="Normal" style:family="paragraph">
      <style:text-properties fo:language="en" fo:country="US"/>
    </style:style>
    <style:style style:name="P221" style:parent-style-name="Normal" style:family="paragraph">
      <style:text-properties style:font-name-asian="Times New Roman" style:use-window-font-color="true" style:letter-kerning="false" fo:language="en" fo:country="US" style:language-asian="de" style:country-asian="DE"/>
    </style:style>
    <style:style style:name="T222" style:parent-style-name="DefaultParagraphFont" style:family="text">
      <style:text-properties style:font-name-asian="Times New Roman" style:use-window-font-color="true" style:letter-kerning="false" fo:language="en" fo:country="US" style:language-asian="de" style:country-asian="DE"/>
    </style:style>
    <style:style style:name="P223" style:parent-style-name="Normal" style:family="paragraph">
      <style:paragraph-properties style:text-autospace="none" fo:text-indent="0in"/>
      <style:text-properties fo:language="en" fo:country="US"/>
    </style:style>
    <style:style style:name="T224" style:parent-style-name="Absatz-Standardschriftart" style:family="text">
      <style:text-properties fo:font-weight="bold" style:font-weight-asian="bold" style:font-weight-complex="bold" fo:language="en" fo:country="US"/>
    </style:style>
    <style:style style:name="T225" style:parent-style-name="Absatz-Standardschriftart" style:family="text">
      <style:text-properties fo:language="en" fo:country="US"/>
    </style:style>
    <style:style style:name="T226" style:parent-style-name="Absatz-Standardschriftart" style:family="text">
      <style:text-properties fo:language="en" fo:country="US"/>
    </style:style>
    <style:style style:name="T227" style:parent-style-name="Absatz-Standardschriftart" style:family="text">
      <style:text-properties fo:language="en" fo:country="US"/>
    </style:style>
    <style:style style:name="P228" style:parent-style-name="CommentText" style:family="paragraph">
      <style:paragraph-properties fo:text-align="start" fo:text-indent="0in"/>
    </style:style>
    <style:style style:name="T229" style:parent-style-name="Absatz-Standardschriftart" style:family="text">
      <style:text-properties fo:language="da" fo:country="DK"/>
    </style:style>
    <style:style style:name="T230" style:parent-style-name="Absatz-Standardschriftart" style:family="text">
      <style:text-properties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fo:language="en" fo:country="US"/>
    </style:style>
    <style:style style:name="T233" style:parent-style-name="Absatz-Standardschriftart" style:family="text">
      <style:text-properties fo:language="en" fo:country="US"/>
    </style:style>
    <style:style style:name="T234" style:parent-style-name="DefaultParagraphFont" style:family="text">
      <style:text-properties fo:language="en" fo:country="US"/>
    </style:style>
    <style:style style:name="T235" style:parent-style-name="Absatz-Standardschriftart" style:family="text">
      <style:text-properties fo:language="en" fo:country="US"/>
    </style:style>
    <style:style style:name="T236" style:parent-style-name="Absatz-Standardschriftart" style:family="text">
      <style:text-properties fo:language="en" fo:country="US"/>
    </style:style>
    <style:style style:name="T237" style:parent-style-name="Absatz-Standardschriftart" style:family="text">
      <style:text-properties fo:language="en" fo:country="US"/>
    </style:style>
    <style:style style:name="P238" style:parent-style-name="CommentText" style:family="paragraph">
      <style:paragraph-properties fo:text-align="start" fo:text-indent="0in"/>
    </style:style>
    <style:style style:name="T239" style:parent-style-name="Absatz-Standardschriftart" style:family="text">
      <style:text-properties fo:language="en" fo:country="US"/>
    </style:style>
    <style:style style:name="T240" style:parent-style-name="Absatz-Standardschriftart" style:family="text">
      <style:text-properties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T243" style:parent-style-name="DefaultParagraphFont" style:family="text">
      <style:text-properties fo:language="en" fo:country="US"/>
    </style:style>
    <style:style style:name="T244" style:parent-style-name="DefaultParagraphFont" style:family="text">
      <style:text-properties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fo:language="en" fo:country="US"/>
    </style:style>
    <style:style style:name="T247" style:parent-style-name="Absatz-Standardschriftart" style:family="text">
      <style:text-properties fo:language="en" fo:country="US"/>
    </style:style>
    <style:style style:name="T248" style:parent-style-name="DefaultParagraphFont" style:family="text">
      <style:text-properties fo:language="en" fo:country="US"/>
    </style:style>
    <style:style style:name="T249" style:parent-style-name="Absatz-Standardschriftart" style:family="text">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T252" style:parent-style-name="Absatz-Standardschriftart" style:family="text">
      <style:text-properties fo:language="en" fo:country="US"/>
    </style:style>
    <style:style style:name="T253" style:parent-style-name="Absatz-Standardschriftart" style:family="text">
      <style:text-properties fo:language="en" fo:country="US"/>
    </style:style>
    <style:style style:name="T254" style:parent-style-name="Absatz-Standardschriftart" style:family="text">
      <style:text-properties fo:language="en" fo:country="US"/>
    </style:style>
    <style:style style:name="T255" style:parent-style-name="DefaultParagraphFont" style:family="text">
      <style:text-properties fo:language="en" fo:country="US"/>
    </style:style>
    <style:style style:name="T256" style:parent-style-name="Absatz-Standardschriftart" style:family="text">
      <style:text-properties fo:language="en" fo:country="US"/>
    </style:style>
    <style:style style:name="P257" style:parent-style-name="CommentText" style:family="paragraph">
      <style:paragraph-properties fo:text-align="start" fo:text-indent="0in"/>
    </style:style>
    <style:style style:name="T258" style:parent-style-name="Absatz-Standardschriftart" style:family="text">
      <style:text-properties fo:language="en" fo:country="US"/>
    </style:style>
    <style:style style:name="T259" style:parent-style-name="Absatz-Standardschriftart" style:family="text">
      <style:text-properties fo:language="en" fo:country="US"/>
    </style:style>
    <style:style style:name="T260" style:parent-style-name="Absatz-Standardschriftart" style:family="text">
      <style:text-properties fo:language="en" fo:country="US"/>
    </style:style>
    <style:style style:name="P261" style:parent-style-name="CommentText" style:family="paragraph">
      <style:paragraph-properties fo:text-align="start" fo:text-indent="0in"/>
    </style:style>
    <style:style style:name="T262" style:parent-style-name="Absatz-Standardschriftart" style:family="text">
      <style:text-properties fo:language="en" fo:country="US"/>
    </style:style>
    <style:style style:name="T263" style:parent-style-name="DefaultParagraphFont" style:family="text">
      <style:text-properties fo:language="en" fo:country="US"/>
    </style:style>
    <style:style style:name="P264" style:parent-style-name="Normal" style:family="paragraph">
      <style:text-properties fo:language="en" fo:country="US"/>
    </style:style>
    <style:style style:name="P265" style:parent-style-name="Normal" style:family="paragraph">
      <style:text-properties fo:language="en" fo:country="US"/>
    </style:style>
    <style:style style:name="P266" style:parent-style-name="Normal" style:family="paragraph">
      <style:text-properties fo:language="en" fo:country="US"/>
    </style:style>
    <style:style style:name="P2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T269" style:parent-style-name="DefaultParagraphFont" style:family="text">
      <style:text-properties fo:language="en" fo:country="US"/>
    </style:style>
    <style:style style:name="T270" style:parent-style-name="DefaultParagraphFont" style:family="text">
      <style:text-properties fo:language="en" fo:country="US"/>
    </style:style>
    <style:style style:name="P271" style:parent-style-name="CommentText1" style:family="paragraph">
      <style:paragraph-properties fo:text-align="start" fo:text-indent="0in"/>
    </style:style>
    <style:style style:name="T272" style:parent-style-name="DefaultParagraphFont" style:family="text">
      <style:text-properties fo:language="en" fo:country="US"/>
    </style:style>
    <style:style style:name="T273" style:parent-style-name="DefaultParagraphFont" style:family="text">
      <style:text-properties fo:font-size="10pt" style:font-size-asian="10pt" style:font-size-complex="10pt"/>
    </style:style>
    <style:style style:name="T274" style:parent-style-name="DefaultParagraphFont" style:family="text">
      <style:text-properties fo:language="en" fo:country="US"/>
    </style:style>
    <style:style style:name="T275" style:parent-style-name="Absatz-Standardschriftart" style:family="text">
      <style:text-properties fo:language="da" fo:country="DK"/>
    </style:style>
    <style:style style:name="T276" style:parent-style-name="Absatz-Standardschriftar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style:font-name-asian="Times New Roman" style:use-window-font-color="true" style:letter-kerning="false" fo:language="en" fo:country="US" style:language-asian="de" style:country-asian="DE"/>
    </style:style>
    <style:style style:name="T281" style:parent-style-name="DefaultParagraphFont" style:family="text">
      <style:text-properties style:font-name-asian="Times New Roman" fo:font-weight="bold" style:font-weight-asian="bold" style:font-weight-complex="bold" style:use-window-font-color="true" style:letter-kerning="false" fo:language="en" fo:country="US" style:language-asian="de" style:country-asian="DE"/>
    </style:style>
    <style:style style:name="T282" style:parent-style-name="DefaultParagraphFont" style:family="text">
      <style:text-properties style:font-name-asian="Times New Roman" style:use-window-font-color="true" style:letter-kerning="false" fo:language="en" fo:country="US" style:language-asian="de" style:country-asian="DE"/>
    </style:style>
    <style:style style:name="T283" style:parent-style-name="DefaultParagraphFont" style:family="text">
      <style:text-properties style:font-name-asian="Times New Roman" style:use-window-font-color="true" style:letter-kerning="false" fo:language="en" fo:country="US" style:language-asian="de" style:country-asian="DE"/>
    </style:style>
    <style:style style:name="T284" style:parent-style-name="DefaultParagraphFont" style:family="text">
      <style:text-properties style:font-name-asian="Times New Roman" fo:font-weight="bold" style:font-weight-asian="bold" style:font-weight-complex="bold" style:use-window-font-color="true" style:letter-kerning="false" fo:language="en" fo:country="US" style:language-asian="de" style:country-asian="DE"/>
    </style:style>
    <style:style style:name="T285" style:parent-style-name="DefaultParagraphFont" style:family="text">
      <style:text-properties style:font-name-asian="Times New Roman" style:use-window-font-color="true" style:letter-kerning="false" fo:language="en" fo:country="US" style:language-asian="de" style:country-asian="DE"/>
    </style:style>
    <style:style style:name="T286" style:parent-style-name="DefaultParagraphFont" style:family="text">
      <style:text-properties fo:language="en" fo:country="US"/>
    </style:style>
    <style:style style:name="T287" style:parent-style-name="DefaultParagraphFont" style:family="text">
      <style:text-properties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Heading2" style:family="paragraph">
      <style:text-properties fo:language="en" fo:country="US"/>
    </style:style>
    <style:style style:name="T290" style:parent-style-name="Absatz-Standardschriftart" style:family="text">
      <style:text-properties fo:language="en" fo:country="U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language-asian="de" style:country-asian="DE"/>
    </style:style>
    <style:style style:name="P293" style:parent-style-name="Normal" style:family="paragraph">
      <style:text-properties fo:language="en" fo:country="US" style:language-asian="de" style:country-asian="DE"/>
    </style:style>
    <style:style style:name="P294" style:parent-style-name="Normal" style:family="paragraph">
      <style:text-properties fo:language="en" fo:country="US"/>
    </style:style>
    <style:style style:name="P295" style:parent-style-name="Normal" style:family="paragraph">
      <style:text-properties fo:language="en" fo:country="US"/>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style>
    <style:style style:name="T298" style:parent-style-name="Absatz-Standardschriftart" style:family="text">
      <style:text-properties style:font-name="Times New Roman" fo:font-size="12pt" style:font-size-asian="12pt" style:font-size-complex="12pt" fo:language="en" fo:country="US"/>
    </style:style>
    <style:style style:name="T299" style:parent-style-name="Absatz-Standardschriftart" style:family="text">
      <style:text-properties style:font-name="Times New Roman" fo:font-size="12pt" style:font-size-asian="12pt" style:font-size-complex="12pt" fo:language="en" fo:country="US" style:language-asian="de" style:country-asian="DE"/>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2" style:parent-style-name="Standard" style:family="paragraph">
      <style:paragraph-properties fo:text-align="start" fo:text-indent="0in"/>
    </style:style>
    <style:style style:name="T303" style:parent-style-name="Absatz-Standardschriftart" style:family="text">
      <style:text-properties style:font-name="Times New Roman" fo:font-size="12pt" style:font-size-asian="12pt" style:font-size-complex="12pt" fo:language="en" fo:country="US"/>
    </style:style>
    <style:style style:name="T3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05" style:parent-style-name="CommentText" style:family="paragraph">
      <style:paragraph-properties fo:text-align="start" fo:text-indent="0in"/>
    </style:style>
    <style:style style:name="T306" style:parent-style-name="Absatz-Standardschriftart" style:family="text">
      <style:text-properties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Times New Roman"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Times New Roman" fo:font-size="12pt" style:font-size-asian="12pt" style:font-size-complex="12pt" fo:language="en" fo:country="US"/>
    </style:style>
    <style:style style:name="P3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3" style:parent-style-name="Standard" style:list-style-name="LFO1" style:family="paragraph">
      <style:paragraph-properties fo:text-align="start"/>
    </style:style>
    <style:style style:name="T314" style:parent-style-name="Absatz-Standardschriftart" style:family="text">
      <style:text-properties style:font-name="Times New Roman" fo:font-size="12pt" style:font-size-asian="12pt" style:font-size-complex="12pt" fo:language="en" fo:country="US"/>
    </style:style>
    <style:style style:name="P315" style:parent-style-name="Standard" style:list-style-name="LFO1" style:family="paragraph">
      <style:paragraph-properties fo:text-align="start"/>
    </style:style>
    <style:style style:name="T316" style:parent-style-name="Absatz-Standardschriftart" style:family="text">
      <style:text-properties style:font-name="Times New Roman" fo:font-size="12pt" style:font-size-asian="12pt" style:font-size-complex="12pt" fo:language="en" fo:country="US"/>
    </style:style>
    <style:style style:name="T317" style:parent-style-name="Absatz-Standardschriftar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Absatz-Standardschriftart" style:family="text">
      <style:text-properties fo:language="en" fo:country="US"/>
    </style:style>
    <style:style style:name="P320" style:parent-style-name="CommentText" style:family="paragraph">
      <style:paragraph-properties fo:text-align="start" fo:text-indent="0in"/>
    </style:style>
    <style:style style:name="T321" style:parent-style-name="Absatz-Standardschriftart" style:family="text">
      <style:text-properties fo:language="en" fo:country="US"/>
    </style:style>
    <style:style style:name="T322" style:parent-style-name="Absatz-Standardschriftart" style:family="text">
      <style:text-properties style:font-name="Times New Roman" fo:font-size="12pt" style:font-size-asian="12pt" style:font-size-complex="12pt" fo:language="en" fo:country="US"/>
    </style:style>
    <style:style style:name="P323" style:parent-style-name="Standard" style:list-style-name="LFO1" style:family="paragraph">
      <style:paragraph-properties fo:text-align="start"/>
    </style:style>
    <style:style style:name="T324" style:parent-style-name="Absatz-Standardschriftart" style:family="text">
      <style:text-properties style:font-name="Times New Roman" fo:font-size="12pt" style:font-size-asian="12pt" style:font-size-complex="12pt" fo:language="en" fo:country="US"/>
    </style:style>
    <style:style style:name="P325" style:parent-style-name="Standard" style:list-style-name="LFO2" style:family="paragraph">
      <style:paragraph-properties fo:text-align="start"/>
    </style:style>
    <style:style style:name="T326" style:parent-style-name="Absatz-Standardschriftart" style:family="text">
      <style:text-properties style:font-name="Times New Roman" fo:font-size="12pt" style:font-size-asian="12pt" style:font-size-complex="12pt" fo:language="en" fo:country="US"/>
    </style:style>
    <style:style style:name="T327" style:parent-style-name="Absatz-Standardschriftar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style:font-name="Times New Roman" fo:font-size="12pt" style:font-size-asian="12pt" style:font-size-complex="12pt" fo:language="en" fo:country="US"/>
    </style:style>
    <style:style style:name="P330" style:parent-style-name="Standard" style:list-style-name="LFO2" style:family="paragraph">
      <style:paragraph-properties fo:text-align="start"/>
    </style:style>
    <style:style style:name="T331" style:parent-style-name="Absatz-Standardschriftart" style:family="text">
      <style:text-properties style:font-name="Times New Roman" fo:font-size="12pt" style:font-size-asian="12pt" style:font-size-complex="12pt" fo:language="en" fo:country="US"/>
    </style:style>
    <style:style style:name="T332" style:parent-style-name="Absatz-Standardschriftart" style:family="text">
      <style:text-properties fo:language="en" fo:country="US"/>
    </style:style>
    <style:style style:name="P333" style:parent-style-name="Standard" style:list-style-name="LFO1" style:family="paragraph">
      <style:paragraph-properties fo:text-align="start"/>
    </style:style>
    <style:style style:name="T334" style:parent-style-name="Absatz-Standardschriftart" style:family="text">
      <style:text-properties style:font-name="Times New Roman" fo:font-size="12pt" style:font-size-asian="12pt" style:font-size-complex="12pt" fo:language="en" fo:country="US"/>
    </style:style>
    <style:style style:name="P335" style:parent-style-name="Standard" style:list-style-name="LFO3" style:family="paragraph">
      <style:paragraph-properties fo:text-align="start"/>
    </style:style>
    <style:style style:name="T336" style:parent-style-name="Absatz-Standardschriftart" style:family="text">
      <style:text-properties style:font-name="Times New Roman" fo:font-size="12pt" style:font-size-asian="12pt" style:font-size-complex="12pt" fo:language="en" fo:country="US"/>
    </style:style>
    <style:style style:name="T337" style:parent-style-name="Absatz-Standardschriftar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Absatz-Standardschriftart" style:family="text">
      <style:text-properties style:font-name="Times New Roman" fo:font-size="12pt" style:font-size-asian="12pt" style:font-size-complex="12pt" fo:language="en" fo:country="US"/>
    </style:style>
    <style:style style:name="P340" style:parent-style-name="Standard" style:list-style-name="LFO3" style:family="paragraph">
      <style:paragraph-properties fo:text-align="start"/>
    </style:style>
    <style:style style:name="T341" style:parent-style-name="Absatz-Standardschriftart" style:family="text">
      <style:text-properties style:font-name="Times New Roman" fo:font-size="12pt" style:font-size-asian="12pt" style:font-size-complex="12pt" fo:language="en" fo:country="US"/>
    </style:style>
    <style:style style:name="P342" style:parent-style-name="Normal" style:family="paragraph">
      <style:text-properties fo:language="en" fo:country="US"/>
    </style:style>
    <style:style style:name="P343" style:parent-style-name="Normal" style:family="paragraph">
      <style:text-properties fo:language="en" fo:country="US"/>
    </style:style>
    <style:style style:name="P344" style:parent-style-name="Normal" style:family="paragraph">
      <style:paragraph-properties fo:text-indent="0in"/>
      <style:text-properties fo:language="en" fo:country="US"/>
    </style:style>
    <style:style style:name="P345" style:parent-style-name="Normal" style:family="paragraph">
      <style:text-properties fo:language="en" fo:country="US"/>
    </style:style>
    <style:style style:name="P346" style:parent-style-name="Normal" style:family="paragraph">
      <style:text-properties fo:language="en" fo:country="US"/>
    </style:style>
    <style:style style:name="P347" style:parent-style-name="Normal" style:family="paragraph">
      <style:text-properties fo:language="en" fo:country="US"/>
    </style:style>
    <style:style style:name="P348" style:parent-style-name="Normal" style:family="paragraph">
      <style:paragraph-properties fo:text-indent="0in"/>
      <style:text-properties fo:language="en" fo:country="US"/>
    </style:style>
    <style:style style:name="P349" style:parent-style-name="Normal" style:family="paragraph">
      <style:text-properties fo:language="en" fo:country="US"/>
    </style:style>
    <style:style style:name="P350" style:parent-style-name="Heading1" style:family="paragraph">
      <style:text-properties fo:language="en" fo:country="US"/>
    </style:style>
    <style:style style:name="P35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5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53" style:parent-style-name="Normal" style:family="paragraph">
      <style:paragraph-properties fo:border="0.0034in solid #FFFFFF" fo:padding="0.4305in" style:shadow="#000000 0.0034in 0.0034in" fo:text-indent="0in"/>
      <style:text-properties style:font-name-asian="Times New Roman" fo:font-weight="bold" style:font-weight-asian="bold" style:font-weight-complex="bold" fo:language="en" fo:country="US"/>
    </style:style>
    <style:style style:name="P354" style:parent-style-name="Normal" style:family="paragraph">
      <style:paragraph-properties fo:border="0.0034in solid #FFFFFF" fo:padding="0.4305in" style:shadow="#000000 0.0034in 0.0034in" fo:text-indent="0in"/>
    </style:style>
    <style:style style:name="T355" style:parent-style-name="DefaultParagraphFont" style:family="text">
      <style:text-properties style:font-name-asian="Times New Roman" fo:language="en" fo:country="US"/>
    </style:style>
    <style:style style:name="T356" style:parent-style-name="DefaultParagraphFont" style:family="text">
      <style:text-properties style:font-name-asian="Gungsuh" fo:language="en" fo:country="US"/>
    </style:style>
    <style:style style:name="P357"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58"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5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60" style:parent-style-name="Normal" style:family="paragraph">
      <style:paragraph-properties fo:border="0.0034in solid #FFFFFF" fo:padding="0.4305in" style:shadow="#000000 0.0034in 0.0034in" fo:text-indent="0in"/>
    </style:style>
    <style:style style:name="T361" style:parent-style-name="DefaultParagraphFont" style:family="text">
      <style:text-properties style:font-name-asian="Times New Roman" fo:background-color="#FFFF00" fo:language="en" fo:country="US"/>
    </style:style>
    <style:style style:name="T362" style:parent-style-name="DefaultParagraphFont" style:family="text">
      <style:text-properties style:font-name-asian="Times New Roman" fo:language="en" fo:country="US"/>
    </style:style>
    <style:style style:name="P36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64" style:parent-style-name="Normal" style:family="paragraph">
      <style:paragraph-properties fo:border="0.0034in solid #FFFFFF" fo:padding="0.4305in" style:shadow="#000000 0.0034in 0.0034in" fo:text-indent="0in"/>
    </style:style>
    <style:style style:name="T365" style:parent-style-name="DefaultParagraphFont" style:family="text">
      <style:text-properties style:font-name-asian="Times New Roman" fo:font-weight="bold" style:font-weight-asian="bold" fo:language="en" fo:country="US"/>
    </style:style>
    <style:style style:name="P36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67"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368" style:parent-style-name="Normal" style:family="paragraph">
      <style:paragraph-properties fo:border="0.0034in solid #FFFFFF" fo:padding="0.4305in" style:shadow="#000000 0.0034in 0.0034in" fo:text-indent="0in"/>
    </style:style>
    <style:style style:name="T369" style:parent-style-name="DefaultParagraphFont" style:family="text">
      <style:text-properties style:font-name-asian="Times New Roman" fo:font-weight="bold" style:font-weight-asian="bold" fo:language="en" fo:country="US"/>
    </style:style>
    <style:style style:name="P370" style:parent-style-name="Normal" style:family="paragraph">
      <style:paragraph-properties fo:border="0.0034in solid #FFFFFF" fo:padding="0.4305in" style:shadow="#000000 0.0034in 0.0034in" fo:text-indent="0in"/>
    </style:style>
    <style:style style:name="T371" style:parent-style-name="DefaultParagraphFont" style:family="text">
      <style:text-properties style:font-name-asian="Times New Roman" fo:language="en" fo:country="US"/>
    </style:style>
    <style:style style:name="T372" style:parent-style-name="DefaultParagraphFont" style:family="text">
      <style:text-properties style:font-name-asian="Times New Roman" fo:language="en" fo:country="US"/>
    </style:style>
    <style:style style:name="P373" style:parent-style-name="CommentText" style:family="paragraph">
      <style:paragraph-properties fo:text-align="start" fo:text-indent="0in"/>
    </style:style>
    <style:style style:name="T374" style:parent-style-name="DefaultParagraphFont" style:family="text">
      <style:text-properties style:font-name-asian="Times New Roman" fo:language="en" fo:country="US"/>
    </style:style>
    <style:style style:name="P37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7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77"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78"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79"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380" style:parent-style-name="Normal" style:family="paragraph">
      <style:paragraph-properties fo:border="0.0034in solid #FFFFFF" fo:padding="0.4305in" style:shadow="#000000 0.0034in 0.0034in" fo:text-indent="0in"/>
    </style:style>
    <style:style style:name="T381" style:parent-style-name="DefaultParagraphFont" style:family="text">
      <style:text-properties style:font-name-asian="Times New Roman" fo:font-weight="bold" style:font-weight-asian="bold" fo:language="en" fo:country="US"/>
    </style:style>
    <style:style style:name="P382" style:parent-style-name="Normal" style:family="paragraph">
      <style:paragraph-properties fo:border="0.0034in solid #FFFFFF" fo:padding="0.4305in" style:shadow="#000000 0.0034in 0.0034in" fo:text-indent="0in"/>
    </style:style>
    <style:style style:name="T383" style:parent-style-name="DefaultParagraphFont" style:family="text">
      <style:text-properties style:font-name-asian="Times New Roman" fo:language="en" fo:country="US"/>
    </style:style>
    <style:style style:name="T384" style:parent-style-name="DefaultParagraphFont" style:family="text">
      <style:text-properties style:font-name-asian="Gungsuh" fo:language="en" fo:country="US"/>
    </style:style>
    <style:style style:name="T385" style:parent-style-name="DefaultParagraphFont" style:family="text">
      <style:text-properties style:font-name-asian="Times New Roman" fo:language="en" fo:country="US"/>
    </style:style>
    <style:style style:name="P386"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387" style:parent-style-name="Normal" style:family="paragraph">
      <style:paragraph-properties fo:border="0.0034in solid #FFFFFF" fo:padding="0.4305in" style:shadow="#000000 0.0034in 0.0034in" fo:text-indent="0.4916in"/>
    </style:style>
    <style:style style:name="T388" style:parent-style-name="DefaultParagraphFont" style:family="text">
      <style:text-properties style:font-name-asian="Times New Roman" fo:font-weight="bold" style:font-weight-asian="bold" fo:language="en" fo:country="US"/>
    </style:style>
    <style:style style:name="P38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9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9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392"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393" style:parent-style-name="Normal" style:family="paragraph">
      <style:paragraph-properties fo:border="0.0034in solid #FFFFFF" fo:padding="0.4305in" style:shadow="#000000 0.0034in 0.0034in" fo:text-indent="0.4916in"/>
    </style:style>
    <style:style style:name="T394" style:parent-style-name="DefaultParagraphFont" style:family="text">
      <style:text-properties style:font-name-asian="Times New Roman" fo:language="en" fo:country="US"/>
    </style:style>
    <style:style style:name="T395" style:parent-style-name="DefaultParagraphFont" style:family="text">
      <style:text-properties style:font-name-asian="Times New Roman"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style:font-name-asian="Times New Roman" fo:language="en" fo:country="US"/>
    </style:style>
    <style:style style:name="P398"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399" style:parent-style-name="Normal" style:family="paragraph">
      <style:paragraph-properties fo:border="0.0034in solid #FFFFFF" fo:padding="0.4305in" style:shadow="#000000 0.0034in 0.0034in" fo:text-indent="0.4916in"/>
    </style:style>
    <style:style style:name="T400" style:parent-style-name="DefaultParagraphFont" style:family="text">
      <style:text-properties style:font-name-asian="Times New Roman" fo:font-weight="bold" style:font-weight-asian="bold" fo:language="en" fo:country="US"/>
    </style:style>
    <style:style style:name="P40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02"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03" style:parent-style-name="Normal" style:family="paragraph">
      <style:paragraph-properties fo:border="0.0034in solid #FFFFFF" fo:padding="0.4305in" style:shadow="#000000 0.0034in 0.0034in" fo:text-indent="0in"/>
    </style:style>
    <style:style style:name="T404" style:parent-style-name="DefaultParagraphFont" style:family="text">
      <style:text-properties style:font-name-asian="Times New Roman" fo:language="en" fo:country="US"/>
    </style:style>
    <style:style style:name="T405" style:parent-style-name="DefaultParagraphFont" style:family="text">
      <style:text-properties style:font-name-asian="Times New Roman" fo:font-weight="bold" style:font-weight-asian="bold" fo:language="en" fo:country="US"/>
    </style:style>
    <style:style style:name="T406" style:parent-style-name="DefaultParagraphFont" style:family="text">
      <style:text-properties style:font-name-asian="Times New Roman" fo:language="en" fo:country="US"/>
    </style:style>
    <style:style style:name="P407"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08"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09" style:parent-style-name="Normal" style:family="paragraph">
      <style:paragraph-properties fo:border="0.0034in solid #FFFFFF" fo:padding="0.4305in" style:shadow="#000000 0.0034in 0.0034in" fo:text-indent="0.4916in"/>
    </style:style>
    <style:style style:name="T410" style:parent-style-name="DefaultParagraphFont" style:family="text">
      <style:text-properties style:font-name-asian="Times New Roman" fo:font-weight="bold" style:font-weight-asian="bold" fo:language="en" fo:country="US"/>
    </style:style>
    <style:style style:name="P41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3"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14"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17"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18"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1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2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21"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22" style:parent-style-name="Normal" style:family="paragraph">
      <style:paragraph-properties fo:border="0.0034in solid #FFFFFF" fo:padding="0.4305in" style:shadow="#000000 0.0034in 0.0034in" fo:text-indent="0in"/>
    </style:style>
    <style:style style:name="T423" style:parent-style-name="DefaultParagraphFont" style:family="text">
      <style:text-properties style:font-name-asian="Times New Roman" fo:language="en" fo:country="US"/>
    </style:style>
    <style:style style:name="T424" style:parent-style-name="DefaultParagraphFont" style:family="text">
      <style:text-properties style:font-name-asian="Times New Roman" fo:language="en" fo:country="US"/>
    </style:style>
    <style:style style:name="T425" style:parent-style-name="DefaultParagraphFont" style:family="text">
      <style:text-properties style:font-name-asian="Gungsuh" fo:language="en" fo:country="US"/>
    </style:style>
    <style:style style:name="P42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27"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28" style:parent-style-name="Normal" style:family="paragraph">
      <style:paragraph-properties fo:border="0.0034in solid #FFFFFF" fo:padding="0.4305in" style:shadow="#000000 0.0034in 0.0034in" fo:text-indent="0in"/>
    </style:style>
    <style:style style:name="T429" style:parent-style-name="DefaultParagraphFont" style:family="text">
      <style:text-properties style:font-name-asian="Times New Roman" fo:language="en" fo:country="US"/>
    </style:style>
    <style:style style:name="T430" style:parent-style-name="DefaultParagraphFont" style:family="text">
      <style:text-properties style:font-name-asian="Gungsuh" fo:language="en" fo:country="US"/>
    </style:style>
    <style:style style:name="P431"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32"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33" style:parent-style-name="Normal" style:family="paragraph">
      <style:paragraph-properties fo:border="0.0034in solid #FFFFFF" fo:padding="0.4305in" style:shadow="#000000 0.0034in 0.0034in" fo:text-indent="0in"/>
      <style:text-properties fo:language="en" fo:country="US"/>
    </style:style>
    <style:style style:name="P434"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35" style:parent-style-name="Normal" style:family="paragraph">
      <style:paragraph-properties fo:border="0.0034in solid #FFFFFF" fo:padding="0.4305in" style:shadow="#000000 0.0034in 0.0034in" fo:text-indent="0.4916in"/>
    </style:style>
    <style:style style:name="T436" style:parent-style-name="DefaultParagraphFont" style:family="text">
      <style:text-properties style:font-name-asian="Times New Roman" fo:language="en" fo:country="US"/>
    </style:style>
    <style:style style:name="P437"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38" style:parent-style-name="Normal" style:family="paragraph">
      <style:paragraph-properties fo:border="0.0034in solid #FFFFFF" fo:padding="0.4305in" style:shadow="#000000 0.0034in 0.0034in" fo:text-indent="0.4916in"/>
    </style:style>
    <style:style style:name="T439" style:parent-style-name="DefaultParagraphFont" style:family="text">
      <style:text-properties style:font-name-asian="Times New Roman" fo:language="en" fo:country="US"/>
    </style:style>
    <style:style style:name="T440" style:parent-style-name="DefaultParagraphFont" style:family="text">
      <style:text-properties style:font-name-asian="Gungsuh" fo:language="en" fo:country="US"/>
    </style:style>
    <style:style style:name="T441" style:parent-style-name="DefaultParagraphFont" style:family="text">
      <style:text-properties style:font-name-asian="Times New Roman" fo:language="en" fo:country="US"/>
    </style:style>
    <style:style style:name="P442" style:parent-style-name="Normal" style:family="paragraph">
      <style:paragraph-properties fo:border="0.0034in solid #FFFFFF" fo:padding="0.4305in" style:shadow="#000000 0.0034in 0.0034in" fo:text-indent="0in"/>
    </style:style>
    <style:style style:name="T443" style:parent-style-name="DefaultParagraphFont" style:family="text">
      <style:text-properties style:font-name-asian="Times New Roman" fo:language="en" fo:country="US"/>
    </style:style>
    <style:style style:name="T444" style:parent-style-name="DefaultParagraphFont" style:family="text">
      <style:text-properties style:font-name-asian="Times New Roman" fo:language="en" fo:country="US"/>
    </style:style>
    <style:style style:name="T445" style:parent-style-name="DefaultParagraphFont" style:family="text">
      <style:text-properties style:font-name-asian="Times New Roman" fo:language="en" fo:country="US"/>
    </style:style>
    <style:style style:name="P446" style:parent-style-name="Normal" style:family="paragraph">
      <style:paragraph-properties fo:widows="0" fo:orphans="0" fo:border="0.0034in solid #FFFFFF" fo:padding="0.4305in" style:shadow="#000000 0.0034in 0.0034in" fo:line-height="100%" fo:text-indent="0in"/>
    </style:style>
    <style:style style:name="T447" style:parent-style-name="DefaultParagraphFont" style:family="text">
      <style:text-properties style:font-name="Arial" style:font-name-asian="Arial" style:font-name-complex="Arial"/>
    </style:style>
    <style:style style:name="P448" style:parent-style-name="Normal" style:family="paragraph">
      <style:paragraph-properties fo:border="0.0034in solid #FFFFFF" fo:padding="0.4305in" style:shadow="#000000 0.0034in 0.0034in" fo:text-indent="0.5in"/>
    </style:style>
    <style:style style:name="T449" style:parent-style-name="DefaultParagraphFont" style:family="text">
      <style:text-properties style:font-name-asian="Times New Roman" style:font-weight-complex="bold" fo:language="en" fo:country="US"/>
    </style:style>
    <style:style style:name="T450" style:parent-style-name="DefaultParagraphFont" style:family="text">
      <style:text-properties style:font-name-asian="Times New Roman" style:font-weight-complex="bold" fo:background-color="#FFFF00" fo:language="en" fo:country="US"/>
    </style:style>
    <style:style style:name="T451" style:parent-style-name="DefaultParagraphFont" style:family="text">
      <style:text-properties style:font-name-asian="Times New Roman" style:font-weight-complex="bold" fo:background-color="#FFFF00" fo:language="en" fo:country="US"/>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T457" style:parent-style-name="DefaultParagraphFont" style:family="text">
      <style:text-properties style:font-name-asian="Times New Roman" style:font-weight-complex="bold" fo:language="en" fo:country="US"/>
    </style:style>
    <style:style style:name="T458" style:parent-style-name="DefaultParagraphFont" style:family="text">
      <style:text-properties style:font-name-asian="Times New Roman" fo:language="en" fo:country="US"/>
    </style:style>
    <style:style style:name="T459" style:parent-style-name="DefaultParagraphFont" style:family="text">
      <style:text-properties fo:language="en" fo:country="US"/>
    </style:style>
    <style:style style:name="P46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61" style:parent-style-name="Normal" style:family="paragraph">
      <style:paragraph-properties fo:border="0.0034in solid #FFFFFF" fo:padding="0.4305in" style:shadow="#000000 0.0034in 0.0034in" fo:text-indent="0in"/>
    </style:style>
    <style:style style:name="T462" style:parent-style-name="DefaultParagraphFont" style:family="text">
      <style:text-properties style:font-name-asian="Times New Roman" fo:font-weight="bold" style:font-weight-asian="bold" fo:language="en" fo:country="US"/>
    </style:style>
    <style:style style:name="T463" style:parent-style-name="DefaultParagraphFont" style:family="text">
      <style:text-properties style:font-name-asian="Times New Roman" fo:font-weight="bold" style:font-weight-asian="bold" fo:language="en" fo:country="US"/>
    </style:style>
    <style:style style:name="P464" style:parent-style-name="Normal" style:family="paragraph">
      <style:paragraph-properties fo:widows="0" fo:orphans="0" fo:border="0.0034in solid #FFFFFF" fo:padding="0.4305in" style:shadow="#000000 0.0034in 0.0034in" fo:line-height="100%" fo:text-indent="0in"/>
    </style:style>
    <style:style style:name="T465" style:parent-style-name="DefaultParagraphFont" style:family="text">
      <style:text-properties style:font-name="Arial" style:font-name-asian="Arial" style:font-name-complex="Arial"/>
    </style:style>
    <style:style style:name="P466" style:parent-style-name="Normal" style:family="paragraph">
      <style:paragraph-properties fo:widows="0" fo:orphans="0" fo:border="0.0034in solid #FFFFFF" fo:padding="0.4305in" style:shadow="#000000 0.0034in 0.0034in" fo:line-height="100%" fo:text-indent="0in"/>
      <style:text-properties style:font-name="Arial" style:font-name-asian="Arial" style:font-name-complex="Arial"/>
    </style:style>
    <style:style style:name="P467" style:parent-style-name="Normal" style:family="paragraph">
      <style:paragraph-properties fo:widows="0" fo:orphans="0" fo:border="0.0034in solid #FFFFFF" fo:padding="0.4305in" style:shadow="#000000 0.0034in 0.0034in" fo:line-height="100%" fo:text-indent="0in"/>
      <style:text-properties style:font-name="Arial" style:font-name-asian="Arial" style:font-name-complex="Arial"/>
    </style:style>
    <style:style style:name="T468" style:parent-style-name="DefaultParagraphFont" style:family="text">
      <style:text-properties style:font-name-asian="Times New Roman" fo:font-weight="bold" style:font-weight-asian="bold" fo:language="en" fo:country="US"/>
    </style:style>
    <style:style style:name="P46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70" style:parent-style-name="Normal" style:family="paragraph">
      <style:paragraph-properties fo:border="0.0034in solid #FFFFFF" fo:padding="0.4305in" style:shadow="#000000 0.0034in 0.0034in" fo:text-indent="0in"/>
    </style:style>
    <style:style style:name="T471" style:parent-style-name="DefaultParagraphFont" style:family="text">
      <style:text-properties style:font-name-asian="Times New Roman" fo:language="en" fo:country="US"/>
    </style:style>
    <style:style style:name="T472" style:parent-style-name="DefaultParagraphFont" style:family="text">
      <style:text-properties style:font-name-asian="Times New Roman"/>
    </style:style>
    <style:style style:name="T473" style:parent-style-name="DefaultParagraphFont" style:family="text">
      <style:text-properties style:font-name-asian="Times New Roman" fo:language="en" fo:country="US"/>
    </style:style>
    <style:style style:name="T474" style:parent-style-name="DefaultParagraphFont" style:family="text">
      <style:text-properties style:font-name-asian="Times New Roman" fo:language="en" fo:country="US"/>
    </style:style>
    <style:style style:name="T475" style:parent-style-name="DefaultParagraphFont" style:family="text">
      <style:text-properties style:font-name-asian="Times New Roman"/>
    </style:style>
    <style:style style:name="T476" style:parent-style-name="DefaultParagraphFont" style:family="text">
      <style:text-properties style:font-name-asian="Times New Roman" fo:language="en" fo:country="US"/>
    </style:style>
    <style:style style:name="T477" style:parent-style-name="DefaultParagraphFont" style:family="text">
      <style:text-properties style:font-name-asian="Times New Roman"/>
    </style:style>
    <style:style style:name="T478" style:parent-style-name="DefaultParagraphFont" style:family="text">
      <style:text-properties style:font-name-asian="Times New Roman" fo:language="en" fo:country="US"/>
    </style:style>
    <style:style style:name="P479"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0" style:parent-style-name="Normal" style:family="paragraph">
      <style:paragraph-properties fo:border="0.0034in solid #FFFFFF" fo:padding="0.4305in" style:shadow="#000000 0.0034in 0.0034in" fo:text-indent="0in"/>
    </style:style>
    <style:style style:name="T481" style:parent-style-name="DefaultParagraphFont" style:family="text">
      <style:text-properties style:font-name-asian="Times New Roman" fo:font-weight="bold" style:font-weight-asian="bold" fo:language="en" fo:country="US"/>
    </style:style>
    <style:style style:name="P48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4"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85"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7"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88" style:parent-style-name="Normal" style:family="paragraph">
      <style:paragraph-properties fo:border="0.0034in solid #FFFFFF" fo:padding="0.4305in" style:shadow="#000000 0.0034in 0.0034in" fo:text-indent="0in"/>
    </style:style>
    <style:style style:name="T489" style:parent-style-name="DefaultParagraphFont" style:family="text">
      <style:text-properties style:font-name-asian="Times New Roman" fo:font-weight="bold" style:font-weight-asian="bold" fo:language="en" fo:country="US"/>
    </style:style>
    <style:style style:name="P490"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1"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2"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4"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95" style:parent-style-name="Normal" style:family="paragraph">
      <style:paragraph-properties fo:border="0.0034in solid #FFFFFF" fo:padding="0.4305in" style:shadow="#000000 0.0034in 0.0034in" fo:text-indent="0.4916in"/>
      <style:text-properties style:font-name-asian="Times New Roman" fo:language="en" fo:country="US"/>
    </style:style>
    <style:style style:name="P496" style:parent-style-name="Normal" style:family="paragraph">
      <style:paragraph-properties fo:border="0.0034in solid #FFFFFF" fo:padding="0.4305in" style:shadow="#000000 0.0034in 0.0034in" fo:text-indent="0in"/>
      <style:text-properties style:font-name-asian="Times New Roman" fo:font-weight="bold" style:font-weight-asian="bold" fo:language="en" fo:country="US"/>
    </style:style>
    <style:style style:name="P497"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8"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499" style:parent-style-name="Normal" style:family="paragraph">
      <style:paragraph-properties fo:border="0.0034in solid #FFFFFF" fo:padding="0.4305in" style:shadow="#000000 0.0034in 0.0034in" fo:text-indent="0in"/>
    </style:style>
    <style:style style:name="T500" style:parent-style-name="DefaultParagraphFont" style:family="text">
      <style:text-properties style:font-name-asian="Times New Roman" fo:language="en" fo:country="US"/>
    </style:style>
    <style:style style:name="T501" style:parent-style-name="DefaultParagraphFont" style:family="text">
      <style:text-properties fo:language="en" fo:country="US"/>
    </style:style>
    <style:style style:name="T502" style:parent-style-name="DefaultParagraphFont" style:family="text">
      <style:text-properties style:font-name-asian="Times New Roman" fo:language="en" fo:country="US"/>
    </style:style>
    <style:style style:name="P503"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04" style:parent-style-name="Normal" style:family="paragraph">
      <style:paragraph-properties fo:border="0.0034in solid #FFFFFF" fo:padding="0.4305in" style:shadow="#000000 0.0034in 0.0034in" fo:text-indent="0in"/>
    </style:style>
    <style:style style:name="T505" style:parent-style-name="DefaultParagraphFont" style:family="text">
      <style:text-properties style:font-name-asian="Times New Roman" fo:font-weight="bold" style:font-weight-asian="bold" fo:language="en" fo:country="US"/>
    </style:style>
    <style:style style:name="P506" style:parent-style-name="Normal" style:family="paragraph">
      <style:paragraph-properties fo:border="0.0034in solid #FFFFFF" fo:padding="0.4305in" style:shadow="#000000 0.0034in 0.0034in" fo:text-indent="0in"/>
      <style:text-properties style:font-name-asian="Times New Roman" fo:language="en" fo:country="US"/>
    </style:style>
    <style:style style:name="P507" style:parent-style-name="Normal" style:family="paragraph">
      <style:paragraph-properties fo:border="0.0034in solid #FFFFFF" fo:padding="0.4305in" style:shadow="#000000 0.0034in 0.0034in" fo:text-indent="0.5in"/>
    </style:style>
    <style:style style:name="T508" style:parent-style-name="DefaultParagraphFont" style:family="text">
      <style:text-properties style:font-name-asian="Times New Roman" fo:language="en" fo:country="US"/>
    </style:style>
    <style:style style:name="T509" style:parent-style-name="DefaultParagraphFont" style:family="text">
      <style:text-properties fo:language="en" fo:country="US"/>
    </style:style>
    <style:style style:name="T510" style:parent-style-name="DefaultParagraphFont" style:family="text">
      <style:text-properties style:font-name-asian="Times New Roman" fo:language="en" fo:country="US"/>
    </style:style>
    <style:style style:name="P511" style:parent-style-name="Normal" style:family="paragraph">
      <style:text-properties fo:language="en" fo:country="US"/>
    </style:style>
    <style:style style:name="P512" style:parent-style-name="Heading1" style:family="paragraph">
      <style:text-properties fo:language="en" fo:country="US"/>
    </style:style>
    <style:style style:name="P513" style:parent-style-name="Normal" style:family="paragraph">
      <style:paragraph-properties fo:text-indent="0in"/>
      <style:text-properties fo:language="en" fo:country="US"/>
    </style:style>
    <style:style style:name="P514" style:parent-style-name="Normal" style:family="paragraph">
      <style:paragraph-properties fo:text-indent="0in"/>
      <style:text-properties fo:font-weight="bold" style:font-weight-asian="bold" style:font-weight-complex="bold" fo:language="en" fo:country="US"/>
    </style:style>
    <style:style style:name="P515" style:parent-style-name="Normal" style:family="paragraph">
      <style:paragraph-properties fo:text-indent="0in"/>
      <style:text-properties fo:font-weight="bold" style:font-weight-asian="bold" style:font-weight-complex="bold" fo:language="en" fo:country="US"/>
    </style:style>
    <style:style style:name="P516" style:parent-style-name="Normal" style:family="paragraph">
      <style:paragraph-properties fo:text-indent="0in"/>
      <style:text-properties fo:language="en" fo:country="US"/>
    </style:style>
    <style:style style:name="P517" style:parent-style-name="Normal" style:family="paragraph">
      <style:paragraph-properties fo:text-indent="0in"/>
      <style:text-properties fo:language="en" fo:country="US"/>
    </style:style>
    <style:style style:name="P518" style:parent-style-name="Normal" style:family="paragraph">
      <style:paragraph-properties fo:text-indent="0in"/>
    </style:style>
    <style:style style:name="T519" style:parent-style-name="DefaultParagraphFont" style:family="text">
      <style:text-properties fo:language="en" fo:country="US"/>
    </style:style>
    <style:style style:name="T520" style:parent-style-name="DefaultParagraphFont" style:family="text">
      <style:text-properties fo:font-style="italic" style:font-style-asian="italic" style:font-style-complex="italic" fo:language="en" fo:country="U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CommentText" style:family="paragraph">
      <style:paragraph-properties fo:text-align="start" fo:text-indent="0in"/>
    </style:style>
    <style:style style:name="T525" style:parent-style-name="DefaultParagraphFont" style:family="text">
      <style:text-properties fo:language="en" fo:country="US"/>
    </style:style>
    <style:style style:name="P526" style:parent-style-name="Normal" style:family="paragraph">
      <style:paragraph-properties fo:text-indent="0in"/>
      <style:text-properties fo:language="en" fo:country="US"/>
    </style:style>
    <style:style style:name="P527" style:parent-style-name="Normal" style:family="paragraph">
      <style:paragraph-properties fo:text-indent="0in"/>
      <style:text-properties fo:font-weight="bold" style:font-weight-asian="bold" style:font-weight-complex="bold" fo:language="en" fo:country="US"/>
    </style:style>
    <style:style style:name="P528" style:parent-style-name="Normal" style:family="paragraph">
      <style:paragraph-properties fo:text-indent="0in"/>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P531" style:parent-style-name="CommentText" style:family="paragraph">
      <style:paragraph-properties fo:text-align="start" fo:text-indent="0in"/>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CommentText" style:family="paragraph">
      <style:paragraph-properties fo:text-align="start" fo:text-indent="0in"/>
    </style:style>
    <style:style style:name="T535" style:parent-style-name="DefaultParagraphFont" style:family="text">
      <style:text-properties fo:language="en" fo:country="US"/>
    </style:style>
    <style:style style:name="T536" style:parent-style-name="DefaultParagraphFont" style:family="text">
      <style:text-properties fo:font-style="italic" style:font-style-asian="italic" style:font-style-complex="italic" fo:language="en" fo:country="US"/>
    </style:style>
    <style:style style:name="T537" style:parent-style-name="DefaultParagraphFont" style:family="text">
      <style:text-properties fo:language="en" fo:country="US"/>
    </style:style>
    <style:style style:name="T538" style:parent-style-name="DefaultParagraphFont" style:family="text">
      <style:text-properties fo:font-style="italic" style:font-style-asian="italic" style:font-style-complex="italic" fo:language="en" fo:country="US"/>
    </style:style>
    <style:style style:name="T539" style:parent-style-name="DefaultParagraphFont" style:family="text">
      <style:text-properties fo:language="en" fo:country="US"/>
    </style:style>
    <style:style style:name="T540" style:parent-style-name="DefaultParagraphFont" style:family="text">
      <style:text-properties fo:font-style="italic" style:font-style-asian="italic" style:font-style-complex="italic" fo:language="en" fo:country="US"/>
    </style:style>
    <style:style style:name="T541" style:parent-style-name="DefaultParagraphFont" style:family="text">
      <style:text-properties fo:language="en" fo:country="US"/>
    </style:style>
    <style:style style:name="T542" style:parent-style-name="DefaultParagraphFont" style:family="text">
      <style:text-properties fo:font-style="italic" style:font-style-asian="italic" style:font-style-complex="italic" fo:language="en" fo:country="US"/>
    </style:style>
    <style:style style:name="T543" style:parent-style-name="DefaultParagraphFont" style:family="text">
      <style:text-properties fo:language="en" fo:country="US"/>
    </style:style>
    <style:style style:name="T544" style:parent-style-name="DefaultParagraphFont" style:family="text">
      <style:text-properties fo:font-style="italic" style:font-style-asian="italic" style:font-style-complex="italic"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tyle="italic" style:font-style-asian="italic" style:font-style-complex="italic" fo:language="en" fo:country="US"/>
    </style:style>
    <style:style style:name="T547" style:parent-style-name="DefaultParagraphFont" style:family="text">
      <style:text-properties fo:language="en" fo:country="US"/>
    </style:style>
    <style:style style:name="T548" style:parent-style-name="DefaultParagraphFont" style:family="text">
      <style:text-properties fo:font-style="italic" style:font-style-asian="italic" style:font-style-complex="italic" fo:language="en" fo:country="US"/>
    </style:style>
    <style:style style:name="T549" style:parent-style-name="DefaultParagraphFont" style:family="text">
      <style:text-properties fo:language="en" fo:country="US"/>
    </style:style>
    <style:style style:name="T550" style:parent-style-name="DefaultParagraphFont" style:family="text">
      <style:text-properties fo:font-style="italic" style:font-style-asian="italic" style:font-style-complex="italic" fo:language="en" fo:country="US"/>
    </style:style>
    <style:style style:name="T551" style:parent-style-name="DefaultParagraphFont" style:family="text">
      <style:text-properties fo:language="en" fo:country="US"/>
    </style:style>
    <style:style style:name="T552" style:parent-style-name="DefaultParagraphFont" style:family="text">
      <style:text-properties fo:font-style="italic" style:font-style-asian="italic" style:font-style-complex="italic" fo:language="en" fo:country="U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P555" style:parent-style-name="CommentText" style:family="paragraph">
      <style:paragraph-properties fo:text-align="start" fo:text-indent="0in"/>
    </style:style>
    <style:style style:name="P556" style:parent-style-name="Normal" style:family="paragraph">
      <style:paragraph-properties fo:text-indent="0in"/>
    </style:style>
    <style:style style:name="T557" style:parent-style-name="DefaultParagraphFont" style:family="text">
      <style:text-properties fo:language="en" fo:country="US"/>
    </style:style>
    <style:style style:name="T558" style:parent-style-name="DefaultParagraphFont" style:family="text">
      <style:text-properties fo:font-style="italic" style:font-style-asian="italic" style:font-style-complex="italic" fo:language="en" fo:country="US"/>
    </style:style>
    <style:style style:name="T559" style:parent-style-name="DefaultParagraphFont" style:family="text">
      <style:text-properties fo:language="en" fo:country="US"/>
    </style:style>
    <style:style style:name="T560" style:parent-style-name="DefaultParagraphFont" style:family="text">
      <style:text-properties fo:font-style="italic" style:font-style-asian="italic" style:font-style-complex="italic" fo:language="en" fo:country="US"/>
    </style:style>
    <style:style style:name="T561" style:parent-style-name="DefaultParagraphFont" style:family="text">
      <style:text-properties fo:language="en" fo:country="US"/>
    </style:style>
    <style:style style:name="T562" style:parent-style-name="DefaultParagraphFont" style:family="text">
      <style:text-properties fo:font-style="italic" style:font-style-asian="italic" style:font-style-complex="italic" fo:language="en" fo:country="US"/>
    </style:style>
    <style:style style:name="T563" style:parent-style-name="DefaultParagraphFont" style:family="text">
      <style:text-properties fo:language="en" fo:country="US"/>
    </style:style>
    <style:style style:name="T564" style:parent-style-name="DefaultParagraphFont" style:family="text">
      <style:text-properties fo:font-style="italic" style:font-style-asian="italic" style:font-style-complex="italic" fo:language="en" fo:country="US"/>
    </style:style>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P567" style:parent-style-name="CommentText" style:family="paragraph">
      <style:paragraph-properties fo:text-align="start" fo:text-indent="0in"/>
    </style:style>
    <style:style style:name="T568" style:parent-style-name="DefaultParagraphFont" style:family="text">
      <style:text-properties fo:language="en" fo:country="US"/>
    </style:style>
    <style:style style:name="T569" style:parent-style-name="DefaultParagraphFont" style:family="text">
      <style:text-properties fo:font-style="italic" style:font-style-asian="italic" style:font-style-complex="italic" fo:language="en" fo:country="US"/>
    </style:style>
    <style:style style:name="T570" style:parent-style-name="DefaultParagraphFont" style:family="text">
      <style:text-properties fo:language="en" fo:country="US"/>
    </style:style>
    <style:style style:name="T571" style:parent-style-name="DefaultParagraphFont" style:family="text">
      <style:text-properties fo:font-style="italic" style:font-style-asian="italic" style:font-style-complex="italic" fo:language="en" fo:country="US"/>
    </style:style>
    <style:style style:name="T572" style:parent-style-name="DefaultParagraphFont" style:family="text">
      <style:text-properties fo:language="en" fo:country="US"/>
    </style:style>
    <style:style style:name="T573" style:parent-style-name="DefaultParagraphFont" style:family="text">
      <style:text-properties fo:font-style="italic" style:font-style-asian="italic" style:font-style-complex="italic" fo:language="en" fo:country="US"/>
    </style:style>
    <style:style style:name="T574" style:parent-style-name="DefaultParagraphFont" style:family="text">
      <style:text-properties fo:language="en" fo:country="US"/>
    </style:style>
    <style:style style:name="T575" style:parent-style-name="DefaultParagraphFont" style:family="text">
      <style:text-properties fo:font-style="italic" style:font-style-asian="italic" style:font-style-complex="italic" fo:language="en" fo:country="US"/>
    </style:style>
    <style:style style:name="T576" style:parent-style-name="DefaultParagraphFont" style:family="text">
      <style:text-properties fo:language="en" fo:country="US"/>
    </style:style>
    <style:style style:name="T577" style:parent-style-name="DefaultParagraphFont" style:family="text">
      <style:text-properties fo:font-style="italic" style:font-style-asian="italic" style:font-style-complex="italic" fo:language="en" fo:country="US"/>
    </style:style>
    <style:style style:name="T578" style:parent-style-name="DefaultParagraphFont" style:family="text">
      <style:text-properties fo:font-style="italic" style:font-style-asian="italic" style:font-style-complex="italic" fo:language="en" fo:country="US"/>
    </style:style>
    <style:style style:name="P579" style:parent-style-name="CommentText" style:family="paragraph">
      <style:paragraph-properties fo:text-align="start" fo:text-indent="0in"/>
    </style:style>
    <style:style style:name="T580" style:parent-style-name="DefaultParagraphFont" style:family="text">
      <style:text-properties fo:language="en" fo:country="US"/>
    </style:style>
    <style:style style:name="T581" style:parent-style-name="DefaultParagraphFont" style:family="text">
      <style:text-properties fo:language="en" fo:country="US"/>
    </style:style>
    <style:style style:name="T582" style:parent-style-name="DefaultParagraphFont" style:family="text">
      <style:text-properties fo:font-style="italic" style:font-style-asian="italic" style:font-style-complex="italic" fo:language="en" fo:country="US"/>
    </style:style>
    <style:style style:name="T583" style:parent-style-name="DefaultParagraphFont" style:family="text">
      <style:text-properties fo:language="en" fo:country="US"/>
    </style:style>
    <style:style style:name="P584" style:parent-style-name="Normal" style:family="paragraph">
      <style:paragraph-properties fo:text-indent="0in"/>
      <style:text-properties fo:language="en" fo:country="US"/>
    </style:style>
    <style:style style:name="P585" style:parent-style-name="Normal" style:family="paragraph">
      <style:paragraph-properties fo:text-indent="0in"/>
      <style:text-properties fo:font-weight="bold" style:font-weight-asian="bold" style:font-weight-complex="bold" fo:language="en" fo:country="US"/>
    </style:style>
    <style:style style:name="P586" style:parent-style-name="Normal" style:family="paragraph">
      <style:paragraph-properties fo:text-indent="0in"/>
    </style:style>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CommentText" style:family="paragraph">
      <style:paragraph-properties fo:text-align="start" fo:text-indent="0in"/>
    </style:style>
    <style:style style:name="T590" style:parent-style-name="DefaultParagraphFont" style:family="text">
      <style:text-properties fo:language="en" fo:country="US"/>
    </style:style>
    <style:style style:name="T591" style:parent-style-name="DefaultParagraphFont" style:family="text">
      <style:text-properties fo:language="en" fo:country="US"/>
    </style:style>
    <style:style style:name="P592" style:parent-style-name="CommentText" style:family="paragraph">
      <style:paragraph-properties fo:text-align="start" fo:text-indent="0in"/>
    </style:style>
    <style:style style:name="T593" style:parent-style-name="DefaultParagraphFont" style:family="text">
      <style:text-properties fo:language="en" fo:country="US"/>
    </style:style>
    <style:style style:name="P594" style:parent-style-name="CommentText" style:family="paragraph">
      <style:paragraph-properties fo:text-align="start" fo:text-indent="0in"/>
    </style:style>
    <style:style style:name="T595" style:parent-style-name="DefaultParagraphFont" style:family="text">
      <style:text-properties fo:language="en" fo:country="US"/>
    </style:style>
    <style:style style:name="P596" style:parent-style-name="Normal" style:family="paragraph">
      <style:paragraph-properties fo:text-indent="0in"/>
      <style:text-properties fo:language="en" fo:country="US"/>
    </style:style>
    <style:style style:name="P597" style:parent-style-name="Normal" style:family="paragraph">
      <style:paragraph-properties fo:text-indent="0in"/>
    </style:style>
    <style:style style:name="T598" style:parent-style-name="DefaultParagraphFont" style:family="text">
      <style:text-properties fo:language="en" fo:country="US"/>
    </style:style>
    <style:style style:name="T599" style:parent-style-name="DefaultParagraphFont" style:family="text">
      <style:text-properties fo:language="en" fo:country="US"/>
    </style:style>
    <style:style style:name="T600" style:parent-style-name="DefaultParagraphFont" style:family="text">
      <style:text-properties fo:language="en" fo:country="US"/>
    </style:style>
    <style:style style:name="P601" style:parent-style-name="CommentText" style:family="paragraph">
      <style:paragraph-properties fo:text-align="start" fo:text-indent="0in"/>
    </style:style>
    <style:style style:name="P602" style:parent-style-name="Normal" style:family="paragraph">
      <style:paragraph-properties fo:text-indent="0in"/>
    </style:style>
    <style:style style:name="T603" style:parent-style-name="DefaultParagraphFont" style:family="text">
      <style:text-properties fo:language="en" fo:country="US"/>
    </style:style>
    <style:style style:name="T604" style:parent-style-name="DefaultParagraphFont" style:family="text">
      <style:text-properties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fo:language="en" fo:country="US"/>
    </style:style>
    <style:style style:name="T607" style:parent-style-name="DefaultParagraphFont" style:family="text">
      <style:text-properties fo:font-style="italic" style:font-style-asian="italic" style:font-style-complex="italic" fo:language="en" fo:country="US"/>
    </style:style>
    <style:style style:name="T608" style:parent-style-name="DefaultParagraphFont" style:family="text">
      <style:text-properties fo:language="en" fo:country="US"/>
    </style:style>
    <style:style style:name="P609" style:parent-style-name="Normal" style:family="paragraph">
      <style:paragraph-properties fo:text-indent="0in"/>
    </style:style>
    <style:style style:name="T610" style:parent-style-name="DefaultParagraphFont" style:family="text">
      <style:text-properties fo:language="en" fo:country="US"/>
    </style:style>
    <style:style style:name="T611" style:parent-style-name="DefaultParagraphFont" style:family="text">
      <style:text-properties fo:font-style="italic" style:font-style-asian="italic" style:font-style-complex="italic" fo:language="en" fo:country="US"/>
    </style:style>
    <style:style style:name="T612" style:parent-style-name="DefaultParagraphFont" style:family="text">
      <style:text-properties fo:language="en" fo:country="US"/>
    </style:style>
    <style:style style:name="P613" style:parent-style-name="Normal" style:family="paragraph">
      <style:paragraph-properties fo:text-indent="0in"/>
      <style:text-properties fo:language="en" fo:country="US"/>
    </style:style>
    <style:style style:name="P614" style:parent-style-name="Normal" style:family="paragraph">
      <style:paragraph-properties fo:text-indent="0in"/>
      <style:text-properties fo:language="en" fo:country="US"/>
    </style:style>
    <style:style style:name="P615" style:parent-style-name="Normal" style:family="paragraph">
      <style:paragraph-properties fo:text-indent="0in"/>
      <style:text-properties fo:language="en" fo:country="US"/>
    </style:style>
    <style:style style:name="P616" style:parent-style-name="Normal" style:family="paragraph">
      <style:paragraph-properties fo:text-indent="0in"/>
      <style:text-properties fo:font-weight="bold" style:font-weight-asian="bold" style:font-weight-complex="bold" fo:language="en" fo:country="US"/>
    </style:style>
    <style:style style:name="P617" style:parent-style-name="Normal" style:family="paragraph">
      <style:paragraph-properties fo:text-indent="0in"/>
      <style:text-properties fo:font-weight="bold" style:font-weight-asian="bold" style:font-weight-complex="bold" fo:language="en" fo:country="US"/>
    </style:style>
    <style:style style:name="P618" style:parent-style-name="Normal" style:family="paragraph">
      <style:paragraph-properties fo:text-indent="0.4916in"/>
    </style:style>
    <style:style style:name="T619" style:parent-style-name="DefaultParagraphFont" style:family="text">
      <style:text-properties fo:language="en" fo:country="US"/>
    </style:style>
    <style:style style:name="T620" style:parent-style-name="DefaultParagraphFont" style:family="text">
      <style:text-properties fo:font-style="italic" style:font-style-asian="italic" style:font-style-complex="italic" fo:language="en" fo:country="US"/>
    </style:style>
    <style:style style:name="T621" style:parent-style-name="DefaultParagraphFont" style:family="text">
      <style:text-properties fo:language="en" fo:country="US"/>
    </style:style>
    <style:style style:name="T622" style:parent-style-name="DefaultParagraphFont" style:family="text">
      <style:text-properties fo:font-style="italic" style:font-style-asian="italic" style:font-style-complex="italic" fo:language="en" fo:country="US"/>
    </style:style>
    <style:style style:name="T623" style:parent-style-name="DefaultParagraphFont" style:family="text">
      <style:text-properties fo:language="en" fo:country="US"/>
    </style:style>
    <style:style style:name="T624" style:parent-style-name="DefaultParagraphFont" style:family="text">
      <style:text-properties fo:font-style="italic" style:font-style-asian="italic" style:font-style-complex="italic" fo:language="en" fo:country="US"/>
    </style:style>
    <style:style style:name="T625" style:parent-style-name="DefaultParagraphFont" style:family="text">
      <style:text-properties fo:language="en" fo:country="US"/>
    </style:style>
    <style:style style:name="T626" style:parent-style-name="DefaultParagraphFont" style:family="text">
      <style:text-properties fo:font-style="italic" style:font-style-asian="italic" style:font-style-complex="italic" fo:language="en" fo:country="US"/>
    </style:style>
    <style:style style:name="T627" style:parent-style-name="DefaultParagraphFont" style:family="text">
      <style:text-properties fo:language="en" fo:country="US"/>
    </style:style>
    <style:style style:name="P628" style:parent-style-name="Normal" style:family="paragraph">
      <style:paragraph-properties fo:text-indent="0.4916in"/>
    </style:style>
    <style:style style:name="T629" style:parent-style-name="DefaultParagraphFont" style:family="text">
      <style:text-properties fo:language="en" fo:country="US"/>
    </style:style>
    <style:style style:name="T630" style:parent-style-name="DefaultParagraphFont" style:family="text">
      <style:text-properties fo:font-style="italic" style:font-style-asian="italic" style:font-style-complex="italic" fo:language="en" fo:country="US"/>
    </style:style>
    <style:style style:name="T631" style:parent-style-name="DefaultParagraphFont" style:family="text">
      <style:text-properties fo:language="en" fo:country="US"/>
    </style:style>
    <style:style style:name="T632" style:parent-style-name="DefaultParagraphFont" style:family="text">
      <style:text-properties fo:font-style="italic" style:font-style-asian="italic" style:font-style-complex="italic" fo:language="en" fo:country="US"/>
    </style:style>
    <style:style style:name="T633" style:parent-style-name="DefaultParagraphFont" style:family="text">
      <style:text-properties fo:language="en" fo:country="US"/>
    </style:style>
    <style:style style:name="T634" style:parent-style-name="DefaultParagraphFont" style:family="text">
      <style:text-properties fo:font-style="italic" style:font-style-asian="italic" style:font-style-complex="italic" fo:language="en" fo:country="US"/>
    </style:style>
    <style:style style:name="T635" style:parent-style-name="DefaultParagraphFont" style:family="text">
      <style:text-properties fo:language="en" fo:country="US"/>
    </style:style>
    <style:style style:name="T636" style:parent-style-name="DefaultParagraphFont" style:family="text">
      <style:text-properties fo:font-style="italic" style:font-style-asian="italic" style:font-style-complex="italic" fo:language="en" fo:country="US"/>
    </style:style>
    <style:style style:name="T637" style:parent-style-name="DefaultParagraphFont" style:family="text">
      <style:text-properties fo:language="en" fo:country="US"/>
    </style:style>
    <style:style style:name="T638" style:parent-style-name="DefaultParagraphFont" style:family="text">
      <style:text-properties style:font-name-asian="Times New Roman" fo:language="en" fo:country="US"/>
    </style:style>
    <style:style style:name="T639" style:parent-style-name="DefaultParagraphFont" style:family="text">
      <style:text-properties fo:language="en" fo:country="US"/>
    </style:style>
    <style:style style:name="T640" style:parent-style-name="DefaultParagraphFont" style:family="text">
      <style:text-properties fo:font-style="italic" style:font-style-asian="italic" style:font-style-complex="italic" fo:language="en" fo:country="US"/>
    </style:style>
    <style:style style:name="T641" style:parent-style-name="DefaultParagraphFont" style:family="text">
      <style:text-properties fo:language="en" fo:country="US"/>
    </style:style>
    <style:style style:name="T642" style:parent-style-name="DefaultParagraphFont" style:family="text">
      <style:text-properties fo:font-style="italic" style:font-style-asian="italic" style:font-style-complex="italic" fo:language="en" fo:country="US"/>
    </style:style>
    <style:style style:name="T643" style:parent-style-name="DefaultParagraphFont" style:family="text">
      <style:text-properties fo:language="en" fo:country="US"/>
    </style:style>
    <style:style style:name="T644" style:parent-style-name="DefaultParagraphFont" style:family="text">
      <style:text-properties fo:font-style="italic" style:font-style-asian="italic" style:font-style-complex="italic" fo:language="en" fo:country="US"/>
    </style:style>
    <style:style style:name="T645" style:parent-style-name="DefaultParagraphFont" style:family="text">
      <style:text-properties fo:language="en" fo:country="US"/>
    </style:style>
    <style:style style:name="T646" style:parent-style-name="DefaultParagraphFont" style:family="text">
      <style:text-properties fo:font-style="italic" style:font-style-asian="italic" style:font-style-complex="italic" fo:language="en" fo:country="US"/>
    </style:style>
    <style:style style:name="T647" style:parent-style-name="DefaultParagraphFont" style:family="text">
      <style:text-properties fo:language="en" fo:country="US"/>
    </style:style>
    <style:style style:name="T648" style:parent-style-name="DefaultParagraphFont" style:family="text">
      <style:text-properties fo:font-style="italic" style:font-style-asian="italic" style:font-style-complex="italic" fo:language="en" fo:country="US"/>
    </style:style>
    <style:style style:name="T649" style:parent-style-name="DefaultParagraphFont" style:family="text">
      <style:text-properties fo:language="en" fo:country="US"/>
    </style:style>
    <style:style style:name="T650" style:parent-style-name="DefaultParagraphFont" style:family="text">
      <style:text-properties fo:font-style="italic" style:font-style-asian="italic" style:font-style-complex="italic" fo:language="en" fo:country="US"/>
    </style:style>
    <style:style style:name="T651" style:parent-style-name="DefaultParagraphFont" style:family="text">
      <style:text-properties fo:language="en" fo:country="US"/>
    </style:style>
    <style:style style:name="T652" style:parent-style-name="DefaultParagraphFont" style:family="text">
      <style:text-properties fo:font-style="italic" style:font-style-asian="italic" style:font-style-complex="italic" fo:language="en" fo:country="US"/>
    </style:style>
    <style:style style:name="T653" style:parent-style-name="DefaultParagraphFont" style:family="text">
      <style:text-properties fo:language="en" fo:country="US"/>
    </style:style>
    <style:style style:name="T654" style:parent-style-name="DefaultParagraphFont" style:family="text">
      <style:text-properties fo:font-style="italic" style:font-style-asian="italic" style:font-style-complex="italic" fo:language="en" fo:country="US"/>
    </style:style>
    <style:style style:name="T655" style:parent-style-name="DefaultParagraphFont" style:family="text">
      <style:text-properties fo:language="en" fo:country="US"/>
    </style:style>
    <style:style style:name="T656" style:parent-style-name="DefaultParagraphFont" style:family="text">
      <style:text-properties style:font-name-asian="Times New Roman" style:letter-kerning="false" fo:language="en" fo:country="US" style:language-asian="de" style:country-asian="DE"/>
    </style:style>
    <style:style style:name="T65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58" style:parent-style-name="DefaultParagraphFont" style:family="text">
      <style:text-properties style:font-name-asian="Times New Roman" style:letter-kerning="false" fo:language="en" fo:country="US" style:language-asian="de" style:country-asian="DE"/>
    </style:style>
    <style:style style:name="T65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60" style:parent-style-name="DefaultParagraphFont" style:family="text">
      <style:text-properties style:font-name-asian="Times New Roman" style:letter-kerning="false" fo:language="en" fo:country="US" style:language-asian="de" style:country-asian="DE"/>
    </style:style>
    <style:style style:name="T66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62" style:parent-style-name="DefaultParagraphFont" style:family="text">
      <style:text-properties style:font-name-asian="Times New Roman" style:letter-kerning="false" fo:language="en" fo:country="US" style:language-asian="de" style:country-asian="DE"/>
    </style:style>
    <style:style style:name="T66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64" style:parent-style-name="DefaultParagraphFont" style:family="text">
      <style:text-properties style:font-name-asian="Times New Roman" style:letter-kerning="false" fo:language="en" fo:country="US" style:language-asian="de" style:country-asian="DE"/>
    </style:style>
    <style:style style:name="T66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66" style:parent-style-name="DefaultParagraphFont" style:family="text">
      <style:text-properties style:font-name-asian="Times New Roman" style:letter-kerning="false" fo:language="en" fo:country="US" style:language-asian="de" style:country-asian="DE"/>
    </style:style>
    <style:style style:name="T66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68" style:parent-style-name="DefaultParagraphFont" style:family="text">
      <style:text-properties style:font-name-asian="Times New Roman" style:letter-kerning="false" fo:language="en" fo:country="US" style:language-asian="de" style:country-asian="DE"/>
    </style:style>
    <style:style style:name="T66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70" style:parent-style-name="DefaultParagraphFont" style:family="text">
      <style:text-properties style:font-name-asian="Times New Roman" style:letter-kerning="false" fo:language="en" fo:country="US" style:language-asian="de" style:country-asian="DE"/>
    </style:style>
    <style:style style:name="T67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72" style:parent-style-name="DefaultParagraphFont" style:family="text">
      <style:text-properties style:font-name-asian="Times New Roman" style:letter-kerning="false" fo:language="en" fo:country="US" style:language-asian="de" style:country-asian="DE"/>
    </style:style>
    <style:style style:name="T67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74" style:parent-style-name="DefaultParagraphFont" style:family="text">
      <style:text-properties style:font-name-asian="Times New Roman" style:letter-kerning="false" fo:language="en" fo:country="US" style:language-asian="de" style:country-asian="DE"/>
    </style:style>
    <style:style style:name="T67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76" style:parent-style-name="DefaultParagraphFont" style:family="text">
      <style:text-properties style:font-name-asian="Times New Roman" style:letter-kerning="false" fo:language="en" fo:country="US" style:language-asian="de" style:country-asian="DE"/>
    </style:style>
    <style:style style:name="T677"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78" style:parent-style-name="DefaultParagraphFont" style:family="text">
      <style:text-properties style:font-name-asian="Times New Roman" style:letter-kerning="false" fo:language="en" fo:country="US" style:language-asian="de" style:country-asian="DE"/>
    </style:style>
    <style:style style:name="T67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80" style:parent-style-name="DefaultParagraphFont" style:family="text">
      <style:text-properties style:font-name-asian="Times New Roman" style:letter-kerning="false" fo:language="en" fo:country="US" style:language-asian="de" style:country-asian="DE"/>
    </style:style>
    <style:style style:name="P681" style:parent-style-name="Normal" style:family="paragraph">
      <style:paragraph-properties fo:text-indent="0.4916in"/>
    </style:style>
    <style:style style:name="T682" style:parent-style-name="DefaultParagraphFont" style:family="text">
      <style:text-properties style:font-name-asian="Times New Roman" style:letter-kerning="false" fo:language="en" fo:country="US" style:language-asian="de" style:country-asian="DE"/>
    </style:style>
    <style:style style:name="T68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84" style:parent-style-name="DefaultParagraphFont" style:family="text">
      <style:text-properties style:font-name-asian="Times New Roman" style:letter-kerning="false" fo:language="en" fo:country="US" style:language-asian="de" style:country-asian="DE"/>
    </style:style>
    <style:style style:name="T68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86" style:parent-style-name="DefaultParagraphFont" style:family="text">
      <style:text-properties style:font-name-asian="Times New Roman" style:letter-kerning="false" fo:language="en" fo:country="US" style:language-asian="de" style:country-asian="DE"/>
    </style:style>
    <style:style style:name="T687" style:parent-style-name="DefaultParagraphFont" style:family="text">
      <style:text-properties fo:language="en" fo:country="US"/>
    </style:style>
    <style:style style:name="T688" style:parent-style-name="DefaultParagraphFont" style:family="text">
      <style:text-properties style:font-name-asian="Times New Roman" style:letter-kerning="false" fo:language="en" fo:country="US" style:language-asian="de" style:country-asian="DE"/>
    </style:style>
    <style:style style:name="T68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0" style:parent-style-name="DefaultParagraphFont" style:family="text">
      <style:text-properties style:font-name-asian="Times New Roman" style:letter-kerning="false" fo:language="en" fo:country="US" style:language-asian="de" style:country-asian="DE"/>
    </style:style>
    <style:style style:name="T69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2" style:parent-style-name="DefaultParagraphFont" style:family="text">
      <style:text-properties style:font-name-asian="Times New Roman" style:letter-kerning="false" fo:language="en" fo:country="US" style:language-asian="de" style:country-asian="DE"/>
    </style:style>
    <style:style style:name="T693"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4" style:parent-style-name="DefaultParagraphFont" style:family="text">
      <style:text-properties style:font-name-asian="Times New Roman" style:letter-kerning="false" fo:language="en" fo:country="US" style:language-asian="de" style:country-asian="DE"/>
    </style:style>
    <style:style style:name="T695"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696" style:parent-style-name="DefaultParagraphFont" style:family="text">
      <style:text-properties style:font-name-asian="Times New Roman" style:letter-kerning="false" fo:language="en" fo:country="US" style:language-asian="de" style:country-asian="DE"/>
    </style:style>
    <style:style style:name="P697" style:parent-style-name="Normal" style:family="paragraph">
      <style:paragraph-properties fo:text-indent="0in"/>
      <style:text-properties fo:font-weight="bold" style:font-weight-asian="bold" style:font-weight-complex="bold" fo:language="en" fo:country="US"/>
    </style:style>
    <style:style style:name="P698" style:parent-style-name="Normal" style:family="paragraph">
      <style:paragraph-properties fo:text-indent="0in"/>
      <style:text-properties fo:font-weight="bold" style:font-weight-asian="bold" style:font-weight-complex="bold" fo:language="en" fo:country="US"/>
    </style:style>
    <style:style style:name="P699" style:parent-style-name="Normal" style:family="paragraph">
      <style:paragraph-properties fo:text-indent="0in"/>
      <style:text-properties fo:font-weight="bold" style:font-weight-asian="bold" style:font-weight-complex="bold" fo:language="en" fo:country="US"/>
    </style:style>
    <style:style style:name="P700" style:parent-style-name="Normal" style:family="paragraph">
      <style:paragraph-properties fo:text-indent="0in"/>
    </style:style>
    <style:style style:name="T701" style:parent-style-name="DefaultParagraphFont" style:family="text">
      <style:text-properties fo:language="en" fo:country="US"/>
    </style:style>
    <style:style style:name="T702" style:parent-style-name="DefaultParagraphFont" style:family="text">
      <style:text-properties fo:font-style="italic" style:font-style-asian="italic" style:font-style-complex="italic" fo:language="en" fo:country="US"/>
    </style:style>
    <style:style style:name="T703" style:parent-style-name="DefaultParagraphFont" style:family="text">
      <style:text-properties fo:language="en" fo:country="US"/>
    </style:style>
    <style:style style:name="T704" style:parent-style-name="DefaultParagraphFont" style:family="text">
      <style:text-properties fo:font-style="italic" style:font-style-asian="italic" style:font-style-complex="italic" fo:language="en" fo:country="US"/>
    </style:style>
    <style:style style:name="T705" style:parent-style-name="DefaultParagraphFont" style:family="text">
      <style:text-properties fo:language="en" fo:country="US"/>
    </style:style>
    <style:style style:name="T706" style:parent-style-name="DefaultParagraphFont" style:family="text">
      <style:text-properties fo:font-style="italic" style:font-style-asian="italic" style:font-style-complex="italic" fo:language="en" fo:country="US"/>
    </style:style>
    <style:style style:name="T707" style:parent-style-name="DefaultParagraphFont" style:family="text">
      <style:text-properties fo:language="en" fo:country="US"/>
    </style:style>
    <style:style style:name="T708" style:parent-style-name="DefaultParagraphFont" style:family="text">
      <style:text-properties fo:font-style="italic" style:font-style-asian="italic" style:font-style-complex="italic" fo:language="en" fo:country="US"/>
    </style:style>
    <style:style style:name="T709" style:parent-style-name="DefaultParagraphFont" style:family="text">
      <style:text-properties fo:language="en" fo:country="US"/>
    </style:style>
    <style:style style:name="T710" style:parent-style-name="DefaultParagraphFont" style:family="text">
      <style:text-properties fo:font-style="italic" style:font-style-asian="italic" style:font-style-complex="italic" fo:language="en" fo:country="US"/>
    </style:style>
    <style:style style:name="T711" style:parent-style-name="DefaultParagraphFont" style:family="text">
      <style:text-properties fo:language="en" fo:country="US"/>
    </style:style>
    <style:style style:name="T712" style:parent-style-name="DefaultParagraphFont" style:family="text">
      <style:text-properties fo:font-style="italic" style:font-style-asian="italic" style:font-style-complex="italic" fo:language="en" fo:country="US"/>
    </style:style>
    <style:style style:name="T713" style:parent-style-name="DefaultParagraphFont" style:family="text">
      <style:text-properties fo:language="en" fo:country="US"/>
    </style:style>
    <style:style style:name="T714" style:parent-style-name="DefaultParagraphFont" style:family="text">
      <style:text-properties fo:font-style="italic" style:font-style-asian="italic" style:font-style-complex="italic" fo:language="en" fo:country="US"/>
    </style:style>
    <style:style style:name="T715" style:parent-style-name="DefaultParagraphFont" style:family="text">
      <style:text-properties fo:language="en" fo:country="US"/>
    </style:style>
    <style:style style:name="P716" style:parent-style-name="Normal" style:family="paragraph">
      <style:paragraph-properties fo:text-indent="0in"/>
    </style:style>
    <style:style style:name="T717" style:parent-style-name="DefaultParagraphFont" style:family="text">
      <style:text-properties fo:language="en" fo:country="US"/>
    </style:style>
    <style:style style:name="T718" style:parent-style-name="DefaultParagraphFont" style:family="text">
      <style:text-properties fo:font-style="italic" style:font-style-asian="italic" style:font-style-complex="italic" fo:language="en" fo:country="US"/>
    </style:style>
    <style:style style:name="T719" style:parent-style-name="DefaultParagraphFont" style:family="text">
      <style:text-properties fo:language="en" fo:country="US"/>
    </style:style>
    <style:style style:name="T720" style:parent-style-name="DefaultParagraphFont" style:family="text">
      <style:text-properties fo:font-style="italic" style:font-style-asian="italic" style:font-style-complex="italic" fo:language="en" fo:country="US"/>
    </style:style>
    <style:style style:name="T721" style:parent-style-name="DefaultParagraphFont" style:family="text">
      <style:text-properties fo:language="en" fo:country="US"/>
    </style:style>
    <style:style style:name="T722" style:parent-style-name="DefaultParagraphFont" style:family="text">
      <style:text-properties fo:font-style="italic" style:font-style-asian="italic" style:font-style-complex="italic" fo:language="en" fo:country="US"/>
    </style:style>
    <style:style style:name="T723" style:parent-style-name="DefaultParagraphFont" style:family="text">
      <style:text-properties fo:language="en" fo:country="US"/>
    </style:style>
    <style:style style:name="T724" style:parent-style-name="DefaultParagraphFont" style:family="text">
      <style:text-properties fo:font-style="italic" style:font-style-asian="italic" style:font-style-complex="italic" fo:language="en" fo:country="US"/>
    </style:style>
    <style:style style:name="T725" style:parent-style-name="DefaultParagraphFont" style:family="text">
      <style:text-properties fo:language="en" fo:country="US"/>
    </style:style>
    <style:style style:name="T726" style:parent-style-name="DefaultParagraphFont" style:family="text">
      <style:text-properties fo:font-style="italic" style:font-style-asian="italic" style:font-style-complex="italic" fo:language="en" fo:country="US"/>
    </style:style>
    <style:style style:name="T727" style:parent-style-name="DefaultParagraphFont" style:family="text">
      <style:text-properties fo:language="en" fo:country="US"/>
    </style:style>
    <style:style style:name="T728" style:parent-style-name="DefaultParagraphFont" style:family="text">
      <style:text-properties fo:font-style="italic" style:font-style-asian="italic" style:font-style-complex="italic" fo:language="en" fo:country="US"/>
    </style:style>
    <style:style style:name="T729" style:parent-style-name="DefaultParagraphFont" style:family="text">
      <style:text-properties fo:language="en" fo:country="US"/>
    </style:style>
    <style:style style:name="T730" style:parent-style-name="DefaultParagraphFont" style:family="text">
      <style:text-properties fo:font-style="italic" style:font-style-asian="italic" style:font-style-complex="italic" fo:language="en" fo:country="US"/>
    </style:style>
    <style:style style:name="T731" style:parent-style-name="DefaultParagraphFont" style:family="text">
      <style:text-properties fo:language="en" fo:country="US"/>
    </style:style>
    <style:style style:name="T732" style:parent-style-name="DefaultParagraphFont" style:family="text">
      <style:text-properties fo:font-style="italic" style:font-style-asian="italic" style:font-style-complex="italic" fo:language="en" fo:country="US"/>
    </style:style>
    <style:style style:name="T733" style:parent-style-name="DefaultParagraphFont" style:family="text">
      <style:text-properties fo:language="en" fo:country="US"/>
    </style:style>
    <style:style style:name="T734" style:parent-style-name="DefaultParagraphFont" style:family="text">
      <style:text-properties fo:font-style="italic" style:font-style-asian="italic" style:font-style-complex="italic" fo:language="en" fo:country="US"/>
    </style:style>
    <style:style style:name="T735" style:parent-style-name="DefaultParagraphFont" style:family="text">
      <style:text-properties fo:language="en" fo:country="US"/>
    </style:style>
    <style:style style:name="T736" style:parent-style-name="DefaultParagraphFont" style:family="text">
      <style:text-properties fo:font-style="italic" style:font-style-asian="italic" style:font-style-complex="italic" fo:language="en" fo:country="US"/>
    </style:style>
    <style:style style:name="T737" style:parent-style-name="DefaultParagraphFont" style:family="text">
      <style:text-properties fo:language="en" fo:country="US"/>
    </style:style>
    <style:style style:name="T738" style:parent-style-name="DefaultParagraphFont" style:family="text">
      <style:text-properties fo:font-style="italic" style:font-style-asian="italic" style:font-style-complex="italic" fo:language="en" fo:country="US"/>
    </style:style>
    <style:style style:name="T739" style:parent-style-name="DefaultParagraphFont" style:family="text">
      <style:text-properties fo:language="en" fo:country="US"/>
    </style:style>
    <style:style style:name="T740" style:parent-style-name="DefaultParagraphFont" style:family="text">
      <style:text-properties fo:font-style="italic" style:font-style-asian="italic" style:font-style-complex="italic" fo:language="en" fo:country="US"/>
    </style:style>
    <style:style style:name="T741" style:parent-style-name="DefaultParagraphFont" style:family="text">
      <style:text-properties fo:language="en" fo:country="US"/>
    </style:style>
    <style:style style:name="T742" style:parent-style-name="DefaultParagraphFont" style:family="text">
      <style:text-properties fo:font-style="italic" style:font-style-asian="italic" style:font-style-complex="italic" fo:language="en" fo:country="US"/>
    </style:style>
    <style:style style:name="T743" style:parent-style-name="DefaultParagraphFont" style:family="text">
      <style:text-properties fo:language="en" fo:country="US"/>
    </style:style>
    <style:style style:name="T744" style:parent-style-name="DefaultParagraphFont" style:family="text">
      <style:text-properties fo:font-style="italic" style:font-style-asian="italic" style:font-style-complex="italic" fo:language="en" fo:country="US"/>
    </style:style>
    <style:style style:name="T745" style:parent-style-name="DefaultParagraphFont" style:family="text">
      <style:text-properties fo:language="en" fo:country="US"/>
    </style:style>
    <style:style style:name="T746" style:parent-style-name="DefaultParagraphFont" style:family="text">
      <style:text-properties fo:font-style="italic" style:font-style-asian="italic" style:font-style-complex="italic" fo:language="en" fo:country="US"/>
    </style:style>
    <style:style style:name="T747" style:parent-style-name="DefaultParagraphFont" style:family="text">
      <style:text-properties fo:language="en" fo:country="US"/>
    </style:style>
    <style:style style:name="P748" style:parent-style-name="Normal" style:family="paragraph">
      <style:paragraph-properties fo:text-indent="0in"/>
      <style:text-properties fo:font-weight="bold" style:font-weight-asian="bold" style:font-weight-complex="bold" fo:language="en" fo:country="US"/>
    </style:style>
    <style:style style:name="P749" style:parent-style-name="Normal" style:family="paragraph">
      <style:paragraph-properties fo:text-indent="0in"/>
      <style:text-properties fo:font-weight="bold" style:font-weight-asian="bold" style:font-weight-complex="bold" fo:language="en" fo:country="US"/>
    </style:style>
    <style:style style:name="P750" style:parent-style-name="Normal" style:family="paragraph">
      <style:paragraph-properties fo:text-indent="0in"/>
    </style:style>
    <style:style style:name="T751" style:parent-style-name="DefaultParagraphFont" style:family="text">
      <style:text-properties fo:language="en" fo:country="US"/>
    </style:style>
    <style:style style:name="T752" style:parent-style-name="DefaultParagraphFont" style:family="text">
      <style:text-properties fo:font-style="italic" style:font-style-asian="italic" style:font-style-complex="italic" fo:language="en" fo:country="US"/>
    </style:style>
    <style:style style:name="T753" style:parent-style-name="DefaultParagraphFont" style:family="text">
      <style:text-properties fo:language="en" fo:country="US"/>
    </style:style>
    <style:style style:name="T754" style:parent-style-name="DefaultParagraphFont" style:family="text">
      <style:text-properties fo:font-style="italic" style:font-style-asian="italic" style:font-style-complex="italic" fo:language="en" fo:country="US"/>
    </style:style>
    <style:style style:name="T755" style:parent-style-name="DefaultParagraphFont" style:family="text">
      <style:text-properties fo:language="en" fo:country="US"/>
    </style:style>
    <style:style style:name="T756" style:parent-style-name="DefaultParagraphFont" style:family="text">
      <style:text-properties fo:font-style="italic" style:font-style-asian="italic" style:font-style-complex="italic" fo:language="en" fo:country="US"/>
    </style:style>
    <style:style style:name="T757" style:parent-style-name="DefaultParagraphFont" style:family="text">
      <style:text-properties fo:language="en" fo:country="US"/>
    </style:style>
    <style:style style:name="T758" style:parent-style-name="DefaultParagraphFont" style:family="text">
      <style:text-properties fo:font-style="italic" style:font-style-asian="italic" style:font-style-complex="italic" fo:language="en" fo:country="US"/>
    </style:style>
    <style:style style:name="T759" style:parent-style-name="DefaultParagraphFont" style:family="text">
      <style:text-properties fo:language="en" fo:country="US"/>
    </style:style>
    <style:style style:name="T760" style:parent-style-name="DefaultParagraphFont" style:family="text">
      <style:text-properties fo:font-style="italic" style:font-style-asian="italic" style:font-style-complex="italic" fo:language="en" fo:country="US"/>
    </style:style>
    <style:style style:name="T761" style:parent-style-name="DefaultParagraphFont" style:family="text">
      <style:text-properties fo:language="en" fo:country="US"/>
    </style:style>
    <style:style style:name="T762" style:parent-style-name="DefaultParagraphFont" style:family="text">
      <style:text-properties fo:font-style="italic" style:font-style-asian="italic" style:font-style-complex="italic" fo:language="en" fo:country="US"/>
    </style:style>
    <style:style style:name="T763" style:parent-style-name="DefaultParagraphFont" style:family="text">
      <style:text-properties fo:language="en" fo:country="US"/>
    </style:style>
    <style:style style:name="T764" style:parent-style-name="DefaultParagraphFont" style:family="text">
      <style:text-properties fo:font-style="italic" style:font-style-asian="italic" style:font-style-complex="italic" fo:language="en" fo:country="US"/>
    </style:style>
    <style:style style:name="T765" style:parent-style-name="DefaultParagraphFont" style:family="text">
      <style:text-properties fo:language="en" fo:country="US"/>
    </style:style>
    <style:style style:name="P766" style:parent-style-name="Normal" style:family="paragraph">
      <style:paragraph-properties fo:text-indent="0in"/>
    </style:style>
    <style:style style:name="T767" style:parent-style-name="DefaultParagraphFont" style:family="text">
      <style:text-properties fo:language="en" fo:country="US"/>
    </style:style>
    <style:style style:name="T768" style:parent-style-name="DefaultParagraphFont" style:family="text">
      <style:text-properties fo:font-style="italic" style:font-style-asian="italic" style:font-style-complex="italic" fo:language="en" fo:country="US"/>
    </style:style>
    <style:style style:name="T769" style:parent-style-name="DefaultParagraphFont" style:family="text">
      <style:text-properties fo:language="en" fo:country="US"/>
    </style:style>
    <style:style style:name="T770" style:parent-style-name="DefaultParagraphFont" style:family="text">
      <style:text-properties fo:font-style="italic" style:font-style-asian="italic" style:font-style-complex="italic" fo:language="en" fo:country="US"/>
    </style:style>
    <style:style style:name="T771" style:parent-style-name="DefaultParagraphFont" style:family="text">
      <style:text-properties fo:language="en" fo:country="US"/>
    </style:style>
    <style:style style:name="T772" style:parent-style-name="DefaultParagraphFont" style:family="text">
      <style:text-properties fo:font-style="italic" style:font-style-asian="italic" style:font-style-complex="italic" fo:language="en" fo:country="US"/>
    </style:style>
    <style:style style:name="T773" style:parent-style-name="DefaultParagraphFont" style:family="text">
      <style:text-properties fo:language="en" fo:country="US"/>
    </style:style>
    <style:style style:name="T774" style:parent-style-name="DefaultParagraphFont" style:family="text">
      <style:text-properties fo:font-style="italic" style:font-style-asian="italic" style:font-style-complex="italic" fo:language="en" fo:country="US"/>
    </style:style>
    <style:style style:name="T775" style:parent-style-name="DefaultParagraphFont" style:family="text">
      <style:text-properties fo:language="en" fo:country="US"/>
    </style:style>
    <style:style style:name="T776" style:parent-style-name="DefaultParagraphFont" style:family="text">
      <style:text-properties fo:font-style="italic" style:font-style-asian="italic" style:font-style-complex="italic" fo:language="en" fo:country="US"/>
    </style:style>
    <style:style style:name="T777" style:parent-style-name="DefaultParagraphFont" style:family="text">
      <style:text-properties fo:language="en" fo:country="US"/>
    </style:style>
    <style:style style:name="T778" style:parent-style-name="DefaultParagraphFont" style:family="text">
      <style:text-properties fo:font-style="italic" style:font-style-asian="italic" style:font-style-complex="italic" fo:language="en" fo:country="US"/>
    </style:style>
    <style:style style:name="T779" style:parent-style-name="DefaultParagraphFont" style:family="text">
      <style:text-properties fo:language="en" fo:country="US"/>
    </style:style>
    <style:style style:name="T780" style:parent-style-name="DefaultParagraphFont" style:family="text">
      <style:text-properties fo:font-style="italic" style:font-style-asian="italic" style:font-style-complex="italic"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style="italic" style:font-style-asian="italic" style:font-style-complex="italic" fo:language="en" fo:country="US"/>
    </style:style>
    <style:style style:name="T783" style:parent-style-name="DefaultParagraphFont" style:family="text">
      <style:text-properties fo:language="en" fo:country="US"/>
    </style:style>
    <style:style style:name="T784" style:parent-style-name="DefaultParagraphFont" style:family="text">
      <style:text-properties fo:font-style="italic" style:font-style-asian="italic" style:font-style-complex="italic" fo:language="en" fo:country="US"/>
    </style:style>
    <style:style style:name="T785" style:parent-style-name="DefaultParagraphFont" style:family="text">
      <style:text-properties fo:language="en" fo:country="US"/>
    </style:style>
    <style:style style:name="T786" style:parent-style-name="DefaultParagraphFont" style:family="text">
      <style:text-properties fo:font-style="italic" style:font-style-asian="italic" style:font-style-complex="italic" fo:language="en" fo:country="US"/>
    </style:style>
    <style:style style:name="T787" style:parent-style-name="DefaultParagraphFont" style:family="text">
      <style:text-properties fo:language="en" fo:country="US"/>
    </style:style>
    <style:style style:name="T788" style:parent-style-name="DefaultParagraphFont" style:family="text">
      <style:text-properties fo:font-style="italic" style:font-style-asian="italic" style:font-style-complex="italic" fo:language="en" fo:country="US"/>
    </style:style>
    <style:style style:name="T789" style:parent-style-name="DefaultParagraphFont" style:family="text">
      <style:text-properties fo:language="en" fo:country="US"/>
    </style:style>
    <style:style style:name="P790" style:parent-style-name="Normal" style:family="paragraph">
      <style:paragraph-properties fo:text-indent="0in"/>
      <style:text-properties fo:language="en" fo:country="US"/>
    </style:style>
    <style:style style:name="P791" style:parent-style-name="Normal" style:family="paragraph">
      <style:paragraph-properties fo:text-indent="0in"/>
      <style:text-properties fo:font-weight="bold" style:font-weight-asian="bold" style:font-weight-complex="bold" fo:language="en" fo:country="US"/>
    </style:style>
    <style:style style:name="P792" style:parent-style-name="Normal" style:family="paragraph">
      <style:paragraph-properties fo:text-indent="0in"/>
    </style:style>
    <style:style style:name="T793" style:parent-style-name="DefaultParagraphFont" style:family="text">
      <style:text-properties style:font-name-asian="Times New Roman" style:letter-kerning="false" fo:language="en" fo:country="US" style:language-asian="de" style:country-asian="DE"/>
    </style:style>
    <style:style style:name="T79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95" style:parent-style-name="DefaultParagraphFont" style:family="text">
      <style:text-properties style:font-name-asian="Times New Roman" style:letter-kerning="false" fo:language="en" fo:country="US" style:language-asian="de" style:country-asian="DE"/>
    </style:style>
    <style:style style:name="T79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97" style:parent-style-name="DefaultParagraphFont" style:family="text">
      <style:text-properties style:font-name-asian="Times New Roman" style:letter-kerning="false" fo:language="en" fo:country="US" style:language-asian="de" style:country-asian="DE"/>
    </style:style>
    <style:style style:name="T79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799" style:parent-style-name="DefaultParagraphFont" style:family="text">
      <style:text-properties style:font-name-asian="Times New Roman" style:letter-kerning="false" fo:language="en" fo:country="US" style:language-asian="de" style:country-asian="DE"/>
    </style:style>
    <style:style style:name="T80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01" style:parent-style-name="DefaultParagraphFont" style:family="text">
      <style:text-properties style:font-name-asian="Times New Roman" style:letter-kerning="false" fo:language="en" fo:country="US" style:language-asian="de" style:country-asian="DE"/>
    </style:style>
    <style:style style:name="T802"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03" style:parent-style-name="DefaultParagraphFont" style:family="text">
      <style:text-properties style:font-name-asian="Times New Roman" style:letter-kerning="false" fo:language="en" fo:country="US" style:language-asian="de" style:country-asian="DE"/>
    </style:style>
    <style:style style:name="T80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05" style:parent-style-name="DefaultParagraphFont" style:family="text">
      <style:text-properties style:font-name-asian="Times New Roman" style:letter-kerning="false" fo:language="en" fo:country="US" style:language-asian="de" style:country-asian="DE"/>
    </style:style>
    <style:style style:name="T80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07" style:parent-style-name="DefaultParagraphFont" style:family="text">
      <style:text-properties style:font-name-asian="Times New Roman" style:letter-kerning="false" fo:language="en" fo:country="US" style:language-asian="de" style:country-asian="DE"/>
    </style:style>
    <style:style style:name="T80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09" style:parent-style-name="DefaultParagraphFont" style:family="text">
      <style:text-properties style:font-name-asian="Times New Roman" style:letter-kerning="false" fo:language="en" fo:country="US" style:language-asian="de" style:country-asian="DE"/>
    </style:style>
    <style:style style:name="T81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11" style:parent-style-name="DefaultParagraphFont" style:family="text">
      <style:text-properties style:font-name-asian="Times New Roman" style:letter-kerning="false" fo:language="en" fo:country="US" style:language-asian="de" style:country-asian="DE"/>
    </style:style>
    <style:style style:name="T812"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13" style:parent-style-name="DefaultParagraphFont" style:family="text">
      <style:text-properties style:font-name-asian="Times New Roman" style:letter-kerning="false" fo:language="en" fo:country="US" style:language-asian="de" style:country-asian="DE"/>
    </style:style>
    <style:style style:name="T81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15" style:parent-style-name="DefaultParagraphFont" style:family="text">
      <style:text-properties style:font-name-asian="Times New Roman" style:letter-kerning="false" fo:language="en" fo:country="US" style:language-asian="de" style:country-asian="DE"/>
    </style:style>
    <style:style style:name="T81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17" style:parent-style-name="DefaultParagraphFont" style:family="text">
      <style:text-properties style:font-name-asian="Times New Roman" style:letter-kerning="false" fo:language="en" fo:country="US" style:language-asian="de" style:country-asian="DE"/>
    </style:style>
    <style:style style:name="T818"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19" style:parent-style-name="DefaultParagraphFont" style:family="text">
      <style:text-properties style:font-name-asian="Times New Roman" style:letter-kerning="false" fo:language="en" fo:country="US" style:language-asian="de" style:country-asian="DE"/>
    </style:style>
    <style:style style:name="T820"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21" style:parent-style-name="DefaultParagraphFont" style:family="text">
      <style:text-properties style:font-name-asian="Times New Roman" style:letter-kerning="false" fo:language="en" fo:country="US" style:language-asian="de" style:country-asian="DE"/>
    </style:style>
    <style:style style:name="T822"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23" style:parent-style-name="DefaultParagraphFont" style:family="text">
      <style:text-properties style:font-name-asian="Times New Roman" style:letter-kerning="false" fo:language="en" fo:country="US" style:language-asian="de" style:country-asian="DE"/>
    </style:style>
    <style:style style:name="T82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25" style:parent-style-name="DefaultParagraphFont" style:family="text">
      <style:text-properties style:font-name-asian="Times New Roman" style:letter-kerning="false" fo:language="en" fo:country="US" style:language-asian="de" style:country-asian="DE"/>
    </style:style>
    <style:style style:name="P826" style:parent-style-name="Normal" style:family="paragraph">
      <style:paragraph-properties fo:text-indent="0.4916in"/>
    </style:style>
    <style:style style:name="T827" style:parent-style-name="DefaultParagraphFont" style:family="text">
      <style:text-properties style:font-name-asian="Times New Roman" style:letter-kerning="false" fo:language="en" fo:country="US" style:language-asian="de" style:country-asian="DE"/>
    </style:style>
    <style:style style:name="T828" style:parent-style-name="DefaultParagraphFont" style:family="text">
      <style:text-properties style:font-name-asian="Times New Roman" fo:font-style="italic" style:font-style-asian="italic" style:font-style-complex="italic" style:letter-kerning="false" style:language-asian="de" style:country-asian="DE"/>
    </style:style>
    <style:style style:name="T829"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0" style:parent-style-name="DefaultParagraphFont" style:family="text">
      <style:text-properties style:font-name-asian="Times New Roman" style:letter-kerning="false" fo:language="en" fo:country="US" style:language-asian="de" style:country-asian="DE"/>
    </style:style>
    <style:style style:name="T831"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2" style:parent-style-name="DefaultParagraphFont" style:family="text">
      <style:text-properties style:font-name-asian="Times New Roman" style:letter-kerning="false" fo:language="en" fo:country="US" style:language-asian="de" style:country-asian="DE"/>
    </style:style>
    <style:style style:name="T833" style:parent-style-name="DefaultParagraphFont" style:family="text">
      <style:text-properties style:font-name-asian="Times New Roman" fo:font-style="italic" style:font-style-asian="italic" style:font-style-complex="italic" style:letter-kerning="false" style:language-asian="de" style:country-asian="DE"/>
    </style:style>
    <style:style style:name="T834"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5" style:parent-style-name="DefaultParagraphFont" style:family="text">
      <style:text-properties style:font-name-asian="Times New Roman" style:letter-kerning="false" fo:language="en" fo:country="US" style:language-asian="de" style:country-asian="DE"/>
    </style:style>
    <style:style style:name="T836" style:parent-style-name="DefaultParagraphFont" style:family="text">
      <style:text-properties style:font-name-asian="Times New Roman" fo:font-style="italic" style:font-style-asian="italic" style:font-style-complex="italic" style:letter-kerning="false" fo:language="en" fo:country="US" style:language-asian="de" style:country-asian="DE"/>
    </style:style>
    <style:style style:name="T837" style:parent-style-name="DefaultParagraphFont" style:family="text">
      <style:text-properties style:font-name-asian="Times New Roman" style:letter-kerning="false" fo:language="en" fo:country="US" style:language-asian="de" style:country-asian="DE"/>
    </style:style>
    <style:style style:name="P838" style:parent-style-name="Normal" style:family="paragraph">
      <style:paragraph-properties fo:text-indent="0.4916in"/>
    </style:style>
    <style:style style:name="T839" style:parent-style-name="DefaultParagraphFont" style:family="text">
      <style:text-properties style:font-name-asian="Times New Roman" style:letter-kerning="false" fo:language="en" fo:country="US" style:language-asian="de" style:country-asian="DE"/>
    </style:style>
    <style:style style:name="T840" style:parent-style-name="DefaultParagraphFont" style:family="text">
      <style:text-properties fo:language="en" fo:country="US"/>
    </style:style>
    <style:style style:name="P841" style:parent-style-name="Normal" style:family="paragraph">
      <style:paragraph-properties fo:text-indent="0in"/>
      <style:text-properties fo:language="en" fo:country="US"/>
    </style:style>
    <style:style style:name="P842" style:parent-style-name="Normal" style:family="paragraph">
      <style:paragraph-properties fo:text-indent="0in"/>
      <style:text-properties fo:font-weight="bold" style:font-weight-asian="bold" style:font-weight-complex="bold" fo:language="en" fo:country="US"/>
    </style:style>
    <style:style style:name="P843" style:parent-style-name="Normal" style:family="paragraph">
      <style:paragraph-properties fo:text-indent="0in"/>
    </style:style>
    <style:style style:name="T844" style:parent-style-name="DefaultParagraphFont" style:family="text">
      <style:text-properties fo:language="en" fo:country="US"/>
    </style:style>
    <style:style style:name="T845" style:parent-style-name="DefaultParagraphFont" style:family="text">
      <style:text-properties fo:font-style="italic" style:font-style-asian="italic" style:font-style-complex="italic" fo:language="en" fo:country="US"/>
    </style:style>
    <style:style style:name="T846" style:parent-style-name="DefaultParagraphFont" style:family="text">
      <style:text-properties fo:language="en" fo:country="US"/>
    </style:style>
    <style:style style:name="T847" style:parent-style-name="DefaultParagraphFont" style:family="text">
      <style:text-properties fo:font-style="italic" style:font-style-asian="italic" style:font-style-complex="italic"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P850" style:parent-style-name="CommentText" style:family="paragraph">
      <style:paragraph-properties fo:text-align="start" fo:text-indent="0in"/>
    </style:style>
    <style:style style:name="T851" style:parent-style-name="DefaultParagraphFont" style:family="text">
      <style:text-properties fo:language="en" fo:country="US"/>
    </style:style>
    <style:style style:name="T852" style:parent-style-name="DefaultParagraphFont" style:family="text">
      <style:text-properties fo:font-style="italic" style:font-style-asian="italic" style:font-style-complex="italic" fo:language="en" fo:country="US"/>
    </style:style>
    <style:style style:name="T853" style:parent-style-name="DefaultParagraphFont" style:family="text">
      <style:text-properties fo:language="en" fo:country="US"/>
    </style:style>
    <style:style style:name="T854" style:parent-style-name="DefaultParagraphFont" style:family="text">
      <style:text-properties fo:font-style="italic" style:font-style-asian="italic" style:font-style-complex="italic" fo:language="en" fo:country="US"/>
    </style:style>
    <style:style style:name="T855" style:parent-style-name="DefaultParagraphFont" style:family="text">
      <style:text-properties fo:language="en" fo:country="US"/>
    </style:style>
    <style:style style:name="P856" style:parent-style-name="Normal" style:family="paragraph">
      <style:paragraph-properties fo:text-indent="0in"/>
    </style:style>
    <style:style style:name="T857" style:parent-style-name="DefaultParagraphFont" style:family="text">
      <style:text-properties fo:language="en" fo:country="US"/>
    </style:style>
    <style:style style:name="T858" style:parent-style-name="DefaultParagraphFont" style:family="text">
      <style:text-properties fo:font-style="italic" style:font-style-asian="italic" style:font-style-complex="italic" fo:language="en" fo:country="US"/>
    </style:style>
    <style:style style:name="T859" style:parent-style-name="DefaultParagraphFont" style:family="text">
      <style:text-properties fo:language="en" fo:country="US"/>
    </style:style>
    <style:style style:name="T860" style:parent-style-name="DefaultParagraphFont" style:family="text">
      <style:text-properties fo:font-style="italic" style:font-style-asian="italic" style:font-style-complex="italic" fo:language="en" fo:country="US"/>
    </style:style>
    <style:style style:name="T861" style:parent-style-name="DefaultParagraphFont" style:family="text">
      <style:text-properties fo:language="en" fo:country="US"/>
    </style:style>
    <style:style style:name="T862" style:parent-style-name="DefaultParagraphFont" style:family="text">
      <style:text-properties fo:font-style="italic" style:font-style-asian="italic" style:font-style-complex="italic" fo:language="en" fo:country="US"/>
    </style:style>
    <style:style style:name="T863" style:parent-style-name="DefaultParagraphFont" style:family="text">
      <style:text-properties fo:language="en" fo:country="US"/>
    </style:style>
    <style:style style:name="T864" style:parent-style-name="DefaultParagraphFont" style:family="text">
      <style:text-properties fo:font-style="italic" style:font-style-asian="italic" style:font-style-complex="italic" fo:language="en" fo:country="US"/>
    </style:style>
    <style:style style:name="T865" style:parent-style-name="DefaultParagraphFont" style:family="text">
      <style:text-properties fo:language="en" fo:country="US"/>
    </style:style>
    <style:style style:name="P866" style:parent-style-name="Normal" style:family="paragraph">
      <style:paragraph-properties fo:text-indent="0in"/>
      <style:text-properties fo:language="en" fo:country="US"/>
    </style:style>
    <style:style style:name="P867" style:parent-style-name="Normal" style:family="paragraph">
      <style:paragraph-properties fo:text-indent="0in"/>
      <style:text-properties fo:language="en" fo:country="US"/>
    </style:style>
    <style:style style:name="P868" style:parent-style-name="Normal" style:family="paragraph">
      <style:paragraph-properties fo:text-indent="0in"/>
      <style:text-properties fo:language="en" fo:country="US"/>
    </style:style>
    <style:style style:name="P869" style:parent-style-name="Normal" style:family="paragraph">
      <style:text-properties fo:language="en" fo:country="US"/>
    </style:style>
    <style:style style:name="P870" style:parent-style-name="Heading1" style:family="paragraph">
      <style:text-properties fo:language="en" fo:country="US"/>
    </style:style>
    <style:style style:name="P871" style:parent-style-name="Normal" style:family="paragraph">
      <style:text-properties fo:language="en" fo:country="US"/>
    </style:style>
    <style:style style:name="P872" style:parent-style-name="Heading1" style:family="paragraph">
      <style:text-properties fo:language="en" fo:country="US"/>
    </style:style>
    <style:style style:name="P873" style:parent-style-name="Normal" style:family="paragraph">
      <style:text-properties fo:language="en" fo:country="US"/>
    </style:style>
    <style:style style:family="graphic" style:name="a0">
      <style:graphic-properties style:vertical-pos="middle"/>
    </style:style>
  </office:automatic-styles>
  <office:body>
    <office:text text:use-soft-page-breaks="true">
      <text:p text:style-name="P1">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text:a xlink:href="#_Toc194300386" office:target-frame-name="_top" xlink:show="replace"><text:span text:style-name="T4">Introduction</text:span><text:tab/>1</text:a></text:p>
          <text:p text:style-name="P5"><text:a xlink:href="#_Toc194300387" office:target-frame-name="_top" xlink:show="replace"><text:span text:style-name="T6">Theoretical Background</text:span><text:tab/>2</text:a></text:p>
          <text:p text:style-name="P7"><text:a xlink:href="#_Toc194300388" office:target-frame-name="_top" xlink:show="replace"><text:span text:style-name="T8">Cognitive Impairment in PCS</text:span><text:tab/>2</text:a></text:p>
          <text:p text:style-name="P9"><text:a xlink:href="#_Toc194300389" office:target-frame-name="_top" xlink:show="replace"><text:span text:style-name="Hyperlink">Cognitive Symptoms in PCS.</text:span><text:tab/>2</text:a></text:p>
          <text:p text:style-name="P10"><text:a xlink:href="#_Toc194300390" office:target-frame-name="_top" xlink:show="replace"><text:span text:style-name="T11">Assessment of Cognitive Dysfunctioning in PCS.</text:span><text:tab/>3</text:a></text:p>
          <text:p text:style-name="P12"><text:a xlink:href="#_Toc194300391" office:target-frame-name="_top" xlink:show="replace"><text:span text:style-name="T13">Objective versus Subjective Impairment</text:span><text:tab/>3</text:a></text:p>
          <text:p text:style-name="P14"><text:a xlink:href="#_Toc194300392" office:target-frame-name="_top" xlink:show="replace"><text:span text:style-name="T15">Influence of Psychiatric and Health-related Symptoms on Cognitive Decline</text:span><text:tab/>3</text:a></text:p>
          <text:p text:style-name="P16"><text:a xlink:href="#_Toc194300393" office:target-frame-name="_top" xlink:show="replace"><text:span text:style-name="T17">Biological factors</text:span><text:tab/>3</text:a></text:p>
          <text:p text:style-name="P18"><text:a xlink:href="#_Toc194300394" office:target-frame-name="_top" xlink:show="replace"><text:span text:style-name="T19">EEG as a Tool to assess cognitive impairment and related symptoms</text:span><text:tab/>3</text:a></text:p>
          <text:p text:style-name="P20"><text:a xlink:href="#_Toc194300395" office:target-frame-name="_top" xlink:show="replace"><text:span text:style-name="T21">Results</text:span><text:tab/>3</text:a></text:p>
        </text:index-body>
      </text:table-of-content>
      <text:p text:style-name="Normal"/>
      <text:p text:style-name="P22"><text:bookmark-start text:name="_Toc194300386"/></text:p>
      <text:soft-page-break/>
      <text:h text:style-name="P23" text:outline-level="1"><text:span text:style-name="T24">Introduct</text:span><text:span text:style-name="T25"><office:annotation office:name="0" xml:id="527244258"><dc:creator>Janka Hauffe</dc:creator><dc:date>2025-03-31T12:36:00</dc:date><meta:creator-initials>JH</meta:creator-initials><text:p text:style-name="P26">Fänd es eigentlich ganz cool die nur auf einer Seite zu haben. Kann ich irgendwo noch was löschen? Bestimmt, aver bin mir gerade unsicher wo</text:p></office:annotation>ion</text:span><text:bookmark-end text:name="_Toc194300386"/><text:span text:style-name="T27"><office:annotation-end office:name="0"/></text:span></text:h>
      <text:p text:style-name="Normal"><text:span text:style-name="T28">At some point, most of us experienced moments of disorientation, trouble concentrating, or forgetting simple tasks. For many individuals recovering from COVID-19, however, this mental cloudiness is more than a fleeting inconvenience. It is a persistent reminder of their illness. These cognitive<text:s/></text:span><text:span text:style-name="T29"><office:annotation office:name="1" xml:id="1992059145"><dc:creator>Janka Hauffe</dc:creator><dc:date>2025-03-31T02:28:00</dc:date><meta:creator-initials>JH</meta:creator-initials><text:p text:style-name="P30">Hier brain fog einführen!!</text:p></office:annotation><office:annotation office:name="2" xml:id="493192024"><dc:creator>Janka Hauffe</dc:creator><dc:date>2025-03-31T12:37:00</dc:date><meta:creator-initials>JH</meta:creator-initials><text:p text:style-name="P31"><text:span text:style-name="T32">often described as "brain fog,"<text:s/></text:span></text:p></office:annotation>challenges, along with fatigue<text:s/></text:span><text:span text:style-name="T33"><office:annotation-end office:name="1"/></text:span><text:span text:style-name="T34"><office:annotation-end office:name="2"/></text:span><text:span text:style-name="T35">and other lingering symptoms, continue to affect their daily lives long after the infection has passed.</text:span></text:p>
      <text:p text:style-name="P36">Cognition is the most complex function of the brain (<text:bookmark-start text:name="_Hlk193925840"/>Birle et al., 2020)<text:s/><text:bookmark-end text:name="_Hlk193925840"/>and is defined as “the mental action or process of acquiring knowledge and understanding through thought, experience, and the senses” (<text:bookmark-start text:name="_Hlk193925851"/>Cambridge Cognition, 2015<text:bookmark-end text:name="_Hlk193925851"/>). It is essential for navigating the complexities of everyday life (Cambridge Cognition, 2015;<text:s/><text:bookmark-start text:name="_Hlk193925862"/>Eysenck &amp; Brysbaert, 2018<text:bookmark-end text:name="_Hlk193925862"/>;<text:s/><text:bookmark-start text:name="_Hlk193925874"/>Liu, Wang, Xin, Jiang &amp; Meng, 2024),<text:s/><text:bookmark-end text:name="_Hlk193925874"/>enabling individuals to comprehend and interact with the world around them (Eysenck &amp; Brysbaert, 2018). Cognition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37">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38">Cognition can be assessed using various methods, each differing in their level of objectivity and sensitivity (Cambridge Cognition, 2015).<text:s/></text:span><text:span text:style-name="T39"><office:annotation office:name="3" xml:id="1368895952"><dc:creator>Janka Hauffe</dc:creator><dc:date>2025-02-28T10:07:00</dc:date><meta:creator-initials>Janka Hau</meta:creator-initials><text:p text:style-name="P40">Delete?</text:p></office:annotation><office:annotation office:name="4" xml:id="1377369026"><dc:creator>Janka Hauffe</dc:creator><dc:date>2025-03-31T03:34:00</dc:date><meta:creator-initials>JH</meta:creator-initials><text:p text:style-name="P41"><text:span text:style-name="T42">This thesis examines cognitive decline and associated neuropsychiatric symptoms in<text:s/></text:span><text:span text:style-name="T43">individuals following SARS-CoV-2 infection.<text:s/></text:span></text:p></office:annotation>Recognizing the importance of cognition underscores the profound effects that cognitive impairment can have on an individual’s independence and quality of life</text:span><text:span text:style-name="T44"><office:annotation-end office:name="3"/></text:span><text:span text:style-name="T45"><office:annotation-end office:name="4"/></text:span><text:span text:style-name="T46">.<text:s/></text:span></text:p>
      <text:p text:style-name="Normal"><text:span text:style-name="T47">To fully understand this phenomenon, an overview of <text:s/>COVID-19 and its association with cognitive impairment in post-COVID-19 syndrome is first provided. The distinction between subjective cognitive decline and objective cognitive impairment is explained, followed by a discussion of the impact of<text:s/></text:span><text:span text:style-name="T48"><office:annotation office:name="5" xml:id="288934035"><dc:creator>Janka Hauffe</dc:creator><dc:date>2025-03-27T19:12:00</dc:date><meta:creator-initials>JH</meta:creator-initials><text:p text:style-name="P49">Danach noch die biologischen Faktoren mit reinnehmen? Oder weglassen?</text:p></office:annotation>neuropsychiatric s</text:span><text:span text:style-name="T50"><office:annotation-end office:name="5"/></text:span><text:span text:style-name="T51">ymptoms on cognitive difficulties. Next, the role of electroencephalography (EEG) as a neurophysiological tool for assessing cognitive function is introduced.<text:s/></text:span><text:span text:style-name="T52"><office:annotation office:name="6" xml:id="1060830195"><dc:creator>Janka Hauffe</dc:creator><dc:date>2025-03-27T19:15:00</dc:date><meta:creator-initials>JH</meta:creator-initials><text:p text:style-name="P53">Not quite happy yet</text:p></office:annotation>Following this, existing EEG research on subjective and objective<text:s/></text:span><text:soft-page-break/><text:span text:style-name="T54">cognitive impairment, as well as its application in post-COVID-19 syndrome, is reviewed</text:span><text:span text:style-name="T55"><office:annotation-end office:name="6"/></text:span><text:span text:style-name="T56">. Fi</text:span><text:span text:style-name="T57"><office:annotation office:name="7" xml:id="391336806"><dc:creator>Janka Hauffe</dc:creator><dc:date>2025-03-27T20:09:00</dc:date><meta:creator-initials>JH</meta:creator-initials><text:p text:style-name="P58">Oder: finally the aim of the study and the hypotheses are introduced</text:p></office:annotation>nally</text:span><text:span text:style-name="T59"><office:annotation-end office:name="7"/></text:span><text:span text:style-name="T60">,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61"/>
      <text:h text:style-name="P62" text:outline-level="1"><text:bookmark-start text:name="_Toc194300387"/>Theoretical Background<text:bookmark-end text:name="_Toc194300387"/></text:h>
      <text:p text:style-name="P63">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64"/>
      <text:h text:style-name="P65" text:outline-level="2"><text:bookmark-start text:name="_Toc194300388"/>Cognitive Impairment in PCS<text:bookmark-end text:name="_Toc194300388"/></text:h>
      <text:p text:style-name="P66">Cognitive impairment is one of the most frequent symptoms of PCS (Davids et al., 2021; WHO). It affects several cognitive domains, highlighting the diversity of cognitive deficits in PCS patients (Hasting et al., 2023; Widmann et al., 2023).<text:s/></text:p>
      <text:p text:style-name="Normal"><text:bookmark-start text:name="_Toc194300389"/><text:span text:style-name="T67">Cognitive Symptoms in PCS.</text:span><text:bookmark-end text:name="_Toc194300389"/><text:span text:style-name="T68"><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text:s/></text:span><text:span text:style-name="T69"><office:annotation office:name="8" xml:id="1504417762"><dc:creator>Janka Hauffe</dc:creator><dc:date>2025-03-31T12:41:00</dc:date><meta:creator-initials>JH</meta:creator-initials><text:p text:style-name="P70">Hier oder in Einleitung?</text:p></office:annotation>as “brain fog”,<text:s/></text:span><text:span text:style-name="T71"><office:annotation-end office:name="8"/></text:span><text:span text:style-name="T72">a non-specific term used to express mental cloudiness, slowed thinking, and cognitive fatigue (Amin-Chowdhury et al., 2021; Bland et al., 2024; Fortini et al., 2021; Kwan et al., 2024; Widmann et al., 2023).</text:span></text:p>
      <text:soft-page-break/>
      <text:p text:style-name="P73">Neuropsychological assessments have identified executive functions, attention, verbal learning, processing speed, episodic memory, visuospatial processing, psychomotor coordination as the cognitive domains most frequently impaired (Becker et al., 2021; Damiano et al., 2022; Delgado-Alonso et al., 2022; Ferrucci et al., 2021; García-Sánchez et al., 2022; Hasting et al., 2023; Mazza et al., 2021; Miskowiak et al. 2021).</text:p>
      <text:p text:style-name="Normal"><text:bookmark-start text:name="_Toc194300390"/><text:span text:style-name="T74">Assessment of Cognitive Dysfunctioning in PCS.</text:span><text:bookmark-end text:name="_Toc194300390"/><text:span text:style-name="T75"><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76">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 and objectively assessed impairments.<text:s/></text:p>
      <text:p text:style-name="P77"/>
      <text:p text:style-name="P78"><text:bookmark-start text:name="_Toc194300391"/><text:span text:style-name="T79">Objective versus Subjective Impairment</text:span><text:bookmark-end text:name="_Toc194300391"/></text:p>
      <text:p text:style-name="P80">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p>
      <text:p text:style-name="Normal"><text:span text:style-name="T81">However, most studies have reported higher rates of cognitive impairment through subjective cognitive complaints than through objective test results (</text:span><text:bookmark-start text:name="_Hlk193926368"/><text:span text:style-name="T82">Schild, Scharfenberg, et al., 2023).<text:s/></text:span><text:bookmark-end text:name="_Hlk193926368"/><text:span text:style-name="T83">Among 52 patients who self-reported cognitive impairment after SARS-CoV-2 infection, the MoCA confirmed impairment in only 25%, while extensive neurological assessment indicated impairments in 60% of these patients (Schild,<text:s/></text:span><text:span text:style-name="T84">Goereci, et al., 2023)</text:span><text:span text:style-name="T85">.<text:s/></text:span><text:soft-page-break/><text:span text:style-name="T86">Similarly, Gomzyakova, Palchikova, Tumova, Kasyanov and Sorokin (2022) found that objective cognitive decline, indicated by a<text:s/></text:span><text:span text:style-name="T87"><office:annotation office:name="9" xml:id="730897823"><dc:creator>Rolf Hauffe</dc:creator><dc:date>2025-03-28T04:01:00</dc:date><meta:creator-initials>RH</meta:creator-initials><text:p text:style-name="CommentText"><text:span text:style-name="T88">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pan></text:p></office:annotation>MoCA<text:s/></text:span><text:span text:style-name="T89"><office:annotation-end office:name="9"/></text:span><text:span text:style-name="T90">score &lt; 26, was detected in only 40 % of participants who reported subjective cognitive complaints. This raises questions about the sensitivity of the MoCA in detecting cognitive deficits, as it often yields results within the normal range (Hasting et al., 2023). Moreover, Schild, Scharfberg, Kirchner, et al. (2023) reported that 88% of patients reported persistent self-reported cognitive impairment,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91"><office:annotation office:name="10" xml:id="2096310203"><dc:creator>Janka Hauffe</dc:creator><dc:date>2025-03-31T03:47:00</dc:date><meta:creator-initials>JH</meta:creator-initials><text:p text:style-name="P92">?</text:p></office:annotation>But what might these self-reported symptoms then reflect</text:span><text:span text:style-name="T93"><office:annotation-end office:name="10"/></text:span><text:span text:style-name="T94">?<text:s/></text:span></text:p>
      <text:p text:style-name="P95"/>
      <text:h text:style-name="P96" text:outline-level="2"><text:bookmark-start text:name="_Toc194300392"/>Influence of Psychiatric and Health-related Symptoms on Cognitive Decline<text:bookmark-end text:name="_Toc194300392"/><text:s/></text:h>
      <text:p text:style-name="Normal"><text:span text:style-name="T97">“[…] subjective cognitive de</text:span><text:span text:style-name="T98">ﬁ</text:span><text:span text:style-name="T99">cits in everyday situations are predicted by elevated anxiety and fatigue levels more than by objective cognitive performance” (Zamarian et al., 2004).</text:span><text:span text:style-name="T100"><text:s/>In addition to cognitive impairment, PCS patients often experience a range of other symptoms, with fatigue being the most commonly reported alongside cognitive difficulties (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 patients, objective cognitive test results were closely linked to anxiety, depression, fatigue, and pain, a pattern that was not observed in hospitalized individuals (Blackmon et al., 2022). In contrast, a study using the MoCA reported no significant correlation between MoCA scores and levels of depression and anxiety (</text:span><text:bookmark-start text:name="_Hlk193971605"/><text:span text:style-name="T101">Gomzyakova et al., 2022</text:span><text:bookmark-end text:name="_Hlk193971605"/><text:span text:style-name="T102">),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Henneghan et al., 2022; Gomzyakova et al., 2022). Similar associations have been reported in several other studies (Badinlou et al., 2022; Brück et al., 2019;<text:s/></text:span><text:span text:style-name="T103">Costas-</text:span><text:soft-page-break/><text:span text:style-name="T104">Carrera et al., 2022; Hill et al., 2016). Conversely, objective cognitive function has been found to be more closely related to perceived stress (Bland et al., 2024).</text:span></text:p>
      <text:p text:style-name="P105">Taken together, these findings support the assumption of Zamarian et al. (2024) that subjective cognitive deficits in PCS patients may be better explained by elevated anxiety and fatigue, and further complemented by depression and sleep disturbance (Henneghan et al., 2022; Gomzyakova et al., 2022) rather than by objective cognitive performance.<text:s/></text:p>
      <text:p text:style-name="P106">Nonetheless, although individuals with self-reported cognitive difficulties 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p>
      <text:p text:style-name="P107"/>
      <text:h text:style-name="P108" text:outline-level="3"><text:bookmark-start text:name="_Toc194300393"/>Biological factors<text:bookmark-end text:name="_Toc194300393"/></text:h>
      <text:p text:style-name="P109">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110"/>
      <text:h text:style-name="P111" text:outline-level="2">EEG as a Tool to assess cognitive impairment and related symptoms</text:h>
      <text:p text:style-name="Normal"><text:span text:style-name="T112">EEG has been proven to be a valuable tool for assessing both subjective cognitive difficulties (Rossini</text:span><text:span text:style-name="T113">, Rossi, Babiloni &amp; Polich,<text:s/></text:span><text:span text:style-name="T114">2007) and objective cognitive impairment such as MCI and AD (Babiloni et al., 2011; Dierks, Frölich, Ihl &amp; Maurer, 1994;<text:s/></text:span><text:span text:style-name="T115">Jeong, 2004;<text:s/></text:span><text:span text:style-name="T116">Perez, Duque, Hidalgo &amp; Salvador, Rossini et al., 2007, Yener</text:span><text:span text:style-name="T117">, Güntekin &amp;</text:span><text:span text:style-name="T118"><text:s/></text:span><text:a xlink:href="https://onlinelibrary.wiley.com/authored-by/Ba%C5%9Far/E" office:target-frame-name="_top" xlink:show="replace"><text:span text:style-name="T119">Başar</text:span></text:a><text:span text:style-name="T120">, 2008).<text:s/></text:span></text:p>
      <text:p text:style-name="P121">EEG is a neurophysiological technique that records brain electrical activity via scalp electrodes (Babiloni et al., 2011; Babiloni et al., 2016), providing a direct, real-time view of human brain function in physiological and pathological conditions (Berger, 1929; Liu et al., 2024).<text:s/></text:p>
      <text:soft-page-break/>
      <text:p text:style-name="Normal"><text:span text:style-name="T122">The human brain consists of approximately 100 billion neurons, forming intricate synaptic networks that support cognitive<text:s/></text:span><text:span text:style-name="T123"><office:annotation office:name="11" xml:id="1329603482"><dc:creator>Janka Hauffe</dc:creator><dc:date>2025-02-12T08:41:00</dc:date><meta:creator-initials>JH</meta:creator-initials><text:p text:style-name="P124">Functioning?</text:p></office:annotation>function</text:span><text:span text:style-name="CommentReference"><office:annotation-end office:name="11"/></text:span><text:span text:style-name="T125"><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p text:style-name="Normal"><text:span text:style-name="T126">The value of EEG in studying cognitive impairment has been recognized for decades. Hans Berger introduced EEG in humans in 1924 and was the first to observe pathological EEG patterns in a verified AD patient (Berger, 19</text:span><text:span text:style-name="T127">29</text:span><text:span text:style-name="T128">; Jeong, 2004), laying the foundation for numerous studies on EEG in AD and other neurodegenerative disorders (Jeong, 2004). Several studies have found a strong correlation between the degree of EEG abnormality and cognitive impairment (</text:span><text:span text:style-name="T129"><office:annotation office:name="12" xml:id="798342259"><dc:creator>Janka Hauffe</dc:creator><dc:date>2025-03-31T22:35:00</dc:date><meta:creator-initials>JH</meta:creator-initials><text:p text:style-name="P130">Studien alle mega alt. Vllt finde ich noch was neueres</text:p></office:annotation>Brenner et al., 1988; Erkinjuntti et al., 1988; Johannesson et al., 1979; Kaszniak et al., 1979; Liddle, 1958; Merskey et al., 1980; Obrist et al., 1962; Rae-Grant et al., 1987; Roberts et al., 1978; Soininen et al., 1982).<text:s/></text:span><text:span text:style-name="T131"><office:annotation-end office:name="12"/></text:span><text:span text:style-name="T132"><office:annotation office:name="13" xml:id="1454839443"><dc:creator>Janka Hauffe</dc:creator><dc:date>2025-03-31T12:30:00</dc:date><meta:creator-initials>JH</meta:creator-initials><text:p text:style-name="P133">Hier jetzt doppelt. Wo besser? Oder gar nicht?</text:p></office:annotation>Babiloni et al. (2021) concluded, that EEG can serve as a supportive diagnostic tool for cognitive impairment, detecting brain dysfunction even before reaching pathological diagnostic criteria.<text:s/></text:span><text:span text:style-name="T134"><office:annotation-end office:name="13"/></text:span><text:span text:style-name="T135"><text:s/></text:span><text:bookmark-start text:name="_Hlk178302865"/></text:p>
      <text:p text:style-name="Normal"><text:span text:style-name="T136">EEG studies have become increasingly relevant for investigating individuals with COVID-19 and PCS, as they reveal changes in brain neural activity that correlate with fatigue, which is alongside cognitive decline the most commonly reported symptom, and cognitive deficits in these patients<text:s/></text:span><text:span text:style-name="T137">(</text:span><text:span text:style-name="T138">Antony &amp; Haneef, 2020;<text:s/></text:span><text:span text:style-name="T139">Appelt et al., 2022; Cecchetti et al., 2022; Furlanis et al., 2023;<text:s/></text:span><text:bookmark-start text:name="_Hlk192083177"/><text:span text:style-name="T140">Kopańska et al., 2022</text:span><text:bookmark-end text:name="_Hlk192083177"/><text:span text:style-name="T141">; Kubota, Gajera &amp; Kuroda, 2021;<text:s/></text:span><text:span text:style-name="T142">Pasini et al., 2020; Pastor, Vega-Zelaya &amp; Abad, 2020; Roberto, Espiritu, Fernandez &amp; Gutierrez, 2020;<text:s/></text:span><text:span text:style-name="T143">Wojcik et al., 2023)</text:span><text:span text:style-name="T144">.</text:span><text:bookmark-end text:name="_Hlk178302865"/><text:span text:style-name="T145"><text:s/></text:span></text:p>
      <text:p text:style-name="P146"><text:span text:style-name="T147">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48"/>
      <text:p text:style-name="Normal"><text:span text:style-name="T149">EEG is a direct, non-invasive, safe, cost-effective, and<text:s/></text:span><text:span text:style-name="T150"><office:annotation office:name="14" xml:id="1214374927"><dc:creator>Janka Hauffe</dc:creator><dc:date>2025-02-11T18:23:00</dc:date><meta:creator-initials>JH</meta:creator-initials><text:p text:style-name="P151">Delete here?</text:p></office:annotation>portable</text:span><text:span text:style-name="CommentReference"><office:annotation-end office:name="14"/></text:span><text:span text:style-name="T152"><text:s/>method, making it a simple and convenient tool for assessing brain function (Babiloni et al., 2016; Babiloni et al., 2021; Biasiucci, Franceschiello &amp; Murray, 2019; Meghdadi et al., 2021;<text:s/></text:span><text:span text:style-name="T153">Neo, Foti, Keehn &amp; Kelleher, 2023;<text:s/></text:span><text:span text:style-name="T154">Rossini et al., 2019). Furthermore, EEG offers high temporal resolution (Meghdadi et al., 2021; Rossini et al., 2004; Rossini et al., 2019) (time resolution of ≤ 1 ms)<text:s/></text:span><text:span text:style-name="T155"><office:annotation office:name="15" xml:id="1560973093"><dc:creator>Janka Hauffe</dc:creator><dc:date>2025-02-12T08:09:00</dc:date><meta:creator-initials>JH</meta:creator-initials><text:p text:style-name="P156"><text:span text:style-name="T157">rewrite</text:span></text:p></office:annotation><text:soft-page-break/>enabling it to provide neurophysiological data that cannot be obtained from other neuroimaging techniques (</text:span><text:span text:style-name="CommentReference"><office:annotation-end office:name="15"/></text:span><text:span text:style-name="T158">Biasiucci et al., 2019)</text:span><text:span text:style-name="T159">.</text:span></text:p>
      <text:p text:style-name="P160">Another advantage is its repeatability. EEG markers remain largely unaffected by meta-learning relative to task progression, allowing for repeated assessments throughout disease progression (Babiloni et al., 2016).<text:s/></text:p>
      <text:p text:style-name="Normal"><text:span text:style-name="T161">Resting-</text:span><text:span text:style-name="T162"><office:annotation office:name="16" xml:id="30617443"><dc:creator>Janka Hauffe</dc:creator><dc:date>2025-03-31T05:20:00</dc:date><meta:creator-initials>JH</meta:creator-initials><text:p text:style-name="P163">Why I use that</text:p></office:annotation>state EEG (rsEEG) has emerged as a valuable method for quantifying neurophysiological brain dysfunction<text:s/></text:span><text:span text:style-name="T164"><office:annotation-end office:name="16"/></text:span><text:span text:style-name="T165">(Babiloni et al., 2011; Babiloni et al., 2016; Perez</text:span><text:span text:style-name="T166"><text:s/>et al.,<text:s/></text:span><text:span text:style-name="T167">2024). Unlike the measuring of ERPs, rsEEG captures spontaneous brain activity independently of cognitive tasks or stimuli<text:s/></text:span><text:span text:style-name="T168">(</text:span><text:span text:style-name="T169">Babiloni et al., 2016; Babiloni et al., 2021;<text:s/></text:span><text:span text:style-name="T170">Mantini, Perrucci, Del Gratta, Romani &amp; Corbetta, 2007;<text:s/></text:span><text:span text:style-name="T171">Perez et al., 2024</text:span><text:span text:style-name="T172">),<text:s/></text:span><text:span text:style-name="T173">making it resilient to factors such as fatigue, movement, anxiety, or<text:s/></text:span><text:span text:style-name="T174"><office:annotation office:name="17" xml:id="1070942682"><dc:creator>Janka Hauffe</dc:creator><dc:date>2025-02-23T10:51:00</dc:date><meta:creator-initials>JH</meta:creator-initials><text:p text:style-name="P175">Maybe delete meta-learning from the part before</text:p></office:annotation>meta-learning<text:s/></text:span><text:span text:style-name="CommentReference"><office:annotation-end office:name="17"/></text:span><text:span text:style-name="T176">(Babiloni et al., 2016; Babiloni et al., 2021; Perez et al., 2024).</text:span></text:p>
      <text:p text:style-name="Normal"><text:span text:style-name="T177">Frequency bands</text:span><text:bookmark-start text:name="_Hlk194318192"/><text:span text:style-name="T178">.</text:span><text:span text:style-name="T179"><text:s/></text:span><text:span text:style-name="T180"><office:annotation office:name="18" xml:id="435359844"><dc:creator>Janka Hauffe</dc:creator><dc:date>2025-03-31T13:01:00</dc:date><meta:creator-initials>JH</meta:creator-initials><text:p text:style-name="P181">Passt das hier?</text:p></office:annotation>Some EEG parameters are widely studied, with one of the most commonly analyzed being power. EEG power refers to the squared amplitude of the signal and reflects the amount of energy within a specific frequency band</text:span><text:span text:style-name="T182"><office:annotation-end office:name="18"/></text:span><text:span text:style-name="T183">.<text:s/></text:span><text:span text:style-name="T184">EEG signals are commonly categorized into five distinct frequency bands: Delta (1-4 Hz), theta (4-8 Hz), alpha (8-13 Hz), beta (13-30 Hz), and gamma (&gt;30 Hz) (Babiloni et al.,<text:s/></text:span><text:span text:style-name="T185"><office:annotation office:name="19" xml:id="434694391"><dc:creator>Janka Hauffe</dc:creator><dc:date>2025-03-31T23:08:00</dc:date><meta:creator-initials>JH</meta:creator-initials><text:p text:style-name="P186">Bis hier Literatur</text:p></office:annotation>2011; Babiloni et al.,<text:s/></text:span><text:span text:style-name="T187"><office:annotation-end office:name="19"/></text:span><text:span text:style-name="T188">2016</text:span><text:span text:style-name="T189"><office:annotation office:name="20" xml:id="1120136860"><dc:creator>Janka Hauffe</dc:creator><dc:date>2025-03-31T13:15:00</dc:date><meta:creator-initials>JH</meta:creator-initials><text:p text:style-name="P190">Unnötig?</text:p></office:annotation>). These frequency bands provide specific physiological insights into the brain’s functional state during sleep and wake periods (Babiloni et al., 2011; Nunez et al., 1999).<text:s/></text:span><text:bookmark-end text:name="_Hlk194318192"/><text:span text:style-name="T191">However, there is no universal consensus on their exact frequency ranges, as definitions vary across studies. While Babiloni et al. (2016) define the delta band as 1-4 Hz and the beta band as 13-30 Hz, this study will consider delta as 0.5-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span text:style-name="T192"><office:annotation-end office:name="20"/></text:span></text:p>
      <text:p text:style-name="Normal"><text:span text:style-name="T193"><office:annotation office:name="21" xml:id="1096755367"><dc:creator>Janka Hauffe</dc:creator><dc:date>2025-03-31T13:15:00</dc:date><meta:creator-initials>JH</meta:creator-initials><text:p text:style-name="P194">Hier oder vor dem letzten Absatz?</text:p></office:annotation>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195"><office:annotation-end office:name="21"/></text:span></text:p>
      <text:p text:style-name="Normal"><text:span text:style-name="T196"><office:annotation office:name="22" xml:id="816414353"><dc:creator>Janka Hauffe</dc:creator><dc:date>2025-03-31T12:54:00</dc:date><meta:creator-initials>JH</meta:creator-initials><text:p text:style-name="P197">Ich glaube doppelt oder? Hier oder oben?</text:p></office:annotation>During normal aging, eyes-closed rsEEG rhythms undergo gradual changes, including a shift in power distribution across frequency bands (Babiloni et al., 2011; Babiloni et al., 2016; Babiloni et al., 2006; Barry &amp; De Blasio, 2017; Liu et al., 2024). However, in pathological<text:s/></text:span><text:soft-page-break/><text:span text:style-name="T198">aging, such as AD, these alterations become more pronounced and disruptive (Claus et al., 2000; Lejko et al., 2020; Liu et al., 2024).</text:span><text:span text:style-name="T199"><office:annotation-end office:name="22"/></text:span></text:p>
      <text:p text:style-name="Normal"><text:span text:style-name="T200">A key feature of pathological aging is EEG slowing, which has been linked to cognitive impairment, where greater slowing is associated with worse impairment (</text:span><text:span text:style-name="T201">D’Atri et al., 2021;<text:s/></text:span><text:span text:style-name="T202">Farina et al., 2020; Finnigan &amp; Robertson, 2011; Lejko et al., 2020</text:span><text:span text:style-name="T203">)</text:span><text:span text:style-name="T204">. This slowing is characterized by increased power in low-frequency band (delta, theta) and reduced power in high-frequency band (alpha, beta) (Farina et al., 2020; Lejko et al., 2020; Liu et al., 2024).</text:span></text:p>
      <text:p text:style-name="Normal"><text:span text:style-name="T205">In AD, these EEG alterations<text:s/></text:span><text:span text:style-name="T206"><office:annotation office:name="23" xml:id="1939169742"><dc:creator>Janka Hauffe</dc:creator><dc:date>2025-03-31T13:16:00</dc:date><meta:creator-initials>JH</meta:creator-initials><text:p text:style-name="P207">Alles weg? Was soll bleiben, was soll weg</text:p></office:annotation>are well-documented, with a consistent pattern of increased delta and theta power alongside reduced alpha and beta power compared to healthy older adults (Babiloni et al., 2011;<text:s/></text:span><text:span text:style-name="T208">C</text:span><text:span text:style-name="T209">laus et al., 2000;<text:s/></text:span><text:span text:style-name="T210">D’Atri et al., 2021;</text:span><text:span text:style-name="T211"><text:s/>Dringenberg, 2000; Elmståhl, Ros</text:span><text:span text:style-name="T212">é</text:span><text:span text:style-name="T213">n &amp; Gullberg, 1994; Farina et al., 2020; Fröhlich<text:s/></text:span><text:span text:style-name="T214"><office:annotation-end office:name="23"/></text:span><text:span text:style-name="T215">et al., 2021; Hogan,<text:s/></text:span><text:span text:style-name="T216"><office:annotation office:name="24" xml:id="479992529"><dc:creator>Janka Hauffe</dc:creator><dc:date>2025-03-31T13:14:00</dc:date><meta:creator-initials>JH</meta:creator-initials><text:p text:style-name="P217">Irgendwie so halb zumindest nochmal PCS reinbringen irgendwas mit reinbringen</text:p></office:annotation>Swanwick, Kaiser, Rowan &amp; Lawlor, 2003; Jelic, Shigeta, Julin, Almkvist, Winblad &amp; Wahlund, 1996; Jeong, 2004; Lejko et al., 2020; Musaeus et al., 2018; Özbek, Fide &amp; Yener, 2021; Wada, Nanbu, Jiang, Koshino, Yamaguchi &amp; Hashimoto, 1997).</text:span></text:p>
      <text:p text:style-name="Normal"><text:span text:style-name="T218">However, findings in objective and self-reported CD remain less consistent (Fröhlich et al., 2021).<text:s/></text:span><text:span text:style-name="T219"><office:annotation-end office:name="24"/></text:span></text:p>
      <text:p text:style-name="P220"/>
      <text:p text:style-name="P221">Investigating all frequency bands would exceed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p>
      <text:p text:style-name="Normal"><text:span text:style-name="T222">The beta frequency band, on the other hand, is the least studied among the frequency bands (Güntekin, Emek-Savaş, Kurt, Yener, &amp; Başar, 2013). Therefore, examining beta frequencies could add value by contributing to the number of EEG studies.<text:s/></text:span></text:p>
      <text:p text:style-name="P223"/>
      <text:p text:style-name="Normal"><text:span text:style-name="T224">Delta findings:</text:span></text:p>
      <text:p text:style-name="Normal"><text:span text:style-name="T225">Several studies have observed increased delta power (Adler, Bramesfeld &amp; Jajcevic, 1999; Babiloni et al., 2006; Babiloni et al., 2010; Farina et al., 2020; Jelic et al., 2020; Koenig et al., 2005; Moretti, Zanetti, Binetti &amp; Frisoni, 2012; Ya, Xun, Wei, Ting, Hong &amp; Yuan, 2015) in individuals with objective cognitive impairment, while others found no significant<text:s/></text:span><text:soft-page-break/><text:span text:style-name="T226">differences between MCI and healthy individuals (Fröhlich et al., 2021; Jelic et al., 1996),<text:s/></text:span><text:span text:style-name="T227"><office:annotation office:name="25" xml:id="844841222"><dc:creator>Janka Hauffe</dc:creator><dc:date>2025-02-26T13:25:00</dc:date><meta:creator-initials>JH</meta:creator-initials><text:p text:style-name="P228"><text:span text:style-name="T229">And some</text:span></text:p></office:annotation>and yet others<text:s/></text:span><text:span text:style-name="CommentReference"><office:annotation-end office:name="25"/></text:span><text:span text:style-name="T230">reported a decrease in delta power during rsEEG (Kwak, 2006; Liddell et al., 2007).<text:s/></text:span></text:p>
      <text:p text:style-name="Normal"><text:span text:style-name="T231">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32">Pastor et al. (2020)<text:s/></text:span><text:bookmark-end text:name="_Hlk194320706"/><text:span text:style-name="T233">demonstrated a significant encephalopathic pattern in PCS patients characterized, among others, by an increase in generalized delta activity. However, in a study with 73 cognitively healthy older adults, r</text:span><text:span text:style-name="T234">elative delta frequency did not correlate with any cognitive measures (Finnigan &amp; Robertson, 2011).</text:span></text:p>
      <text:p text:style-name="Normal"><text:bookmark-start text:name="_Hlk194320725"/><text:span text:style-name="T235">Ortelli et al. (2023)<text:s/></text:span><text:bookmark-end text:name="_Hlk194320725"/><text:span text:style-name="T236">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 score in PCS patients remains within the normal range, indicating no clinically significant<text:s/></text:span><text:span text:style-name="T237"><office:annotation office:name="26" xml:id="736179168"><dc:creator>Janka Hauffe</dc:creator><dc:date>2025-03-28T19:27:00</dc:date><meta:creator-initials>JH</meta:creator-initials><text:p text:style-name="P238">Delete?</text:p></office:annotation>cognitive</text:span><text:span text:style-name="CommentReference"><office:annotation-end office:name="26"/></text:span><text:span text:style-name="T239"><text:s/>impairment. However, analyzing the MoCA subscores in each specific domain revealed significant deficits in executive functions, language, and memory in PCS patients<text:s/></text:span><text:span text:style-name="T240"><office:annotation office:name="27" xml:id="1015021571"><dc:creator>Janka Hauffe</dc:creator><dc:date>2025-03-28T19:30:00</dc:date><meta:creator-initials>JH</meta:creator-initials><text:p text:style-name="P241">Delete?</text:p></office:annotation>compared to HC</text:span><text:span text:style-name="CommentReference"><office:annotation-end office:name="27"/></text:span><text:span text:style-name="T242">. These cognitive deficits were associated with brain activity changes in the frontal, parietal, and temporal brain regions at rest. Additionally, PCS patients showed significantly higher fatigue scores than HC, possibly reflecting shared neural mechanisms underlying both fatigue and cognitive dysfunction. Ortelli et al. (2023) suggested that the pathophysiology of “brain fog” in PCS patients may result from a dysfunction in the GABAergic system. Delta band activity in frontal regions has been shown to play a role in</text:span><text:span text:style-name="T243"><text:s/>maintaining focused attention (Harmony, 2013). During mental tasks, increased delta power is associated with the inhibition of sensory afferents that interfere with internal co</text:span><text:span text:style-name="T244"><office:annotation office:name="28" xml:id="891006210"><dc:creator>Janka Hauffe</dc:creator><dc:date>2025-03-28T21:12:00</dc:date><meta:creator-initials>JH</meta:creator-initials><text:p text:style-name="P245">Hier nochmal Harmony zitieren oder ist es deutlich, dass ich mich darauf beziehe?</text:p></office:annotation>ncentration</text:span><text:span text:style-name="CommentReference"><office:annotation-end office:name="28"/></text:span><text:span text:style-name="T246">. Similarly, higher frontal GABA concentrations have been linked to better distractor suppression (Sumner et al., 2010) and better performance on the MoCA (Porges et al., 2017). Although a direct link between reduced delta activity and GABAergic dysfunction has not been established, findings from a TMT study found an association between impairment in executive function and GABAergic inhibition in PCS patients with fatigue (Versace et al., 2021). SARS-CoV-2 targets ACE2 receptors (</text:span><text:span text:style-name="T247">Ramani et al., 2020)</text:span><text:span text:style-name="T248">, which are highly expressed on GABAergic neurons (</text:span><text:span text:style-name="T249">Chen et al., 2021)</text:span><text:span text:style-name="T250">, potentially leading to GABAergic dysfunction through virus-induced neuroinflammation (Ortelli et al., 2023).</text:span></text:p>
      <text:soft-page-break/>
      <text:p text:style-name="Normal"><text:span text:style-name="T251"><text:tab/></text:span><text:span text:style-name="T252">However, findings regarding delta power in PCS patients are not consistent. For instance,<text:s/></text:span><text:bookmark-start text:name="_Hlk194320782"/><text:span text:style-name="T253">Kopańska et al. (2022)<text:s/></text:span><text:bookmark-end text:name="_Hlk194320782"/><text:span text:style-name="T254">found a decrease in delta in the left hemisphere, similar to Ortelli et al. (2023), but also observed an increase in delta activity in the right hemisphere.</text:span></text:p>
      <text:p text:style-name="Normal"><text:span text:style-name="T255"><text:tab/></text:span><text:span text:style-name="T256"><office:annotation office:name="29" xml:id="429039797"><dc:creator>Janka Hauffe</dc:creator><dc:date>2025-03-28T21:45:00</dc:date><meta:creator-initials>JH</meta:creator-initials><text:p text:style-name="P257">Or: In another/diferengt study und das dann in Klammern?</text:p></office:annotation>In a study by<text:s/></text:span><text:bookmark-start text:name="_Hlk194320825"/><text:span text:style-name="T258">Furlani et al. (2022),<text:s/></text:span><text:span text:style-name="CommentReference"><office:annotation-end office:name="29"/></text:span><text:bookmark-end text:name="_Hlk194320825"/><text:span text:style-name="T259">EEG abnormalities were observed in 13 out of 20 patients who self-reported cognitive impairment following SARS-CoV-2 infection, with the abnormalities primarily located in the frontal brain regions. Among these, nine patients exhibited a delta-slowing pattern,<text:s/></text:span><text:span text:style-name="T260"><office:annotation office:name="30" xml:id="770478427"><dc:creator>Janka Hauffe</dc:creator><dc:date>2025-03-28T18:23:00</dc:date><meta:creator-initials>JH</meta:creator-initials><text:p text:style-name="P261">Delete?</text:p></office:annotation>while four showed epileptic discharges</text:span><text:span text:style-name="CommentReference"><office:annotation-end office:name="30"/></text:span><text:span text:style-name="T262">.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text:s/></text:span><text:span text:style-name="T263">≥ 4.0). This highlights the association between self-reported cognitive difficulties 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 significant changes in delta delta activity (Li et al., 2020). Delta activity was stable over time (Jap, Lal, Fischer &amp; Bekiaris, 2009).<text:s/></text:span></text:p>
      <text:p text:style-name="P264">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 impairments in at least one cognitive domain on neuropsychological assessment, with executive functions being most affected and with overall worse performance compared to HC. Interestingly, 28% of patients reported psychiatric symptoms (10% depressive symptoms, 12% PTBS, and 6% both). Significantly greater delta power in bilateral frontal and</text:p>
      <text:p text:style-name="P265">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 <text:s/>and 9% both).<text:s/></text:p>
      <text:soft-page-break/>
      <text:p text:style-name="P266">At follow-up, better performance on the TMT-BA was associated with higher baseline left central-temporal delta power. Age, sex, education, and clinical and global cognition data did not differ between controls and patients. Thus, Cecchetti et al. (2022) explain the observed decrease in delta power as possibly resulting from SARS-CoV-2-related damage to the brainstem, potentially caused by viral invasion, inflammation, and vascular activation (Yong et al., 2011). <text:s/></text:p>
      <text:p text:style-name="P267"/>
      <text:p text:style-name="P268">Beta power</text:p>
      <text:p text:style-name="Normal"><text:span text:style-name="T269">Finding on beta power in objective cognitive impairment are inconsistent. Several studies found no significant differences between objective cognitive impairment in beta power compared to healthy control (Babiloni et al., 2006; Fröhlich et al., 2021; Jelic et al., 1996; Ya et al., 2015).<text:s/></text:span><text:span text:style-name="T270"><office:annotation office:name="31" xml:id="1777299725"><dc:creator>Janka Hauffe</dc:creator><dc:date>2025-03-03T17:43:00</dc:date><meta:creator-initials>JH</meta:creator-initials><text:p text:style-name="P271"><text:span text:style-name="T272">I use however quite alot</text:span></text:p></office:annotation><office:annotation office:name="32" xml:id="1327261677"><dc:creator>Lily Schmeer</dc:creator><dc:date>2025-03-14T11:17:00</dc:date><meta:creator-initials>LS</meta:creator-initials><text:p text:style-name="Normal"><text:span text:style-name="T273">True</text:span></text:p></office:annotation>However</text:span><text:span text:style-name="CommentReference1"><office:annotation-end office:name="31"/></text:span><text:span text:style-name="CommentReference"><office:annotation-end office:name="32"/></text:span><text:span text:style-name="T274">,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275">While Ortelli et al. (2023) and Cecchetti et al.<text:s/></text:span><text:span text:style-name="T276">(2022) found no significant differences in beta frequency bands in PCS patients, Kopańska et al. (2020) reported increased higher beta<text:s/></text:span><text:span text:style-name="T277">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text:s/></text:span><text:span text:style-name="T278">The PCS patient with prominent apathy exhibited elevated high beta power but decreased low beta power compared to healthy controls.</text:span><text:bookmark-end text:name="_Hlk194098423"/><text:span text:style-name="T279"><text:s/>These conflicting findings suggest heterogeneous beta activity alterations in PCS, possibly influenced by individual differences in symptoms or underlying neurophysiological mechanisms.</text:span></text:p>
      <text:p text:style-name="Normal"><text:span text:style-name="T280">In a review of rsEEG in psychiatric disorders, a dominant finding was an<text:s/></text:span><text:span text:style-name="T281">i</text:span><text:span text:style-name="T282">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p>
      <text:p text:style-name="Normal"><text:span text:style-name="T283">Beta activity was found to significantly decrease in patients with induced fatique</text:span><text:span text:style-name="T284"><text:s/></text:span><text:span text:style-name="T285">(Jab et al., 2009).<text:s/></text:span><text:span text:style-name="T286">Further, sleep deprivations seems to be related with higher relativ and absolute beta<text:s/></text:span><text:soft-page-break/><text:span text:style-name="T287">(Corsi-Cebrera et al., 1992; Gorgoni et al., 2014), and delta power (Gennaro et al., 2007; Gorgoni et al., 2014).</text:span></text:p>
      <text:p text:style-name="P288"/>
      <text:h text:style-name="P289" text:outline-level="2">Aim of study</text:h>
      <text:p text:style-name="Normal"><text:span text:style-name="T290">EEG findings in PCS patients are mainly based on self-reported CD rather than objective measures of impairment.<text:s/></text:span><text:span text:style-name="T291">Notably, there was no differentiation possible between EEG patterns associated with cognitive impairment and those related to fatigue or those with psychiatrical symptoms.<text:s/></text:span><text:span text:style-name="T292">This presents an opportunity to examine beta and delta power during resting state in groups defined solely by objective cognitive measures, providing a clearer understanding of the relationship between EEG patterns and cognitive functioning in patients with a history of SARS-CoV-2 infection.</text:span></text:p>
      <text:p text:style-name="P293">Furthermore, it allows for a deeper subgroup analysis of beta and delta power and associated symptoms in relation to both self-reported cognitive difficulties (CD) and objectively observed impairments. Specifically, this examination explores whether differences in beta and delta power can be observed between groups where self-reported CD aligns with objectively measured CD and those where the two do not align and how potential differences<text:s/></text:p>
      <text:p text:style-name="P294"/>
      <text:p text:style-name="P295">It also allows to see how and if the self-reported cognitive impairments übereinstimmen mit den objectiv entdeckten difficulties und womit diese unterschiede zusammenhängen können.<text:s/></text:p>
      <text:p text:style-name="P296"/>
      <text:p text:style-name="P297"><text:span text:style-name="T298">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 symptom patterms, there is a need for further investigation of this aspect. Specifically, the research will address the following research question:<text:s/></text:span><text:span text:style-name="T299">How do individuals with different cognitive performance levels differ in their self-perceived cognitive functioning after SARS-CoV-2 infection, their neuropsychiatric symptoms scores, and their resting state neural activity?</text:span></text:p>
      <text:p text:style-name="P300"/>
      <text:p text:style-name="P301">By examining the similarities and differences between objective cognitive assessments and self-reported cognitive impairments, as well as the influence of psychological factors, this<text:s/><text:soft-page-break/>study aims to provide insights into the complex relationship between cognitive functioning and psychological health in individuals after SARS-CoV-2 infection.<text:s/></text:p>
      <text:p text:style-name="P302"><text:span text:style-name="T303"><text:line-break/></text:span><text:span text:style-name="T304"><office:annotation office:name="33" xml:id="538960264"><dc:creator>Janka Hauffe</dc:creator><dc:date>2025-03-05T17:16:00</dc:date><meta:creator-initials>JH</meta:creator-initials><text:p text:style-name="P305"><text:span text:style-name="T306">Not happy yet</text:span></text:p></office:annotation>Hypotheses</text:span><text:span text:style-name="CommentReference"><office:annotation-end office:name="33"/></text:span></text:p>
      <text:p text:style-name="P307"><text:span text:style-name="T308"><office:annotation office:name="34" xml:id="1740398350"><dc:creator>Janka Hauffe</dc:creator><dc:date>2025-01-09T12:37:00</dc:date><meta:creator-initials>JH</meta:creator-initials><text:p text:style-name="P309"><text:span text:style-name="T310">Setzen wir voraus, keine Hypothese</text:span></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34"/></text:span><text:span text:style-name="T311">.<text:s/></text:span></text:p>
      <text:p text:style-name="P312"/>
      <text:list text:style-name="LFO1" text:continue-numbering="true">
        <text:list-item>
          <text:p text:style-name="P313"><text:span text:style-name="T314">Individuals with objectively assessed lower cognitive performance will report higher levels of self-reported cognitive limitations compared to the group that performed better.<text:s/></text:span></text:p>
        </text:list-item>
        <text:list-item>
          <text:p text:style-name="P315"><text:span text:style-name="T316">Individuals, that have self-reported cognitive impairment, but were not recognized as low performers in objective cognitive assessment may have<text:s/></text:span><text:span text:style-name="T317"><office:annotation office:name="35" xml:id="126409595"><dc:creator>Janka Hauffe</dc:creator><dc:date>2025-03-05T17:12:00</dc:date><meta:creator-initials>JH</meta:creator-initials><text:p text:style-name="P318"><text:span text:style-name="T319">Or for each one own hypothesis?<text:s/></text:span></text:p></office:annotation><office:annotation office:name="36" xml:id="260435928"><dc:creator>Janka Hauffe</dc:creator><dc:date>2025-03-05T17:12:00</dc:date><meta:creator-initials>JH</meta:creator-initials><text:p text:style-name="P320"><text:span text:style-name="T321">Or maybe just for fatigue as that symptom is very common?</text:span></text:p></office:annotation><office:annotation office:name="37"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 richtig? Das ist gut! Wenn du das für Depression auch so gefunden hast, dann nenn hier auch Depression. Du kannst dazu Unterhypothesen machen, also 2. a. und b., wie du es für die nächste Hypothese auch gemacht hast<text:s/></text:p></office:annotation>higher fatigue, anxiety, and depression scores<text:s/></text:span><text:span text:style-name="CommentReference"><office:annotation-end office:name="35"/></text:span><text:span text:style-name="CommentReference"><office:annotation-end office:name="36"/></text:span><text:span text:style-name="Kommentarzeichen"><office:annotation-end office:name="37"/></text:span><text:span text:style-name="T322"><office:annotation office:name="38" xml:id="729368810"><dc:creator>Christian Neumann</dc:creator><dc:date>2025-03-10T11:18:00</dc:date><meta:creator-initials>CN</meta:creator-initials><text:p text:style-name="Kommentartext">Es klingt so als würdest du die 10 Leute, auf die das zutrifft bis den anderen 60 vergeichen, was du aber glaube ich nicht tust? <text:s/></text:p></office:annotation>than all other individuals.<text:s/></text:span><text:span text:style-name="Kommentarzeichen"><office:annotation-end office:name="38"/></text:span></text:p>
        </text:list-item>
        <text:list-item>
          <text:p text:style-name="P323"><text:span text:style-name="T324">Concerning the delta frequency:</text:span></text:p>
        </text:list-item>
      </text:list>
      <text:list text:style-name="LFO2" text:continue-numbering="true">
        <text:list-item>
          <text:p text:style-name="P325"><text:span text:style-name="T326">A decreased delta power, in patients with objective cognitive lower performance compared to the better performers is expected,<text:s/></text:span><text:span text:style-name="T327"><office:annotation office:name="39" xml:id="1890790896"><dc:creator>Janka Hauffe</dc:creator><dc:date>2025-03-05T17:14:00</dc:date><meta:creator-initials>JH</meta:creator-initials><text:p text:style-name="P328">Delete?</text:p></office:annotation>suggesting, that abnormal delta power is correlated to cognitive impairment</text:span><text:span text:style-name="CommentReference"><office:annotation-end office:name="39"/></text:span><text:span text:style-name="T329">.</text:span></text:p>
        </text:list-item>
        <text:list-item>
          <text:p text:style-name="P330"><text:span text:style-name="T331"><office:annotation office:name="40" xml:id="729369533"><dc:creator>Christian Neumann</dc:creator><dc:date>2025-03-10T11:30:00</dc:date><meta:creator-initials>CN</meta:creator-initials><text:p text:style-name="Kommentartext">So wie es hier steht, würdest du das schon erklären BEVOR du die Hypothesen nennst.<text:s/><text:span text:style-name="T332">In der Hypothese sagst du dann nur noch ganz klar, was du erwartest z.B.: Decreased Delta Power in participants with high performace + fatigue compared to participants with high performance without fatigue</text:span></text:p></office:annotation>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span text:style-name="Kommentarzeichen"><office:annotation-end office:name="40"/></text:span></text:p>
        </text:list-item>
      </text:list>
      <text:list text:style-name="LFO1" text:continue-numbering="true">
        <text:list-item>
          <text:p text:style-name="P333"><text:span text:style-name="T334">Concerning the beta frequency</text:span></text:p>
        </text:list-item>
      </text:list>
      <text:list text:style-name="LFO3" text:continue-numbering="true">
        <text:list-item>
          <text:p text:style-name="P335"><text:span text:style-name="T336">An increase, in patients with objective lower performance compared to the better performers is expected,<text:s/></text:span><text:span text:style-name="T337"><office:annotation office:name="41" xml:id="1380887701"><dc:creator>Janka Hauffe</dc:creator><dc:date>2025-03-05T17:15:00</dc:date><meta:creator-initials>JH</meta:creator-initials><text:p text:style-name="P338">Delete?</text:p></office:annotation>suggesting, that abnormal beta power is correlated to cognitive impairment</text:span><text:span text:style-name="CommentReference"><office:annotation-end office:name="41"/></text:span><text:span text:style-name="T339">.</text:span></text:p>
        </text:list-item>
        <text:list-item>
          <text:p text:style-name="P340"><text:span text:style-name="T341">However, abnormal beta power may be (as delta power) also related to fatigue, suggesting that increased beta power could be observed in patients with subjective cognitive impairment who do not exhibit lower objective cognitive performance.</text:span></text:p>
        </text:list-item>
      </text:list>
      <text:p text:style-name="P342"/>
      <text:p text:style-name="P343"/>
      <text:p text:style-name="P344"/>
      <text:p text:style-name="P345"/>
      <text:p text:style-name="P346"/>
      <text:p text:style-name="P347"/>
      <text:p text:style-name="P348">subjective cognitive decline is defined as a self-perceived cognitive decline in</text:p>
      <text:p text:style-name="P349"/>
      <text:h text:style-name="P350" text:outline-level="1">Methods</text:h>
      <text:p text:style-name="P351">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52"/>
      <text:p text:style-name="P353">Participants</text:p>
      <text:p text:style-name="P354"><text:span text:style-name="T355">Participants for the EPOC study were recruited from COVIDOM, a population-based, prospective multi-centre study to investigate PCS within the German National Pandemic Cohort Network (NAPKON). COVIDOM participants had been 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s for the COVIDOM study were</text:span><text:span text:style-name="T356">: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57"/>
      <text:p text:style-name="P358">In the EPOC study, a subset of individuals from Schleswig-Holstein who participated in COVIDOM was selected. Prior to participation in the EPOC, participants were asked wether they experienced ongoing cognitive difficulties as a long-term symptom of their SARS-CoV-2 infection. Based on they respons, they were assigned to either the “self-reported CD” group or the “no self-reported CD” group. No other factors were relevant for grouping.</text:p>
      <text:p text:style-name="P359"/>
      <text:soft-page-break/>
      <text:p text:style-name="P360"><text:span text:style-name="T361">As EPOC is still ongoing at the time of writing, the analysis was conducted based on a preliminary subset of 79 participants.</text:span><text:span text:style-name="T362"><text:s/>The study was conducted at the University Medical Center Schleswig-Holstein (UKSH), Campus Kiel. Participants did not receive payment/financial compensation for their participation. Transportation and parking costs were reimbursed.</text:span></text:p>
      <text:p text:style-name="P363"/>
      <text:p text:style-name="P364"><text:span text:style-name="T365">Ethics statement</text:span></text:p>
      <text:p text:style-name="P366">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67"/>
      <text:p text:style-name="P368"><text:span text:style-name="T369">Study design</text:span></text:p>
      <text:p text:style-name="P370"><text:bookmark-start text:name="_girhpu5wxyfa"/><text:bookmark-end text:name="_girhpu5wxyfa"/><text:span text:style-name="T371">Participants first filled out a questionnaire on demographic data (</text:span><text:span text:style-name="T372"><office:annotation office:name="42" xml:id="345117846"><dc:creator>Janka Hauffe</dc:creator><dc:date>2025-03-29T17:26:00</dc:date><meta:creator-initials>JH</meta:creator-initials><text:p text:style-name="P373">Hier reinschreiben oder Anhang</text:p></office:annotation>e.g. age, education</text:span><text:span text:style-name="CommentReference"><office:annotation-end office:name="42"/></text:span><text:span text:style-name="T374">)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g Test (TMT). Following this, participants were seated comfortabely infront of a 27-inch screen. The EEG cap was placed, and participants were instructed to minimize movement. Electroencephalographic activity was recorded continuously while</text:span></text:p>
      <text:p text:style-name="P375">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 eyes-open condition, participants were instructed to keep their gaze on a fixation cross displayed on the screen to reduce eye movement. An auditory signal at the end of the eyes 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p>
      <text:p text:style-name="P376"/>
      <text:p text:style-name="P377"><text:bookmark-start text:name="_ca7pp6aaoabb"/><text:bookmark-end text:name="_ca7pp6aaoabb"/>Since this thesis focuses on behavioral data obtained from the TMT, n-back and PVT, as well as rsEEG data, and data from the questionnaires, the RTE, and the oddball task will not be<text:s/><text:soft-page-break/>further explained. In addition, the MoCA score was measured in the previous COVIDOM study.<text:s/></text:p>
      <text:p text:style-name="P378"/>
      <text:p text:style-name="P379">Objective cognitive assessment</text:p>
      <text:p text:style-name="P380"><text:span text:style-name="T381"><text:tab/>MoCA</text:span></text:p>
      <text:p text:style-name="P382"><text:bookmark-start text:name="_7fb3j46yi75z"/><text:bookmark-end text:name="_7fb3j46yi75z"/><text:span text:style-name="T383">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384">memory, attention and concentration, language, abstraction, calculation 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 et al., 2016). To account for educational background the MoCA test manual specifies that one additional point is added for individual with ≤ 12 years of formal education, allowing for a maximum score of 30 points (Nasreddine et al., 2005). Additionally, to address variations in performance related to age,<text:s/></text:span><text:span text:style-name="T385">normative data for the MoCA for individuals ≥ 65 years are available for precise interpretation of scores (Larouche et al., 2016).<text:s/></text:span></text:p>
      <text:p text:style-name="P386"/>
      <text:p text:style-name="P387"><text:span text:style-name="T388">TMT Part A and B</text:span></text:p>
      <text:p text:style-name="P389">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p>
      <text:p text:style-name="P390"/>
      <text:p text:style-name="P391">The TMT consists of two parts: Part A (TMT-A), a number-connection task, and Part B (TMT-B), a number-letter alternation task. Both parts were administered according to the guidelines provided by Strauss et al. (2006).</text:p>
      <text:soft-page-break/>
      <text:p text:style-name="P392">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p>
      <text:p text:style-name="P393"><text:span text:style-name="T39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text:s/></text:span><text:span text:style-name="T395"><office:annotation office:name="43" xml:id="903716588"><dc:creator>Janka Hauffe</dc:creator><dc:date>2025-03-29T18:09:00</dc:date><meta:creator-initials>JH</meta:creator-initials><text:p text:style-name="P396">Delet?</text:p></office:annotation>In addition to the direct scores, the difference between TMT-B and TMT-A (TMT-B – TMT-A) was calculated</text:span><text:span text:style-name="CommentReference"><office:annotation-end office:name="43"/></text:span><text:span text:style-name="T397">.<text:s/></text:span></text:p>
      <text:p text:style-name="P398"/>
      <text:p text:style-name="P399"><text:span text:style-name="T400">N-Back task</text:span></text:p>
      <text:p text:style-name="P401">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 “n” trials before. Reliability of the n-back task varies across studies, with more complex levels (e.g., 2-back, 3-back) generally yielding higher reliability coefficients (Jaeggi et al., 2010; Pelegrina et al., 2015).</text:p>
      <text:p text:style-name="P402">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P403"><text:span text:style-name="T404">In both conditions, participants were shown a series of 60 linguistic stimuli, consisting of 16 different consonants (</text:span><text:span text:style-name="T405">B, C, D, F, G, H, J, K, M, Q, R, S, T, V, X, Z</text:span><text:span text:style-name="T406">)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 to 220 ms (black screen). Total trial duration ranged from 1080 to 1120 ms.<text:s/></text:span></text:p>
      <text:soft-page-break/>
      <text:p text:style-name="P407">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Reaction time, hits, misses, and false alarms were recorded. In total, the experiment took around five minutes.<text:s/></text:p>
      <text:p text:style-name="P408"/>
      <text:p text:style-name="P409"><text:span text:style-name="T410">PVT<text:s/></text:span></text:p>
      <text:p text:style-name="P411">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p>
      <text:p text:style-name="P412">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 (Basner &amp; Dinges, 2011). Reaction time measured by the PVT has been linked to cognitive function in both healthy subjects and patients, supporting its validity as an assessment tool (Jakobsen, Sorensen, Rask, Jensen &amp; Kondrup, 2011).</text:p>
      <text:p text:style-name="P413">This study employed a 5-minute version of the PVT, which has been established as a valid alternative to the traditional 10-minute PVT-192 (Lamond et al., 2008).</text:p>
      <text:p text:style-name="P414">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text:p>
      <text:p text:style-name="P415">After receiving instructions, participants underwent a training block of 8 trials to familiarize themselves with the task. Following the training, participants proceeded to the main experiment, which consisted of 50 stimulus presentations.</text:p>
      <text:p text:style-name="P416"/>
      <text:soft-page-break/>
      <text:p text:style-name="P417">Questionnaires</text:p>
      <text:p text:style-name="P418"><text:tab/>PSQI</text:p>
      <text:p text:style-name="P419">The Pittsburgh Sleep Quality Index (PSQI), developed by Buysse, Reynolds, Monk, Berman, and Kupfer in 1989 is a self-rated questionnaire that assesses sleep quality and disturbance over the past month. The PSQI is the most commonly used sleep health assessment 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20"/>
      <text:p text:style-name="P421"><text:tab/>HADS</text:p>
      <text:p text:style-name="P422"><text:span text:style-name="T42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text:s/></text:span><text:soft-page-break/><text:span text:style-name="T424">caseness</text:span><text:span text:style-name="T425"><text:s/>anxiety and depression for scores ≥8, following the recommendations by Zigmond and Snaith (1983), as well as Bjelland et al. (2002) and Herrero et al. (2003).<text:s/></text:span></text:p>
      <text:p text:style-name="P426"/>
      <text:p text:style-name="P427"><text:tab/>FACIT-F</text:p>
      <text:p text:style-name="P428"><text:span text:style-name="T429">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30">. Based on general population data, scores ≤30 indicate clinically significant fatigue (Piper &amp; Cella, 2010).</text:span></text:p>
      <text:p text:style-name="P431"/>
      <text:p text:style-name="P432">Statistical Analysis</text:p>
      <text:p text:style-name="P433">R (version 2024.4.2.764; Posit team, 2024)</text:p>
      <text:p text:style-name="P434">Cluster Analysis</text:p>
      <text:p text:style-name="P435"><text:span text:style-name="T436">To classify individuals into groups based on objective cognitive assessment, a cluster analysis was conducted. The c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p>
      <text:p text:style-name="P437">Ward’s method was selected for clustering, as it is widely used in practice and known for its effectiveness in identifying distinct clusters (Backhaus et al., 2011) with squared Euclidean distance as distance matrix. It is considered a reliable algorithm, provided that the variables are on a metric scale, are uncorrelated, and do not contain outliers (Wentura &amp; Pospeschill, 2015).<text:s/></text:p>
      <text:soft-page-break/>
      <text:p text:style-name="P438"><text:span text:style-name="T439">Before the initial clustering, data were preprocessed to meet the methodological requirements of the algorithm.<text:s/></text:span><text:span text:style-name="T440">The MoCA variable was converted to a binary variable, with scores <text:s/>≤25</text:span><text:span text:style-name="T441"><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p text:style-name="P442"><text:span text:style-name="T443">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0" text:anchor-type="as-char" svg:x="0in" svg:y="0in" svg:width="1.09375in" svg:height="0.19792in" style:rel-width="scale" style:rel-height="scale"><draw:object xlink:href="Object 1/" xlink:type="simple" xlink:show="embed" xlink:actuate="onLoad"/></draw:frame><text:span text:style-name="T444">).<text:s/></text:span><text:span text:style-name="T445"><office:annotation office:name="44" xml:id="1082388074"><dc:creator>Christian Neumann</dc:creator><dc:date>2025-03-14T15:00:00</dc:date><meta:creator-initials>Christian</meta:creator-initials><text:p text:style-name="P446"><text:span text:style-name="T447">Auch das technisch gesehen schon ein Ergebnis</text:span></text:p></office:annotation>In total, four outliers were detected and winsorized for PVT reaction time, two for TMT-A time, and four for TMT-B time.<text:s/></text:span><office:annotation-end office:name="44"/></text:p>
      <text:p text:style-name="P448"><text:span text:style-name="T449">Where appropriate, age adjustment of neurocognitive data was performed in a way that best reflected the sample distribution<text:s/></text:span><text:span text:style-name="T450">(</text:span><text:span text:style-name="T451"><office:annotation office:name="45" xml:id="1115915181"><dc:creator>Janka Hauffe</dc:creator><dc:date>2025-03-29T20:49:00</dc:date><meta:creator-initials>JH</meta:creator-initials><text:p text:style-name="P452">Anhang</text:p></office:annotation><office:annotation office:name="46" xml:id="214249276"><dc:creator>Janka Hauffe</dc:creator><dc:date>2025-03-29T20:58:00</dc:date><meta:creator-initials>JH</meta:creator-initials><text:p text:style-name="P453">All neurocognitive data were adjusted for age or age and education using published norms</text:p><text:p text:style-name="P454">and then converted to standard (</text:p><text:p text:style-name="P455">Z) scores for ease of comparison, and so that each variable</text:p><text:p text:style-name="P456">contributed equally to the distance measure</text:p></office:annotation>Apendix</text:span><text:span text:style-name="CommentReference"><office:annotation-end office:name="45"/></text:span><text:span text:style-name="CommentReference"><office:annotation-end office:name="46"/></text:span><text:span text:style-name="T457">), under the assumption<text:s/></text:span><text:span text:style-name="T458">that cognitive performance decline with increasing age (Tombaught, 2004; Strauss, Sherman &amp; Spreen, 2006). Subsequently, data were standardized (z-scores) allowing for comparison between measures and to ensure that each variable contributed equally to the distance measure.<text:s/></text:span><text:span text:style-name="T459">Exploratively, different combinations of variables were tested to identify those that best distinguish between levels of cognitive performance. The number of clusters was choosen based on visual inspection of the dendrogram.<text:s/></text:span></text:p>
      <text:p text:style-name="P460"/>
      <text:p text:style-name="P461"><text:span text:style-name="T462">EEG Recording and<text:s/></text:span><text:span text:style-name="T463"><office:annotation office:name="47" xml:id="1291239734"><dc:creator>Janka Hauffe</dc:creator><dc:date>2024-11-14T09:07:00</dc:date><meta:creator-initials>Janka Hau</meta:creator-initials><text:p text:style-name="P464"><text:span text:style-name="T465">The analysis of this study was focused on the condition eyes open only.</text:span></text:p><text:p text:style-name="P466">All code described in the following sections can be found in this public GitHub repository:</text:p><text:p text:style-name="P467">https://github.com/LGodbersen/Masters-thesis.</text:p></office:annotation>A</text:span><office:annotation-end office:name="47"/><text:span text:style-name="T468">nalysis</text:span></text:p>
      <text:p text:style-name="P469">For each participant 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p>
      <text:p text:style-name="P470"><text:span text:style-name="T471">The sampling rate was 1000 Hz with an amplitude resolution of 0.1 µV. <text:s/>Electrolyte gel was applied to improve conductivity between skin and electrodes, ensuring impedances remained below 20 k</text:span><text:span text:style-name="T472">Ω</text:span><text:span text:style-name="T473">. Eye movements and changes in the resting potential of the retina (EOG activity) were monitored using two EOG electrodes placed below each eye, with impedances tried to<text:s/></text:span><text:soft-page-break/><text:span text:style-name="T474">maintained below 20 k</text:span><text:span text:style-name="T475">Ω</text:span><text:span text:style-name="T476">. In addition, a ground electrode was positioned on the forehead, and a reference electrode was positioned on the tip of the nose. Impedances for both the reference and ground electrode were tried to kept below 5 k</text:span><text:span text:style-name="T477">Ω</text:span><text:span text:style-name="T478">.</text:span></text:p>
      <text:p text:style-name="P479"/>
      <text:p text:style-name="P480"><text:span text:style-name="T481">Preprocessing</text:span></text:p>
      <text:p text:style-name="P482">Data preprocessing was performed using the FieldTrip toolbox (Fieldtrip-20240504; Oostenveld, Fries, Maris &amp; Schoffelen, 2011) and the EEGLab toolbox (v2024.0; Delorme &amp; Makeig, 2004) in Matlab (v24.1.0.2578822 (R2024a) Mathworks Inc., 2024, MathWorks® https://de.mathworks.com) on Windows.</text:p>
      <text:p text:style-name="P483"/>
      <text:p text:style-name="P484">Filtering and Resampling</text:p>
      <text:p text:style-name="P485">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 and Tangermann (2015), where filtering at 0.1 Hz or higher significantly improved data quality compared to no filtering.</text:p>
      <text:p text:style-name="P48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487"/>
      <text:p text:style-name="P488"><text:span text:style-name="T489">Artifact removal</text:span></text:p>
      <text:p text:style-name="P490">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text:s/><text:soft-page-break/>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 ensure the quality of the remaining data. A more lenient threshold of 0.4 was chosen over the default of 0.25 to retain more data (even if it is potentially noisier).<text:s/></text:p>
      <text:p text:style-name="P491">Again the data was re-referenced to the average reference (CAR) <text:s/>(Gil Ávila et al., 2023).</text:p>
      <text:p text:style-name="P492">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493">Automatic component rejection w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494">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text:s/><text:soft-page-break/>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495">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with the aim to achieve high resolution, while maintaining an adequate trial count<text:s/><text:bookmark-end text:name="_Hlk194242064"/>(Bonello, Garg, Garg &amp; Audu, 2018).<text:s/></text:p>
      <text:p text:style-name="P496">Power Analysis</text:p>
      <text:p text:style-name="P497"><text:bookmark-start text:name="_tftijchbsg7j"/><text:bookmark-end text:name="_tftijchbsg7j"/>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p>
      <text:p text:style-name="P498">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P499"><text:span text:style-name="T500"><text:tab/>Once the relative power per channel was computed, further analysis was performed in R<text:s/></text:span><text:span text:style-name="T501">(version 2024.4.2.764; Posit team, 2024)</text:span><text:span text:style-name="T502"><text:s/>To identify and remove extreme values, an initial outlier detection was performed. For each participant, channels exceeding ±3 SD from the mean relative power were excluded. This process was applied seperately for delta power, beta power.<text:s/></text:span></text:p>
      <text:p text:style-name="P503"/>
      <text:p text:style-name="P504"><text:span text:style-name="T505">Statistical Analysis</text:span></text:p>
      <text:p text:style-name="P506">The resulting clusters were compared across cognitive measures, demographic variables, questionnaire scores and their relative beta and delta power in rsEEG to identify emerging patterns. Particular attention was given to how the objective results of the cluster analysis aligned with or differed from self-reported CD,how associated variables help explain these findings and how rsEEG beta and delta power are related to this.</text:p>
      <text:soft-page-break/>
      <text:p text:style-name="P507"><text:span text:style-name="T508">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509">For comparisons involving more than two groups, the Kruskal-Wallis test was used to determine whether significant group differences existed in the examined variable.If significance was indicated, pairwise Wilcoxon rank-sum tests with Bonferroni correction were performed as a post-hoc analysis.</text:span><text:span text:style-name="T510">To test correlations, Spearman’s rank correlation was calculated.</text:span></text:p>
      <text:p text:style-name="P511"/>
      <text:h text:style-name="P512" text:outline-level="1"><text:bookmark-start text:name="_Toc194300395"/>Results<text:bookmark-end text:name="_Toc194300395"/></text:h>
      <text:p text:style-name="P513"/>
      <text:p text:style-name="P514">Results</text:p>
      <text:p text:style-name="P515">Hierarchical clustering</text:p>
      <text:p text:style-name="P516">To investingate groups that differ as strongly as possible in their objective cognitive performance, a hierarchical cluster analysis was conducted using Ward’s method with Euclidean distance.</text:p>
      <text:p text:style-name="P517">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P518"><text:span text:style-name="T519">The inclusion of the n-back task as a clustering variable resulted in poorer cognitive differentiation between clusters compared to when it was excluded. Participants generally performed poorly on the n-back task, particularly in the 2-back condition (</text:span><text:span text:style-name="T520">M</text:span><text:span text:style-name="T521"><text:s/>= 13.5 missed targets, range = 3–20), resulting in low variability and limited discriminative power. Consequently, n-back scores were not used as cluster variables.</text:span><text:span text:style-name="T522"><text:line-break/>Visual inspection of the dendrogram revealed that a reasonable number of resulting clusters could be either two or four. Both the two-cluster and four-cluster solutions were examined in terms of their differences (App</text:span><text:span text:style-name="T523"><office:annotation office:name="48" xml:id="238467250"><dc:creator>Janka Hauffe</dc:creator><dc:date>2025-03-30T19:43:00</dc:date><meta:creator-initials>JH</meta:creator-initials><text:p text:style-name="P524">.</text:p></office:annotation>end</text:span><text:span text:style-name="CommentReference"><office:annotation-end office:name="48"/></text:span><text:span text:style-name="T525">ix ).</text:span></text:p>
      <text:p text:style-name="P526"/>
      <text:p text:style-name="P527">Two-cluster solution</text:p>
      <text:soft-page-break/>
      <text:p text:style-name="P528"><text:span text:style-name="T529">The identified cluster 1 (C1) comprised 41 participants, of whom 33 reported subjective CD. Cluster 2 (C2) comprised 29 paricipants, with 10 reporting subjective CD (</text:span><text:span text:style-name="T530"><office:annotation office:name="49" xml:id="1333887530"><dc:creator>Janka Hauffe</dc:creator><dc:date>2025-03-30T19:46:00</dc:date><meta:creator-initials>JH</meta:creator-initials><text:p text:style-name="P531">.</text:p></office:annotation>Table X</text:span><text:span text:style-name="CommentReference"><office:annotation-end office:name="49"/></text:span><text:span text:style-name="T532">). A comparison between the two clusters was conducted using the nonparametric Wilcoxon test, as the assumptions of normal distribution and homogeneity of variance were not met for most variables. All comparisons are presented in<text:s/></text:span><text:span text:style-name="T533"><office:annotation office:name="50" xml:id="281963775"><dc:creator>Janka Hauffe</dc:creator><dc:date>2025-03-30T19:49:00</dc:date><meta:creator-initials>JH</meta:creator-initials><text:p text:style-name="P534">.</text:p></office:annotation>Table</text:span><text:span text:style-name="CommentReference"><office:annotation-end office:name="50"/></text:span><text:span text:style-name="T535"><text:s/>T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 and depression. No abnormal values were observed in HADS or FACIT-F. However, PSQI scores indicated poor sleep quality in both clusters (C1:<text:s/></text:span><text:span text:style-name="T536">M</text:span><text:span text:style-name="T537"><text:s/>= 7.4,<text:s/></text:span><text:span text:style-name="T538">SD</text:span><text:span text:style-name="T539"><text:s/>= 4.3; C2:<text:s/></text:span><text:span text:style-name="T540">M</text:span><text:span text:style-name="T541"><text:s/>= 6.2,<text:s/></text:span><text:span text:style-name="T542">SD</text:span><text:span text:style-name="T543"><text:s/>= 3.7). To allow for a more in-depth analysis, the subgroups<text:s/></text:span><text:span text:style-name="T544">no</text:span><text:span text:style-name="T545"><text:s/></text:span><text:span text:style-name="T546">self-reported CD (C1)</text:span><text:span text:style-name="T547">,<text:s/></text:span><text:span text:style-name="T548">self-reported CD (C1)</text:span><text:span text:style-name="T549">,<text:s/></text:span><text:span text:style-name="T550">no self-reported CD (C2)</text:span><text:span text:style-name="T551"><text:s/>and<text:s/></text:span><text:span text:style-name="T552">self-reported CD (C2)</text:span><text:span text:style-name="T553"><text:s/>were compared (</text:span><text:span text:style-name="T554"><office:annotation office:name="51" xml:id="59182615"><dc:creator>Janka Hauffe</dc:creator><dc:date>2025-03-30T20:02:00</dc:date><meta:creator-initials>JH</meta:creator-initials><text:p text:style-name="P555">.</text:p></office:annotation>Table X).</text:span><text:span text:style-name="CommentReference"><office:annotation-end office:name="51"/></text:span></text:p>
      <text:p text:style-name="P556"><text:span text:style-name="T557">In addition to the observed group differences in cognitive variables, the Kruskal-Wallis test revealed significant group differences across all questionnaire scores. Dunn’s post hoc tests indicated significant differences between the<text:s/></text:span><text:span text:style-name="T558">no self-reported CD</text:span><text:span text:style-name="T559"><text:s/></text:span><text:span text:style-name="T560">(CD)<text:s/></text:span><text:span text:style-name="T561">and<text:s/></text:span><text:span text:style-name="T562">self-reported CD</text:span><text:span text:style-name="T563"><text:s/></text:span><text:span text:style-name="T564">(C2)<text:s/></text:span><text:span text:style-name="T565">groups in PSQI, FACIT-F and HADS-A scores (</text:span><text:span text:style-name="T566"><office:annotation office:name="52" xml:id="268917210"><dc:creator>Janka Hauffe</dc:creator><dc:date>2025-03-30T19:59:00</dc:date><meta:creator-initials>JH</meta:creator-initials><text:p text:style-name="P567">.</text:p></office:annotation>Abbildung</text:span><text:span text:style-name="CommentReference"><office:annotation-end office:name="52"/></text:span><text:span text:style-name="T568">). The<text:s/></text:span><text:span text:style-name="T569">self-reported CD (C2)</text:span><text:span text:style-name="T570"><text:s/>group showed the most severe scores across all questionnaire measures compared to the other three subgroups. It was the only subgroup exhibiting clinically significant fatigue (FACIT-F:<text:s/></text:span><text:span text:style-name="T571">M</text:span><text:span text:style-name="T572"><text:s/>= 27.7,<text:s/></text:span><text:span text:style-name="T573">SD</text:span><text:span text:style-name="T574"><text:s/>= 11.1) and elevanted levels of anxiety (HADS-A:<text:s/></text:span><text:span text:style-name="T575">M</text:span><text:span text:style-name="T576"><text:s/>= 8.00,<text:s/></text:span><text:span text:style-name="T577">SD</text:span><text:span text:style-name="T578"><office:annotation office:name="53" xml:id="830115222"><dc:creator>Janka Hauffe</dc:creator><dc:date>2025-03-30T20:14:00</dc:date><meta:creator-initials>JH</meta:creator-initials><text:p text:style-name="P579">.</text:p></office:annotation><text:s/></text:span><text:span text:style-name="T580">=<text:s/></text:span><text:span text:style-name="CommentReference"><office:annotation-end office:name="53"/></text:span><text:span text:style-name="T581">). In contrast, the<text:s/></text:span><text:span text:style-name="T582">no self-reported CD (C2)<text:s/></text:span><text:span text:style-name="T583">group showed the least severe scores relative to the other three subgroups.<text:s/></text:span></text:p>
      <text:p text:style-name="P584"/>
      <text:p text:style-name="P585">Four-cluster solution</text:p>
      <text:p text:style-name="P586"><text:span text:style-name="T587">C2 remained unchanged from the two-cluster solution, while C1 was divided into three new clusters (A</text:span><text:span text:style-name="T588"><office:annotation office:name="54" xml:id="1895378055"><dc:creator>Janka Hauffe</dc:creator><dc:date>2025-03-30T20:10:00</dc:date><meta:creator-initials>JH</meta:creator-initials><text:p text:style-name="P589">,</text:p></office:annotation>ppendix</text:span><text:span text:style-name="CommentReference"><office:annotation-end office:name="54"/></text:span><text:span text:style-name="T590">). The updated clustering resulted in C1 comprising 17 participants (13 with self-reported CD), C3 comprising 16 (13 with self-reported CD), and C4 comprising 13 (6 with self-reported CD) participants (s</text:span><text:span text:style-name="T591"><office:annotation office:name="56" xml:id="2078901428"><dc:creator>Janka Hauffe</dc:creator><dc:date>2025-03-30T20:35:00</dc:date><meta:creator-initials>JH</meta:creator-initials><text:p text:style-name="P592">.</text:p></office:annotation>ee</text:span><text:span text:style-name="T593"><office:annotation office:name="55" xml:id="1176880438"><dc:creator>Janka Hauffe</dc:creator><dc:date>2025-03-30T20:16:00</dc:date><meta:creator-initials>JH</meta:creator-initials><text:p text:style-name="P594">.</text:p></office:annotation><text:s/>table</text:span><text:span text:style-name="CommentReference"><office:annotation-end office:name="55"/></text:span><text:span text:style-name="T595">).<text:s/></text:span><text:span text:style-name="CommentReference"><office:annotation-end office:name="56"/></text:span></text:p>
      <text:p text:style-name="P596">The data did not meet the assumptions of normality and homogeneity of variance. Therefore, the Kruskal-Wallis test was used to identify overall differences between clusters, and Dunn’s post hoc tests were applied to further examine these differences.<text:s/></text:p>
      <text:p text:style-name="P597"><text:span text:style-name="T598">Participants in C2 showed the best overall cognitive performance, performing significantly better than all other clusters across all cognitive tests. In contrast, participants in C4 demonstrated the lowest performance across all cognitive measures, with significant lower with significant lower cognitive performance in all tests compared to participants in C2.<text:s/></text:span><text:soft-page-break/><text:span text:style-name="T599">Participants in C1 performance better on TMT-A and significantly better on TMT-B, but performed significantly lower in PVT compared to participants<text:s/></text:span><text:span text:style-name="T600"><office:annotation office:name="57" xml:id="34840755"><dc:creator>Janka Hauffe</dc:creator><dc:date>2025-03-30T20:31:00</dc:date><meta:creator-initials>JH</meta:creator-initials><text:p text:style-name="P601">.</text:p></office:annotation>from C3.<text:s/></text:span><text:span text:style-name="CommentReference"><office:annotation-end office:name="57"/></text:span></text:p>
      <text:p text:style-name="P602"><text:span text:style-name="T603">No significant differences were found between clusters in demographic or questionnaire variables (see Ta</text:span><text:span text:style-name="T604"><office:annotation office:name="58" xml:id="730419831"><dc:creator>Janka Hauffe</dc:creator><dc:date>2025-03-30T20:35:00</dc:date><meta:creator-initials>JH</meta:creator-initials><text:p text:style-name="P605">.</text:p></office:annotation>ble X).<text:s/></text:span><text:span text:style-name="CommentReference"><office:annotation-end office:name="58"/></text:span><text:span text:style-name="T606">However, participants in C4 showed a mean FACIT-F score of 28.9 (</text:span><text:span text:style-name="T607">SD</text:span><text:span text:style-name="T608"><text:s/>= 10.75), indicating clinically relevant fatigue. No elevated levels of anxiety or depression were observed at the cluster level. However, mean PSQI scores across all clusters indicated overall poor sleep quality.<text:s/></text:span></text:p>
      <text:p text:style-name="P609"><text:span text:style-name="T610">Due to small sample sizes of subgroup within each cluster, no statistical comparison was conuducted between the eight subgroups. Due to the small sample sizes of subgroups within each cluster, no statistical comparisons were conducted between the eight subgroups. Descriptively, the participant with<text:s/></text:span><text:span text:style-name="T611">no self-reported CD</text:span><text:span text:style-name="T612"><text:s/>in C4 showed a fatigue score of 21, along with elevated depression (score = 8) and anxiety (score = 11).</text:span></text:p>
      <text:p text:style-name="P613"/>
      <text:p text:style-name="P614">The clusters of the two-cluster solution, as well as the clusters from the four-cluster solution were also compared in their rsEEG delta and beta power.<text:s/></text:p>
      <text:p text:style-name="P615"/>
      <text:p text:style-name="P616">EEG analysis</text:p>
      <text:p text:style-name="P617">Data cleaning</text:p>
      <text:p text:style-name="P618"><text:span text:style-name="T619">Due to an empty dataset and file naming issues, two participants were excluded from analysis, resulting in a final sample size of 68 participants, with one less in each cluster in the two-cluster solution (C1:<text:s/></text:span><text:span text:style-name="T620">n</text:span><text:span text:style-name="T621"><text:s/>= 40, C2:<text:s/></text:span><text:span text:style-name="T622">n</text:span><text:span text:style-name="T623"><text:s/>= 28) and one less in C2 (</text:span><text:span text:style-name="T624">n</text:span><text:span text:style-name="T625"><text:s/>= 28) and C4 (</text:span><text:span text:style-name="T626">n</text:span><text:span text:style-name="T627"><text:s/>= 7) in the four-cluster solution.<text:s/></text:span></text:p>
      <text:p text:style-name="P628"><text:span text:style-name="T629">ICA artifact removal resulted in the retention of 86% channels in C1 (</text:span><text:span text:style-name="T630">M</text:span><text:span text:style-name="T631"><text:s/>= 110.3,<text:s/></text:span><text:span text:style-name="T632">SD</text:span><text:span text:style-name="T633"><text:s/>= 11.4, range = 75–125) and 85% in C2 (</text:span><text:span text:style-name="T634">M</text:span><text:span text:style-name="T635"><text:s/>= 109,<text:s/></text:span><text:span text:style-name="T636">SD</text:span><text:span text:style-name="T637"><text:s/>= 11.0, range = 78–124) in the two-cluster solution.</text:span><text:span text:style-name="T638"><text:s/></text:span><text:span text:style-name="T639">In the four-cluster solution, ICA artifact removal retained 86% of channels in C1 (</text:span><text:span text:style-name="T640">M</text:span><text:span text:style-name="T641"><text:s/>= 110.8,<text:s/></text:span><text:span text:style-name="T642">SD</text:span><text:span text:style-name="T643"><text:s/>= 11.84), 85% in C2 (</text:span><text:span text:style-name="T644">M</text:span><text:span text:style-name="T645"><text:s/>= 109,<text:s/></text:span><text:span text:style-name="T646">SD</text:span><text:span text:style-name="T647"><text:s/>= 11.03) and C3 (</text:span><text:span text:style-name="T648">M</text:span><text:span text:style-name="T649"><text:s/>= 108.6,<text:s/></text:span><text:span text:style-name="T650">SD</text:span><text:span text:style-name="T651"><text:s/>= 12.19), and 88% in C4 (</text:span><text:span text:style-name="T652">M</text:span><text:span text:style-name="T653"><text:s/>= 113,<text:s/></text:span><text:span text:style-name="T654">SD</text:span><text:span text:style-name="T655"><text:s/>= 6.64); ranges were 75–125, 78–124, 77–122, and 105–123, respectively.<text:s/></text:span><text:span text:style-name="T656">Following the additional artifact removal step, which included the exclusion of outlier channels, 84% of channels were retained in C1 (</text:span><text:span text:style-name="T657">M</text:span><text:span text:style-name="T658"><text:s/>= 108,<text:s/></text:span><text:span text:style-name="T659">SD</text:span><text:span text:style-name="T660"><text:s/>= 11.2, range = 73–121) and 83% in C2 (</text:span><text:span text:style-name="T661">M</text:span><text:span text:style-name="T662"><text:s/>= 106.6,<text:s/></text:span><text:span text:style-name="T663">SD</text:span><text:span text:style-name="T664"><text:s/>= 10.9, range = 77–121) in the two-cluster solution. In the four-cluster solution, 85% of channels remained in C1 (</text:span><text:span text:style-name="T665">M</text:span><text:span text:style-name="T666"><text:s/>= 108.4,<text:s/></text:span><text:span text:style-name="T667">SD</text:span><text:span text:style-name="T668"><text:s/>= 11.46, range = 73–121), 83% in C2 (</text:span><text:span text:style-name="T669">M</text:span><text:span text:style-name="T670"><text:s/>= 106.6,<text:s/></text:span><text:span text:style-name="T671">SD</text:span><text:span text:style-name="T672"><text:s/>= 10.92, range = 77–121), 83% in C3 (</text:span><text:span text:style-name="T673">M</text:span><text:span text:style-name="T674"><text:s/>= 106.3,<text:s/></text:span><text:span text:style-name="T675">SD</text:span><text:span text:style-name="T676"><text:s/>= 12.17, range = 74–120), and 86% in C4 (</text:span><text:span text:style-name="T677">M</text:span><text:span text:style-name="T678"><text:s/>= 111.1,<text:s/></text:span><text:span text:style-name="T679">SD</text:span><text:span text:style-name="T680"><text:s/>= 6.20, range = 104–121).</text:span></text:p>
      <text:soft-page-break/>
      <text:p text:style-name="P681"><text:span text:style-name="T682">To maintain an adequate trial count while achieving higher temporal resolution, continuous EEG data were segmented into 5-second non-overlapping epochs. This resulted in an average of 37.7 good epochs (</text:span><text:span text:style-name="T683">SD</text:span><text:span text:style-name="T684"><text:s/>= 14.7, range = 4–60) in C1 and 37.9 (</text:span><text:span text:style-name="T685">SD</text:span><text:span text:style-name="T686"><text:s/>= 16.6, range = 3–59) in C2 in the two-cluster solution.</text:span><text:span text:style-name="T687"><text:s/></text:span><text:span text:style-name="T688">In the four-cluster solution, the average number of good epochs was 37.6 in C1 (</text:span><text:span text:style-name="T689">SD</text:span><text:span text:style-name="T690"><text:s/>= 16.2, range = 4–58), 37.9 in C2 (</text:span><text:span text:style-name="T691">SD</text:span><text:span text:style-name="T692"><text:s/>= 16.6, range = 3–59), 35.9 in C3 (</text:span><text:span text:style-name="T693">SD</text:span><text:span text:style-name="T694"><text:s/>= 14.5, range = 9–60), and 42 in C4 (</text:span><text:span text:style-name="T695">SD</text:span><text:span text:style-name="T696"><text:s/>= 12.5, range = 24–60)</text:span></text:p>
      <text:p text:style-name="P697"/>
      <text:p text:style-name="P698">Two-cluster solution</text:p>
      <text:p text:style-name="P699">Beta Power (central ROI)</text:p>
      <text:p text:style-name="P700"><text:span text:style-name="T701">In the two-cluster solution, mean beta power did not significantly differ between C1 (</text:span><text:span text:style-name="T702">M</text:span><text:span text:style-name="T703"><text:s/>= 1.64,<text:s/></text:span><text:span text:style-name="T704">SD</text:span><text:span text:style-name="T705"><text:s/>= 1.43) and C2 (</text:span><text:span text:style-name="T706">M</text:span><text:span text:style-name="T707"><text:s/>= 1.86,<text:s/></text:span><text:span text:style-name="T708">SD</text:span><text:span text:style-name="T709"><text:s/>= 1.75), as indicated by a two-sided Wilcoxon rank-sum test,</text:span><text:span text:style-name="T710"><text:s/>z</text:span><text:span text:style-name="T711"><text:s/>= -.112,<text:s/></text:span><text:span text:style-name="T712">p</text:span><text:span text:style-name="T713"><text:s/>= ,9107,<text:s/></text:span><text:span text:style-name="T714">r</text:span><text:span text:style-name="T715"><text:s/>= .0136.</text:span></text:p>
      <text:p text:style-name="P716"><text:span text:style-name="T717">When considering both cluster affiliation and self-reported CD, beta power was highest in individuals with<text:s/></text:span><text:span text:style-name="T718">self-reported CD (C2)</text:span><text:span text:style-name="T719"><text:s/>(</text:span><text:span text:style-name="T720">M</text:span><text:span text:style-name="T721"><text:s/>= 2.44,<text:s/></text:span><text:span text:style-name="T722">SD</text:span><text:span text:style-name="T723"><text:s/>= 2.41), followed by those with<text:s/></text:span><text:span text:style-name="T724">no self-reported CD (C1)<text:s/></text:span><text:span text:style-name="T725">(</text:span><text:span text:style-name="T726">M</text:span><text:span text:style-name="T727"><text:s/>= 2.1,<text:s/></text:span><text:span text:style-name="T728">SD</text:span><text:span text:style-name="T729"><text:s/>= 2.18). Lower beta power was observed in individuals with<text:s/></text:span><text:span text:style-name="T730">no self-reported CD (C2)</text:span><text:span text:style-name="T731"><text:s/>(</text:span><text:span text:style-name="T732">M</text:span><text:span text:style-name="T733"><text:s/>= 1.56,<text:s/></text:span><text:span text:style-name="T734">SD</text:span><text:span text:style-name="T735"><text:s/>= 1.39) and those with<text:s/></text:span><text:span text:style-name="T736">self-reported CD</text:span><text:span text:style-name="T737"><text:s/>(</text:span><text:span text:style-name="T738">C1)</text:span><text:span text:style-name="T739"><text:s/>(</text:span><text:span text:style-name="T740">M</text:span><text:span text:style-name="T741"><text:s/>= 1.53,<text:s/></text:span><text:span text:style-name="T742">SD</text:span><text:span text:style-name="T743"><text:s/>= 1.22). Pairwise Wilcoxon rank-sum tests comparing central beta power across these four groups revealed no statistically significant differences after Bonferroni correction (all</text:span><text:span text:style-name="T744"><text:s/>p_adj</text:span><text:span text:style-name="T745"><text:s/>= 1.00,<text:s/></text:span><text:span text:style-name="T746">r</text:span><text:span text:style-name="T747"><text:s/>= .03 - .19).</text:span></text:p>
      <text:p text:style-name="P748"/>
      <text:p text:style-name="P749">Delta Power (frontal ROI)</text:p>
      <text:p text:style-name="P750"><text:span text:style-name="T751">In the two-cluster solution, mean delta power did not significantly differ between C1 (</text:span><text:span text:style-name="T752">M</text:span><text:span text:style-name="T753"><text:s/>= 1.11,<text:s/></text:span><text:span text:style-name="T754">SD</text:span><text:span text:style-name="T755"><text:s/>= 1.21) and C2 (</text:span><text:span text:style-name="T756">M</text:span><text:span text:style-name="T757"><text:s/>= 1.15,<text:s/></text:span><text:span text:style-name="T758">SD</text:span><text:span text:style-name="T759"><text:s/>= .87), as indicated by a one-sided Wilcoxon rank-sum test,<text:s/></text:span><text:span text:style-name="T760">z</text:span><text:span text:style-name="T761"><text:s/>= -.735,<text:s/></text:span><text:span text:style-name="T762">p</text:span><text:span text:style-name="T763"><text:s/>= .2311,<text:s/></text:span><text:span text:style-name="T764">r</text:span><text:span text:style-name="T765"><text:s/>= .089.</text:span></text:p>
      <text:p text:style-name="P766"><text:span text:style-name="T767">When accounting for both cluster affiliation and self-reported CD, delta power was highest in participants with no self-reported CD group in C1 (</text:span><text:span text:style-name="T768">M</text:span><text:span text:style-name="T769"><text:s/>= 1.94,<text:s/></text:span><text:span text:style-name="T770">SD</text:span><text:span text:style-name="T771"><text:s/>= 1.38), followed by those with self-reported CD in C2 (</text:span><text:span text:style-name="T772">M</text:span><text:span text:style-name="T773"><text:s/>= 1.48,<text:s/></text:span><text:span text:style-name="T774">SD</text:span><text:span text:style-name="T775"><text:s/>= 1.08), <text:s/>and those with no self-reported CD in C2 (</text:span><text:span text:style-name="T776">M</text:span><text:span text:style-name="T777"><text:s/>= .94,<text:s/></text:span><text:span text:style-name="T778">SD</text:span><text:span text:style-name="T779"><text:s/>= .75). Delta power was lowest in those with self-reported CD in C1 (</text:span><text:span text:style-name="T780">M</text:span><text:span text:style-name="T781"><text:s/>= .91,<text:s/></text:span><text:span text:style-name="T782">SD</text:span><text:span text:style-name="T783"><text:s/>= .97). Pairwise Wilcoxon rank-sum tests revealed no significant differences in mean delta power between these four groups after Bonferroni correction (all<text:s/></text:span><text:span text:style-name="T784">p_adj<text:s/></text:span><text:span text:style-name="T785">&gt; .05). However, an uncorrected difference was observed between participants with self-reported CD and no self-reported CD in C1 (</text:span><text:span text:style-name="T786">p</text:span><text:span text:style-name="T787"><text:s/>= .031,<text:s/></text:span><text:span text:style-name="T788">r</text:span><text:span text:style-name="T789"><text:s/>=.34, moderate effect), but this did not survive correction.<text:s/></text:span></text:p>
      <text:p text:style-name="P790"/>
      <text:p text:style-name="P791">Beta and Delta Power in the Four-cluster solution</text:p>
      <text:soft-page-break/>
      <text:p text:style-name="P792"><text:span text:style-name="T793">Relative delta and beta power in the central region were examined across the four EEG clusters to explore potential differences in spectral characteristics. Descriptively, C1 exhibited the highest average delta power (</text:span><text:span text:style-name="T794">M</text:span><text:span text:style-name="T795"><text:s/>= 1.34,<text:s/></text:span><text:span text:style-name="T796">SD</text:span><text:span text:style-name="T797"><text:s/>= 1.34), followed by C2 (</text:span><text:span text:style-name="T798">M</text:span><text:span text:style-name="T799"><text:s/>= 1.15,<text:s/></text:span><text:span text:style-name="T800">SD</text:span><text:span text:style-name="T801"><text:s/>= 0.87), C4 (</text:span><text:span text:style-name="T802">M</text:span><text:span text:style-name="T803"><text:s/>= 0.998,<text:s/></text:span><text:span text:style-name="T804">SD</text:span><text:span text:style-name="T805"><text:s/>= 1.18), and C3 (</text:span><text:span text:style-name="T806">M</text:span><text:span text:style-name="T807"><text:s/>= 0.91,<text:s/></text:span><text:span text:style-name="T808">SD</text:span><text:span text:style-name="T809"><text:s/>= 0.78). In contrast, beta power was lowest in C1 (</text:span><text:span text:style-name="T810">M</text:span><text:span text:style-name="T811"><text:s/>= 1.43,<text:s/></text:span><text:span text:style-name="T812">SD</text:span><text:span text:style-name="T813"><text:s/>= 1.41) and highest in C3 (</text:span><text:span text:style-name="T814">M</text:span><text:span text:style-name="T815"><text:s/>= 1.97,<text:s/></text:span><text:span text:style-name="T816">SD</text:span><text:span text:style-name="T817"><text:s/>= 1.72), with intermediate values observed in C2 (</text:span><text:span text:style-name="T818">M</text:span><text:span text:style-name="T819"><text:s/>= 1.86,<text:s/></text:span><text:span text:style-name="T820">SD</text:span><text:span text:style-name="T821"><text:s/>= 1.75) and C4 (</text:span><text:span text:style-name="T822">M</text:span><text:span text:style-name="T823"><text:s/>= 1.62,<text:s/></text:span><text:span text:style-name="T824">SD</text:span><text:span text:style-name="T825"><text:s/>= 1.43).</text:span></text:p>
      <text:p text:style-name="P826"><text:span text:style-name="T827">However, non-parametric Kruskal–Wallis tests indicated that these differences were not statistically significant. For relative beta power, the test yielded<text:s/></text:span><text:span text:style-name="T828">χ</text:span><text:span text:style-name="T829">²(3)</text:span><text:span text:style-name="T830"><text:s/>= 0.93,<text:s/></text:span><text:span text:style-name="T831">p</text:span><text:span text:style-name="T832"><text:s/>= .819; for relative delta power,<text:s/></text:span><text:span text:style-name="T833">χ</text:span><text:span text:style-name="T834">²(3)</text:span><text:span text:style-name="T835"><text:s/>= 1.12,<text:s/></text:span><text:span text:style-name="T836">p</text:span><text:span text:style-name="T837"><text:s/>= .772. These results suggest that although clusters varied slightly in their central spectral profiles, there were no reliable differences in relative delta or beta power between them.</text:span></text:p>
      <text:p text:style-name="P838"><text:span text:style-name="T839">For the eight subgroups also no significant difference was found (appendix), small sample size.</text:span><text:span text:style-name="T840"><text:s/>Further comparisons across the eight subgroups defined by self-reported cognitive difficulties within each cluster also revealed no statistically significant differences (see Appendix).</text:span></text:p>
      <text:p text:style-name="P841"/>
      <text:p text:style-name="P842">Correlation with clinical data</text:p>
      <text:p text:style-name="P843"><text:span text:style-name="T844">Central beta power was significantly correlated with TMT-A performance (</text:span><text:span text:style-name="T845">p(66)</text:span><text:span text:style-name="T846"><text:s/>= .27 ,</text:span><text:span text:style-name="T847">p</text:span><text:span text:style-name="T848"><text:s/>= .025) (in a<text:s/></text:span><text:span text:style-name="T849"><office:annotation office:name="59" xml:id="275056488"><dc:creator>Janka Hauffe</dc:creator><dc:date>2025-03-26T12:36:00</dc:date><meta:creator-initials>JH</meta:creator-initials><text:p text:style-name="P850">Already in methods, here maybe not again.<text:s/></text:p></office:annotation>Spearman Rank c</text:span><text:span text:style-name="CommentReference"><office:annotation-end office:name="59"/></text:span><text:span text:style-name="T851">orrelation). A trend towards a positive correlation with TMT-B was also observed (</text:span><text:span text:style-name="T852">p(66)</text:span><text:span text:style-name="T853"><text:s/>= .21,<text:s/></text:span><text:span text:style-name="T854">p</text:span><text:span text:style-name="T855"><text:s/>= .09). Frontal delta power did not show significant correlations with any of the examined variables (Table X).<text:s/></text:span></text:p>
      <text:p text:style-name="P856"><text:span text:style-name="T857">PVT reaction time correlated significantly negatively with the FACIT-F score (</text:span><text:span text:style-name="T858">p(66)</text:span><text:span text:style-name="T859"><text:s/>= -.28,<text:s/></text:span><text:span text:style-name="T860">p</text:span><text:span text:style-name="T861"><text:s/>= 0.02). A trend towards a positive correlation between PVT reaction time and PSQI score was also observed (</text:span><text:span text:style-name="T862">p(66)</text:span><text:span text:style-name="T863"><text:s/>= .26,<text:s/></text:span><text:span text:style-name="T864">p</text:span><text:span text:style-name="T865"><text:s/>= .05).</text:span></text:p>
      <text:p text:style-name="P866"/>
      <text:p text:style-name="P867"/>
      <text:p text:style-name="P868"/>
      <text:p text:style-name="P869"/>
      <text:h text:style-name="P870" text:outline-level="1">Discussion</text:h>
      <text:p text:style-name="P871">Studies on Chronic Fatigue Syndrome (CFS), which might have similar physiopatology as PCS</text:p>
      <text:h text:style-name="P872" text:outline-level="1">Conclusion</text:h>
      <text:p text:style-name="P8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Heading2" style:display-name="Heading 2" style:family="paragraph" style:parent-style-name="Normal" style:next-style-name="Normal" style:default-outline-level="2">
      <style:paragraph-properties fo:keep-with-next="always" fo:keep-together="always" fo:text-indent="0in"/>
      <style:text-properties style:font-name-asian="Times New Roman" fo:font-weight="bold" style:font-weight-asian="bold" style:font-size-complex="16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fo:font-weight="bold" style:font-weight-asian="bold"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paragraph-properties fo:text-indent="0.2756in"/>
      <style:text-properties fo:color="#000000"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Times New Roman" style:font-name-complex="Times New Roman" fo:font-weight="bold" style:font-weight-asian="bold" style:font-size-complex="20pt"/>
    </style:style>
    <style:style style:name="Heading2Char" style:display-name="Heading 2 Char" style:family="text" style:parent-style-name="DefaultParagraphFon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DefaultParagraphFon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NoSpacing" style:display-name="No Spacing"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text-align="start" fo:margin-top="0.1666in" fo:line-height="104%"/>
      <style:text-properties style:font-name="Cambria" fo:font-weight="normal" style:font-weight-asian="normal" fo:color="#365F91"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color="#000000"/>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fo:color="#000000"/>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style:use-window-font-color="true" style:font-size-complex="9pt" fo:hyphenate="false"/>
    </style:style>
    <style:style style:name="CommentReference1" style:display-name="Comment Reference1" style:family="text" style:parent-style-name="DefaultParagraphFont">
      <style:text-properties fo:font-size="8pt" style:font-size-asian="8pt" style:font-size-complex="8pt"/>
    </style:style>
    <style:style style:name="CommentText1" style:display-name="Comment Text1" style:family="paragraph" style:parent-style-name="Normal">
      <style:paragraph-properties fo:text-align="justify" style:vertical-align="baseline" fo:line-height="100%" fo:text-indent="0.4923in"/>
      <style:text-properties style:font-name="Calibri" style:use-window-font-color="true" fo:font-size="10pt" style:font-size-asian="10pt" style:font-size-complex="10pt" fo:hyphenate="false"/>
    </style:style>
    <style:style style:name="NormalWeb" style:display-name="Normal (Web)" style:family="paragraph" style:parent-style-name="Normal">
      <style:paragraph-properties style:vertical-align="baseline" fo:margin-top="0.0694in" fo:margin-bottom="0.0694in" fo:line-height="100%"/>
      <style:text-properties style:font-name-asian="Times New Roman" style:use-window-font-color="true" style:letter-kerning="false" style:language-asian="de" style:country-asian="DE" fo:hyphenate="false"/>
    </style:style>
    <style:style style:name="CommentText" style:display-name="Comment Text" style:family="paragraph" style:parent-style-name="Normal">
      <style:paragraph-properties fo:text-align="justify" style:vertical-align="baseline" fo:line-height="100%" fo:text-indent="0.4923in"/>
      <style:text-properties style:font-name="Calibri" style:use-window-font-color="true"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letter-kerning="true"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DefaultParagraphFont">
      <style:text-properties fo:font-size="8pt" style:font-size-asian="8pt" style:font-size-complex="8pt"/>
    </style:style>
    <style:style style:name="Standard" style:display-name="Standard" style:family="paragraph">
      <style:paragraph-properties fo:text-align="justify" style:vertical-align="baseline" fo:text-indent="0.4923in"/>
      <style:text-properties style:font-name="Calibri" fo:font-size="11pt" style:font-size-asian="11pt" style:font-size-complex="11pt"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1" style:display-name="Standard1" style:family="paragraph">
      <style:paragraph-properties fo:text-align="justify" style:vertical-align="baseline" fo:text-indent="0.4923in"/>
      <style:text-properties style:font-name="Calibri" fo:font-size="11pt" style:font-size-asian="11pt" style:font-size-complex="11pt" fo:hyphenate="false"/>
    </style:style>
    <style:style style:name="cskcde" style:display-name="cskcde" style:family="text" style:parent-style-name="DefaultParagraphFont"/>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DefaultParagraphFont"/>
    <style:style style:name="Literaturverzeichnis" style:display-name="Literaturverzeichnis" style:family="paragraph" style:parent-style-name="Standard" style:next-style-name="Standard">
      <style:text-properties fo:hyphenate="false"/>
    </style:style>
    <style:style style:name="Strong" style:display-name="Strong" style:family="text" style:parent-style-name="DefaultParagraphFont">
      <style:text-properties fo:font-weight="bold" style:font-weight-asian="bold" style:font-weight-complex="bold"/>
    </style:style>
    <style:style style:name="accordion-tabbed__tab-mobile" style:display-name="accordion-tabbed__tab-mobi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30T22:42:00Z</meta:creation-date>
    <dc:date>2025-03-31T21:09:00Z</dc:date>
    <meta:template xlink:href="Normal.dotm" xlink:type="simple"/>
    <meta:editing-cycles>38</meta:editing-cycles>
    <meta:editing-duration>PT0S</meta:editing-duration>
    <meta:document-statistic meta:page-count="30" meta:paragraph-count="149" meta:word-count="10262" meta:character-count="74765" meta:row-count="538" meta:non-whitespace-character-count="64652"/>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